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2" style:family="table">
      <style:table-properties style:width="14.757cm" table:align="margins"/>
    </style:style>
    <style:style style:name="Table12.A" style:family="table-column">
      <style:table-column-properties style:column-width="1.018cm" style:rel-column-width="4521*"/>
    </style:style>
    <style:style style:name="Table12.B" style:family="table-column">
      <style:table-column-properties style:column-width="12.483cm" style:rel-column-width="55440*"/>
    </style:style>
    <style:style style:name="Table12.C" style:family="table-column">
      <style:table-column-properties style:column-width="1.256cm" style:rel-column-width="557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058cm" fo:margin-left="2.812cm" table:align="left"/>
    </style:style>
    <style:style style:name="Table3.A" style:family="table-column">
      <style:table-column-properties style:column-width="1.995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5.94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" style:family="table">
      <style:table-properties style:width="14.757cm" fo:margin-left="0cm" table:align="left"/>
    </style:style>
    <style:style style:name="Table4.A" style:family="table-column">
      <style:table-column-properties style:column-width="0.866cm"/>
    </style:style>
    <style:style style:name="Table4.B" style:family="table-column">
      <style:table-column-properties style:column-width="2.454cm"/>
    </style:style>
    <style:style style:name="Table4.E" style:family="table-column">
      <style:table-column-properties style:column-width="2.311cm"/>
    </style:style>
    <style:style style:name="Table4.F" style:family="table-column">
      <style:table-column-properties style:column-width="2.11cm"/>
    </style:style>
    <style:style style:name="Table4.1" style:family="table-row">
      <style:table-row-properties style:min-row-height="1.16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9.405cm" fo:margin-left="2.771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3.094cm"/>
    </style:style>
    <style:style style:name="Table1.C" style:family="table-column">
      <style:table-column-properties style:column-width="4.113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51cm" fo:border="0.05pt solid #000000" style:writing-mode="page"/>
    </style:style>
    <style:style style:name="Table1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4.757cm" table:align="margins"/>
    </style:style>
    <style:style style:name="Table2.A" style:family="table-column">
      <style:table-column-properties style:column-width="2.459cm" style:rel-column-width="10921*"/>
    </style:style>
    <style:style style:name="Table2.B" style:family="table-column">
      <style:table-column-properties style:column-width="2.459cm" style:rel-column-width="10923*"/>
    </style:style>
    <style:style style:name="Table2.C" style:family="table-column">
      <style:table-column-properties style:column-width="2.459cm" style:rel-column-width="10922*"/>
    </style:style>
    <style:style style:name="Table2.F" style:family="table-column">
      <style:table-column-properties style:column-width="2.461cm" style:rel-column-width="10926*"/>
    </style:style>
    <style:style style:name="Table2.A1" style:family="table-cell">
      <style:table-cell-properties fo:padding="0.051cm" fo:border-left="0.05pt solid #000000" fo:border-right="none" fo:border-top="0.05pt solid #000000" fo:border-bottom="0.05pt solid #000000" style:writing-mode="page"/>
    </style:style>
    <style:style style:name="Table2.F1" style:family="table-cell">
      <style:table-cell-properties fo:padding="0.051cm" fo:border="0.05pt solid #000000" style:writing-mode="page"/>
    </style:style>
    <style:style style:name="Table2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2.294cm" fo:margin-left="0.898cm" table:align="left"/>
    </style:style>
    <style:style style:name="Table5.A" style:family="table-column">
      <style:table-column-properties style:column-width="2.117cm"/>
    </style:style>
    <style:style style:name="Table5.B" style:family="table-column">
      <style:table-column-properties style:column-width="2.402cm"/>
    </style:style>
    <style:style style:name="Table5.C" style:family="table-column">
      <style:table-column-properties style:column-width="3.988cm"/>
    </style:style>
    <style:style style:name="Table5.D" style:family="table-column">
      <style:table-column-properties style:column-width="3.787cm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4.75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834cm" style:rel-column-width="3705*"/>
    </style:style>
    <style:style style:name="Table6.B" style:family="table-column">
      <style:table-column-properties style:column-width="2.785cm" style:rel-column-width="12369*"/>
    </style:style>
    <style:style style:name="Table6.F" style:family="table-column">
      <style:table-column-properties style:column-width="2.782cm" style:rel-column-width="12354*"/>
    </style:style>
    <style:style style:name="Table6.1" style:family="table-row">
      <style:table-row-properties style:min-row-height="1.074cm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F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F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4.75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34cm" style:rel-column-width="3705*"/>
    </style:style>
    <style:style style:name="Table7.B" style:family="table-column">
      <style:table-column-properties style:column-width="2.785cm" style:rel-column-width="12369*"/>
    </style:style>
    <style:style style:name="Table7.F" style:family="table-column">
      <style:table-column-properties style:column-width="2.782cm" style:rel-column-width="12354*"/>
    </style:style>
    <style:style style:name="Table7.1" style:family="table-row">
      <style:table-row-properties style:min-row-height="1.074cm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F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e7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7.F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0.869cm" fo:margin-left="1.589cm" table:align="left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2.268cm"/>
    </style:style>
    <style:style style:name="Table10.C" style:family="table-column">
      <style:table-column-properties style:column-width="5.61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4.51cm" fo:margin-left="0.247cm" table:align="left"/>
    </style:style>
    <style:style style:name="Table11.A" style:family="table-column">
      <style:table-column-properties style:column-width="1.113cm"/>
    </style:style>
    <style:style style:name="Table11.B" style:family="table-column">
      <style:table-column-properties style:column-width="3.425cm"/>
    </style:style>
    <style:style style:name="Table11.E" style:family="table-column">
      <style:table-column-properties style:column-width="3.12cm"/>
    </style:style>
    <style:style style:name="Table11.1" style:family="table-row">
      <style:table-row-properties style:min-row-height="0.68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0.134cm" fo:margin-left="2.323cm" table:align="left"/>
    </style:style>
    <style:style style:name="Table8.A" style:family="table-column">
      <style:table-column-properties style:column-width="2.787cm"/>
    </style:style>
    <style:style style:name="Table8.B" style:family="table-column">
      <style:table-column-properties style:column-width="2.115cm"/>
    </style:style>
    <style:style style:name="Table8.C" style:family="table-column">
      <style:table-column-properties style:column-width="5.23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4.347cm" fo:margin-left="0.409cm" table:align="left"/>
    </style:style>
    <style:style style:name="Table9.A" style:family="table-column">
      <style:table-column-properties style:column-width="1.101cm"/>
    </style:style>
    <style:style style:name="Table9.B" style:family="table-column">
      <style:table-column-properties style:column-width="3.385cm"/>
    </style:style>
    <style:style style:name="Table9.E" style:family="table-column">
      <style:table-column-properties style:column-width="3.092cm"/>
    </style:style>
    <style:style style:name="Table9.1" style:family="table-row">
      <style:table-row-properties style:min-row-height="0.68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98d32" officeooo:paragraph-rsid="00098d3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97a1" officeooo:paragraph-rsid="001597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fe59" officeooo:paragraph-rsid="0015fe59" style:font-weight-asian="bold" style:font-weight-complex="bold"/>
    </style:style>
    <style:style style:name="P4" style:family="paragraph" style:parent-style-name="Standard">
      <style:text-properties fo:font-weight="bold" officeooo:rsid="0026c0a1" officeooo:paragraph-rsid="0026c0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e642ea" officeooo:paragraph-rsid="00e642e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e642ea" officeooo:paragraph-rsid="00e831a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f87246" officeooo:paragraph-rsid="00f8724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100bb82" officeooo:paragraph-rsid="0100bb8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1037d65" officeooo:paragraph-rsid="01037d6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1041ff1" officeooo:paragraph-rsid="01041ff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10dbdc5" officeooo:paragraph-rsid="010dbdc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12a1e86" officeooo:paragraph-rsid="012a1e8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12a1e86" officeooo:paragraph-rsid="0137eb4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12b8b92" officeooo:paragraph-rsid="012b8b9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12b8b92" officeooo:paragraph-rsid="0137eb4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135ed81" officeooo:paragraph-rsid="0135ed8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137eb44" officeooo:paragraph-rsid="0137eb4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14d7322" officeooo:paragraph-rsid="014d732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14d7322" officeooo:paragraph-rsid="014f10f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14d7322" officeooo:paragraph-rsid="0156372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14e0cb8" officeooo:paragraph-rsid="014e0cb8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14fca84" officeooo:paragraph-rsid="014fca84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14f10f8" officeooo:paragraph-rsid="014f10f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157659e" officeooo:paragraph-rsid="0157659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15b4016" officeooo:paragraph-rsid="015b4016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ddb8e7" officeooo:paragraph-rsid="00de6cd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14cd538" officeooo:paragraph-rsid="014cd53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107f308" officeooo:paragraph-rsid="0107f30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14e2cef" officeooo:paragraph-rsid="014e2ce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1563724" officeooo:paragraph-rsid="01563724" style:font-weight-asian="bold" style:font-weight-complex="bold"/>
    </style:style>
    <style:style style:name="P31" style:family="paragraph" style:parent-style-name="Standard">
      <style:text-properties fo:font-weight="bold" officeooo:rsid="01bf3e1d" officeooo:paragraph-rsid="01bf3e1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1c1f871" officeooo:paragraph-rsid="01c1f871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1c2f91e" officeooo:paragraph-rsid="01c2f91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3feac" officeooo:paragraph-rsid="0013feac" style:font-weight-asian="bold" style:font-weight-complex="bold"/>
    </style:style>
    <style:style style:name="P35" style:family="paragraph" style:parent-style-name="Standard">
      <style:text-properties fo:font-weight="normal" officeooo:rsid="00098d32" officeooo:paragraph-rsid="00098d32" style:font-weight-asian="normal" style:font-weight-complex="normal"/>
    </style:style>
    <style:style style:name="P36" style:family="paragraph" style:parent-style-name="Standard">
      <style:text-properties fo:font-weight="normal" officeooo:rsid="00098d32" officeooo:paragraph-rsid="001d5c58" style:font-weight-asian="normal" style:font-weight-complex="normal"/>
    </style:style>
    <style:style style:name="P37" style:family="paragraph" style:parent-style-name="Standard">
      <style:text-properties fo:font-weight="normal" officeooo:rsid="00098d32" officeooo:paragraph-rsid="0022c7d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098d32" officeooo:paragraph-rsid="00169a47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0a6417" officeooo:paragraph-rsid="0071c709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0a6417" officeooo:paragraph-rsid="00743614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0a6417" officeooo:paragraph-rsid="00aefb2c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0a6417" officeooo:paragraph-rsid="000a6417" style:font-weight-asian="normal" style:font-weight-complex="normal"/>
    </style:style>
    <style:style style:name="P43" style:family="paragraph" style:parent-style-name="Standard">
      <style:text-properties fo:font-weight="normal" officeooo:rsid="000a6417" officeooo:paragraph-rsid="0071c70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0a6417" officeooo:paragraph-rsid="000a6417" style:font-weight-asian="normal" style:font-weight-complex="normal"/>
    </style:style>
    <style:style style:name="P45" style:family="paragraph" style:parent-style-name="Standard">
      <style:text-properties fo:font-weight="normal" officeooo:rsid="000a6417" officeooo:paragraph-rsid="000a641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13feac" officeooo:paragraph-rsid="00aefb2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3feac" officeooo:paragraph-rsid="0013fea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5fe59" officeooo:paragraph-rsid="0015fe59" style:font-weight-asian="normal" style:font-weight-complex="normal"/>
    </style:style>
    <style:style style:name="P49" style:family="paragraph" style:parent-style-name="Standard">
      <style:text-properties fo:font-weight="normal" officeooo:rsid="0026c0a1" officeooo:paragraph-rsid="0026c0a1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weight="normal" officeooo:rsid="0035fb27" officeooo:paragraph-rsid="0035fb27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weight="normal" officeooo:rsid="00371ed5" officeooo:paragraph-rsid="00371ed5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1597a1" officeooo:paragraph-rsid="001597a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e642ea" officeooo:paragraph-rsid="00e642ea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paragraph-rsid="00e642e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edbe2e" officeooo:paragraph-rsid="00edbe2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f87246" officeooo:paragraph-rsid="00f8724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100bb82" officeooo:paragraph-rsid="0100bb82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1037d65" officeooo:paragraph-rsid="01037d65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1041ff1" officeooo:paragraph-rsid="01041ff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10dbdc5" officeooo:paragraph-rsid="010dbdc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12a1e86" officeooo:paragraph-rsid="012a1e86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12a1e86" officeooo:paragraph-rsid="0137eb44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12b8b92" officeooo:paragraph-rsid="012b8b9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12b8b92" officeooo:paragraph-rsid="0139ce32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weight="normal" officeooo:rsid="012d9e16" officeooo:paragraph-rsid="012d9e16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weight="normal" officeooo:rsid="012d9e16" officeooo:paragraph-rsid="012e8f54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weight="normal" officeooo:rsid="012d9e16" officeooo:paragraph-rsid="0139ce32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135ed81" officeooo:paragraph-rsid="0135ed8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137eb44" officeooo:paragraph-rsid="0137eb44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14d7322" officeooo:paragraph-rsid="014d7322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14e0cb8" officeooo:paragraph-rsid="014e0cb8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14fca84" officeooo:paragraph-rsid="014fca84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14fca84" officeooo:paragraph-rsid="015b4016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157659e" officeooo:paragraph-rsid="0157659e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ddb8e7" officeooo:paragraph-rsid="00de6cd2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weight="normal" officeooo:rsid="01b0d21b" officeooo:paragraph-rsid="01b0d21b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normal" officeooo:rsid="01b65f0b" officeooo:paragraph-rsid="01b65f0b" style:font-weight-asian="normal" style:font-weight-complex="normal"/>
    </style:style>
    <style:style style:name="P78" style:family="paragraph" style:parent-style-name="Standard">
      <style:text-properties fo:font-weight="normal" officeooo:rsid="01bf3e1d" officeooo:paragraph-rsid="01bf3e1d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1c1f871" officeooo:paragraph-rsid="01c1f871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1c2f91e" officeooo:paragraph-rsid="01c2f91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weight="normal" officeooo:rsid="01c391ea" officeooo:paragraph-rsid="01c391ea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officeooo:paragraph-rsid="0015fe59"/>
    </style:style>
    <style:style style:name="P83" style:family="paragraph" style:parent-style-name="Standard">
      <style:paragraph-properties fo:text-align="start" style:justify-single-word="false"/>
      <style:text-properties officeooo:paragraph-rsid="00e831aa"/>
    </style:style>
    <style:style style:name="P84" style:family="paragraph" style:parent-style-name="Standard">
      <style:paragraph-properties fo:text-align="start" style:justify-single-word="false"/>
      <style:text-properties officeooo:paragraph-rsid="00f87246"/>
    </style:style>
    <style:style style:name="P85" style:family="paragraph" style:parent-style-name="Standard">
      <style:paragraph-properties fo:text-align="start" style:justify-single-word="false"/>
      <style:text-properties officeooo:paragraph-rsid="014e2cef"/>
    </style:style>
    <style:style style:name="P86" style:family="paragraph" style:parent-style-name="Standard">
      <style:text-properties officeooo:paragraph-rsid="00098d32"/>
    </style:style>
    <style:style style:name="P87" style:family="paragraph" style:parent-style-name="Standard">
      <style:paragraph-properties fo:text-align="center" style:justify-single-word="false"/>
      <style:text-properties officeooo:paragraph-rsid="0071c709"/>
    </style:style>
    <style:style style:name="P88" style:family="paragraph" style:parent-style-name="Standard">
      <style:paragraph-properties fo:text-align="center" style:justify-single-word="false"/>
      <style:text-properties officeooo:paragraph-rsid="00aefb2c"/>
    </style:style>
    <style:style style:name="P89" style:family="paragraph" style:parent-style-name="Standard">
      <style:paragraph-properties fo:text-align="center" style:justify-single-word="false"/>
      <style:text-properties officeooo:paragraph-rsid="012e8f54"/>
    </style:style>
    <style:style style:name="P90" style:family="paragraph" style:parent-style-name="Standard">
      <style:paragraph-properties fo:text-align="center" style:justify-single-word="false"/>
      <style:text-properties officeooo:paragraph-rsid="0139ce32"/>
    </style:style>
    <style:style style:name="P91" style:family="paragraph" style:parent-style-name="Standard">
      <style:paragraph-properties fo:text-align="start" style:justify-single-word="false"/>
      <style:text-properties officeooo:rsid="014f10f8" officeooo:paragraph-rsid="014f10f8"/>
    </style:style>
    <style:style style:name="P92" style:family="paragraph" style:parent-style-name="Standard">
      <style:paragraph-properties fo:text-align="start" style:justify-single-word="false"/>
      <style:text-properties officeooo:rsid="0152f4f0" officeooo:paragraph-rsid="0152f4f0"/>
    </style:style>
    <style:style style:name="P93" style:family="paragraph" style:parent-style-name="Standard">
      <style:paragraph-properties fo:text-align="start" style:justify-single-word="false"/>
      <style:text-properties officeooo:rsid="0157659e" officeooo:paragraph-rsid="0157659e"/>
    </style:style>
    <style:style style:name="P94" style:family="paragraph" style:parent-style-name="Standard">
      <style:text-properties officeooo:paragraph-rsid="01679c59"/>
    </style:style>
    <style:style style:name="P95" style:family="paragraph" style:parent-style-name="Standard">
      <style:paragraph-properties fo:text-align="center" style:justify-single-word="false"/>
      <style:text-properties fo:font-size="24pt" fo:font-weight="bold" officeooo:rsid="00212062" officeooo:paragraph-rsid="016ab914" style:font-size-asian="24pt" style:font-weight-asian="bold" style:font-size-complex="24pt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size="16pt" fo:font-weight="bold" officeooo:rsid="016bf2df" officeooo:paragraph-rsid="016bf2df" style:font-size-asian="24pt" style:font-weight-asian="bold" style:font-size-complex="24pt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12pt" fo:font-weight="bold" officeooo:rsid="016bf2df" officeooo:paragraph-rsid="016bf2df" style:font-size-asian="24pt" style:font-weight-asian="bold" style:font-size-complex="24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1771b22" officeooo:paragraph-rsid="01771b22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177c6bb" officeooo:paragraph-rsid="0177c6bb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size="12pt" officeooo:paragraph-rsid="016ab914" style:font-size-asian="12pt"/>
    </style:style>
    <style:style style:name="P101" style:family="paragraph" style:parent-style-name="Standard">
      <style:paragraph-properties fo:text-align="center" style:justify-single-word="false"/>
      <style:text-properties fo:font-size="10pt" fo:font-weight="bold" officeooo:rsid="00212062" officeooo:paragraph-rsid="016ab914" style:font-size-asian="24pt" style:font-weight-asian="bold" style:font-size-complex="24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6pt" fo:font-weight="normal" officeooo:rsid="014cd538" officeooo:paragraph-rsid="01771b22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6pt" fo:font-weight="normal" officeooo:rsid="01771b22" officeooo:paragraph-rsid="01771b22" style:font-size-asian="12pt" style:font-weight-asian="normal" style:font-size-complex="12pt" style:font-weight-complex="normal"/>
    </style:style>
    <style:style style:name="P104" style:family="paragraph" style:parent-style-name="Standard">
      <style:text-properties officeooo:paragraph-rsid="01bf3e1d"/>
    </style:style>
    <style:style style:name="P105" style:family="paragraph" style:parent-style-name="Table_20_Contents">
      <style:paragraph-properties fo:text-align="center" style:justify-single-word="false"/>
      <style:text-properties officeooo:rsid="000a6417" officeooo:paragraph-rsid="0071c709"/>
    </style:style>
    <style:style style:name="P106" style:family="paragraph" style:parent-style-name="Table_20_Contents">
      <style:paragraph-properties fo:text-align="center" style:justify-single-word="false"/>
      <style:text-properties officeooo:rsid="000a6417" officeooo:paragraph-rsid="00aefb2c"/>
    </style:style>
    <style:style style:name="P107" style:family="paragraph" style:parent-style-name="Table_20_Contents">
      <style:paragraph-properties fo:text-align="center" style:justify-single-word="false"/>
      <style:text-properties officeooo:rsid="000a6417" officeooo:paragraph-rsid="000a641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  <style:text-properties officeooo:paragraph-rsid="0071c709"/>
    </style:style>
    <style:style style:name="P110" style:family="paragraph" style:parent-style-name="Table_20_Contents">
      <style:paragraph-properties fo:text-align="center" style:justify-single-word="false"/>
      <style:text-properties officeooo:paragraph-rsid="0086501f"/>
    </style:style>
    <style:style style:name="P111" style:family="paragraph" style:parent-style-name="Table_20_Contents">
      <style:paragraph-properties fo:text-align="center" style:justify-single-word="false"/>
      <style:text-properties officeooo:paragraph-rsid="00aefb2c"/>
    </style:style>
    <style:style style:name="P112" style:family="paragraph" style:parent-style-name="Table_20_Contents">
      <style:paragraph-properties fo:text-align="center" style:justify-single-word="false"/>
      <style:text-properties officeooo:paragraph-rsid="012e8f54"/>
    </style:style>
    <style:style style:name="P113" style:family="paragraph" style:parent-style-name="Table_20_Contents">
      <style:paragraph-properties fo:text-align="center" style:justify-single-word="false"/>
      <style:text-properties officeooo:paragraph-rsid="0139ce32"/>
    </style:style>
    <style:style style:name="P114" style:family="paragraph" style:parent-style-name="Table_20_Contents">
      <style:paragraph-properties fo:text-align="center" style:justify-single-word="false"/>
      <style:text-properties officeooo:paragraph-rsid="0141f7d7"/>
    </style:style>
    <style:style style:name="P115" style:family="paragraph" style:parent-style-name="Table_20_Contents">
      <style:paragraph-properties fo:text-align="center" style:justify-single-word="false"/>
      <style:text-properties officeooo:rsid="000c50b5" officeooo:paragraph-rsid="0071c709"/>
    </style:style>
    <style:style style:name="P116" style:family="paragraph" style:parent-style-name="Table_20_Contents">
      <style:paragraph-properties fo:text-align="center" style:justify-single-word="false"/>
      <style:text-properties officeooo:rsid="000c50b5" officeooo:paragraph-rsid="000c50b5"/>
    </style:style>
    <style:style style:name="P117" style:family="paragraph" style:parent-style-name="Table_20_Contents">
      <style:paragraph-properties fo:text-align="center" style:justify-single-word="false"/>
      <style:text-properties officeooo:rsid="0035fb27" officeooo:paragraph-rsid="0035fb27"/>
    </style:style>
    <style:style style:name="P118" style:family="paragraph" style:parent-style-name="Table_20_Contents">
      <style:paragraph-properties fo:text-align="center" style:justify-single-word="false"/>
      <style:text-properties officeooo:rsid="00371ed5" officeooo:paragraph-rsid="00371ed5"/>
    </style:style>
    <style:style style:name="P119" style:family="paragraph" style:parent-style-name="Table_20_Contents">
      <style:paragraph-properties fo:text-align="end" style:justify-single-word="false"/>
      <style:text-properties officeooo:rsid="00371ed5" officeooo:paragraph-rsid="00371ed5"/>
    </style:style>
    <style:style style:name="P120" style:family="paragraph" style:parent-style-name="Table_20_Contents">
      <style:paragraph-properties fo:text-align="center" style:justify-single-word="false"/>
      <style:text-properties officeooo:rsid="007bcec9" officeooo:paragraph-rsid="007bcec9"/>
    </style:style>
    <style:style style:name="P121" style:family="paragraph" style:parent-style-name="Table_20_Contents">
      <style:paragraph-properties fo:text-align="center" style:justify-single-word="false"/>
      <style:text-properties officeooo:rsid="00960024" officeooo:paragraph-rsid="00960024"/>
    </style:style>
    <style:style style:name="P122" style:family="paragraph" style:parent-style-name="Table_20_Contents">
      <style:paragraph-properties fo:text-align="center" style:justify-single-word="false"/>
      <style:text-properties officeooo:rsid="00960024" officeooo:paragraph-rsid="00aefb2c"/>
    </style:style>
    <style:style style:name="P123" style:family="paragraph" style:parent-style-name="Table_20_Contents">
      <style:paragraph-properties fo:text-align="center" style:justify-single-word="false"/>
      <style:text-properties officeooo:rsid="012cadbf" officeooo:paragraph-rsid="012cadbf"/>
    </style:style>
    <style:style style:name="P124" style:family="paragraph" style:parent-style-name="Table_20_Contents">
      <style:paragraph-properties fo:text-align="center" style:justify-single-word="false"/>
      <style:text-properties officeooo:rsid="012cadbf" officeooo:paragraph-rsid="012e8f54"/>
    </style:style>
    <style:style style:name="P125" style:family="paragraph" style:parent-style-name="Table_20_Contents">
      <style:paragraph-properties fo:text-align="center" style:justify-single-word="false"/>
      <style:text-properties officeooo:rsid="012cadbf" officeooo:paragraph-rsid="0139ce32"/>
    </style:style>
    <style:style style:name="P126" style:family="paragraph" style:parent-style-name="Table_20_Contents">
      <style:paragraph-properties fo:text-align="center" style:justify-single-word="false"/>
      <style:text-properties officeooo:rsid="01308f4a" officeooo:paragraph-rsid="01308f4a"/>
    </style:style>
    <style:style style:name="P127" style:family="paragraph" style:parent-style-name="Table_20_Contents">
      <style:paragraph-properties fo:text-align="center" style:justify-single-word="false"/>
      <style:text-properties officeooo:rsid="01308f4a" officeooo:paragraph-rsid="0139ce32"/>
    </style:style>
    <style:style style:name="P128" style:family="paragraph" style:parent-style-name="Table_20_Contents">
      <style:paragraph-properties fo:text-align="center" style:justify-single-word="false"/>
      <style:text-properties officeooo:rsid="0134525a" officeooo:paragraph-rsid="0134525a"/>
    </style:style>
    <style:style style:name="P1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officeooo:rsid="000e0814" officeooo:paragraph-rsid="000e0814"/>
    </style:style>
    <style:style style:name="P131" style:family="paragraph" style:parent-style-name="Table_20_Contents">
      <style:paragraph-properties fo:text-align="center" style:justify-single-word="false"/>
      <style:text-properties officeooo:rsid="000f0738" officeooo:paragraph-rsid="000f0738"/>
    </style:style>
    <style:style style:name="P13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paragraph-rsid="0173973c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16bf2df" officeooo:paragraph-rsid="016bf2df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paragraph-rsid="0174d5bc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paragraph-rsid="0187360f" style:font-size-asian="12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173973c" officeooo:paragraph-rsid="0173973c" style:font-size-asian="12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187360f" officeooo:paragraph-rsid="0187360f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16bf2df" officeooo:paragraph-rsid="016bf2df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175e3ab" officeooo:paragraph-rsid="0175e3ab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paragraph-rsid="0174d5bc" style:font-size-asian="5.25pt" style:font-size-complex="6pt"/>
    </style:style>
    <style:style style:name="P143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44" style:family="paragraph" style:parent-style-name="Table_20_Contents">
      <style:paragraph-properties fo:text-align="start" style:justify-single-word="false"/>
      <style:text-properties fo:font-size="6pt" officeooo:paragraph-rsid="0173973c" style:font-size-asian="5.25pt" style:font-size-complex="6pt"/>
    </style:style>
    <style:style style:name="P145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46" style:family="paragraph" style:parent-style-name="Table_20_Contents">
      <style:paragraph-properties fo:text-align="center" style:justify-single-word="false"/>
      <style:text-properties fo:font-size="6pt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6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0pt" officeooo:paragraph-rsid="0187360f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8pt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4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2pt" style:font-size-asian="12pt" style:font-size-complex="12pt"/>
    </style:style>
    <style:style style:name="P152" style:family="paragraph" style:parent-style-name="Standard">
      <style:paragraph-properties fo:text-align="start" style:justify-single-word="false" fo:break-before="page"/>
      <style:text-properties fo:font-weight="bold" officeooo:rsid="00ddb8e7" officeooo:paragraph-rsid="00de6cd2" style:font-weight-asian="bold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weight="bold" officeooo:rsid="012a1e86" officeooo:paragraph-rsid="012a1e86" style:font-weight-asian="bold" style:font-weight-complex="bold"/>
    </style:style>
    <style:style style:name="P154" style:family="paragraph" style:parent-style-name="Standard">
      <style:paragraph-properties fo:break-before="page"/>
      <style:text-properties fo:font-weight="bold" officeooo:rsid="00098d32" officeooo:paragraph-rsid="00098d32" style:font-weight-asian="bold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fo:font-weight="bold" officeooo:rsid="001597a1" officeooo:paragraph-rsid="001597a1" style:font-weight-asian="bold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weight="bold" officeooo:rsid="00fee9bf" officeooo:paragraph-rsid="00fee9bf" style:font-weight-asian="bold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officeooo:paragraph-rsid="01563724"/>
    </style:style>
    <style:style style:name="P158" style:family="paragraph" style:parent-style-name="Standard">
      <style:paragraph-properties fo:text-align="start" style:justify-single-word="false" fo:break-before="page"/>
      <style:text-properties fo:font-size="12pt" fo:font-weight="normal" officeooo:paragraph-rsid="01708681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normal" officeooo:rsid="00098d32" officeooo:paragraph-rsid="0171017b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break-before="page"/>
      <style:text-properties fo:font-size="12pt" fo:font-weight="normal" officeooo:rsid="00098d32" officeooo:paragraph-rsid="0171017b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 fo:break-before="page"/>
      <style:text-properties fo:font-size="12pt" fo:font-weight="normal" officeooo:rsid="001597a1" officeooo:paragraph-rsid="0171017b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normal" officeooo:rsid="014cd538" officeooo:paragraph-rsid="01771b22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205cm" fo:margin-right="0cm" fo:text-indent="0cm" style:auto-text-indent="false"/>
      <style:text-properties fo:font-size="9pt" officeooo:paragraph-rsid="016ab914" style:font-size-asian="7.84999990463257pt" style:font-size-complex="9pt"/>
    </style:style>
    <style:style style:name="P164" style:family="paragraph" style:parent-style-name="Standard">
      <style:paragraph-properties fo:margin-left="0cm" fo:margin-right="0cm" fo:text-indent="0cm" style:auto-text-indent="false"/>
      <style:text-properties fo:font-size="12pt" fo:language="en" fo:country="IN" fo:font-weight="bold" officeooo:rsid="001e2d71" officeooo:paragraph-rsid="016ab914" style:font-size-asian="12pt" style:font-weight-asian="bold" style:font-size-complex="12pt"/>
    </style:style>
    <style:style style:name="P165" style:family="paragraph" style:parent-style-name="Standard">
      <style:paragraph-properties fo:text-align="start" style:justify-single-word="false"/>
      <style:text-properties fo:font-weight="normal" officeooo:rsid="01c2376c" officeooo:paragraph-rsid="01c2376c" style:font-weight-asian="normal" style:font-weight-complex="normal"/>
    </style:style>
    <style:style style:name="P166" style:family="paragraph" style:parent-style-name="Standard">
      <style:paragraph-properties fo:text-align="center" style:justify-single-word="false"/>
      <style:text-properties fo:font-weight="normal" officeooo:rsid="000a6417" officeooo:paragraph-rsid="000a6417" style:font-weight-asian="normal" style:font-weight-complex="normal"/>
    </style:style>
    <style:style style:name="P167" style:family="paragraph" style:parent-style-name="Standard">
      <style:text-properties fo:font-weight="normal" officeooo:rsid="00098d32" officeooo:paragraph-rsid="00098d32" style:font-weight-asian="normal" style:font-weight-complex="normal"/>
    </style:style>
    <style:style style:name="P168" style:family="paragraph" style:parent-style-name="Standard">
      <style:text-properties fo:font-weight="normal" officeooo:rsid="00098d32" officeooo:paragraph-rsid="01dc3194" style:font-weight-asian="normal" style:font-weight-complex="normal"/>
    </style:style>
    <style:style style:name="P16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7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sa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normal" officeooo:rsid="00098d32" style:font-weight-asian="normal" style:font-weight-complex="normal"/>
    </style:style>
    <style:style style:name="T2" style:family="text">
      <style:text-properties fo:font-weight="normal" officeooo:rsid="0022a3cd" style:font-weight-asian="normal" style:font-weight-complex="normal"/>
    </style:style>
    <style:style style:name="T3" style:family="text">
      <style:text-properties fo:font-weight="normal" officeooo:rsid="000a6417" style:font-weight-asian="normal" style:font-weight-complex="normal"/>
    </style:style>
    <style:style style:name="T4" style:family="text">
      <style:text-properties fo:font-weight="normal" officeooo:rsid="00726a3b" style:font-weight-asian="normal" style:font-weight-complex="normal"/>
    </style:style>
    <style:style style:name="T5" style:family="text">
      <style:text-properties fo:font-weight="normal" officeooo:rsid="00743614" style:font-weight-asian="normal" style:font-weight-complex="normal"/>
    </style:style>
    <style:style style:name="T6" style:family="text">
      <style:text-properties fo:font-weight="normal" officeooo:rsid="00aefb2c" style:font-weight-asian="normal" style:font-weight-complex="normal"/>
    </style:style>
    <style:style style:name="T7" style:family="text">
      <style:text-properties fo:font-weight="normal" officeooo:rsid="0082d58e" style:font-weight-asian="normal" style:font-weight-complex="normal"/>
    </style:style>
    <style:style style:name="T8" style:family="text">
      <style:text-properties fo:font-weight="normal" officeooo:rsid="0014a4a0" style:font-weight-asian="normal" style:font-weight-complex="normal"/>
    </style:style>
    <style:style style:name="T9" style:family="text">
      <style:text-properties fo:font-weight="normal" officeooo:rsid="00f87246" style:font-weight-asian="normal" style:font-weight-complex="normal"/>
    </style:style>
    <style:style style:name="T10" style:family="text">
      <style:text-properties fo:font-weight="normal" officeooo:rsid="00fa5917" style:font-weight-asian="normal" style:font-weight-complex="normal"/>
    </style:style>
    <style:style style:name="T11" style:family="text">
      <style:text-properties fo:font-weight="normal" officeooo:rsid="012d9e16" style:font-weight-asian="normal" style:font-weight-complex="normal"/>
    </style:style>
    <style:style style:name="T12" style:family="text">
      <style:text-properties fo:font-weight="normal" officeooo:rsid="012e8f54" style:font-weight-asian="normal" style:font-weight-complex="normal"/>
    </style:style>
    <style:style style:name="T13" style:family="text">
      <style:text-properties fo:font-weight="normal" officeooo:rsid="012f55ef" style:font-weight-asian="normal" style:font-weight-complex="normal"/>
    </style:style>
    <style:style style:name="T14" style:family="text">
      <style:text-properties fo:font-weight="normal" officeooo:rsid="013a10e8" style:font-weight-asian="normal" style:font-weight-complex="normal"/>
    </style:style>
    <style:style style:name="T15" style:family="text">
      <style:text-properties fo:font-weight="normal" officeooo:rsid="013b7ffd" style:font-weight-asian="normal" style:font-weight-complex="normal"/>
    </style:style>
    <style:style style:name="T16" style:family="text">
      <style:text-properties fo:font-weight="normal" officeooo:rsid="01bf3e1d" style:font-weight-asian="normal" style:font-weight-complex="normal"/>
    </style:style>
    <style:style style:name="T17" style:family="text">
      <style:text-properties fo:font-weight="normal" officeooo:rsid="01c01829" style:font-weight-asian="normal" style:font-weight-complex="normal"/>
    </style:style>
    <style:style style:name="T18" style:family="text">
      <style:text-properties officeooo:rsid="000f0738"/>
    </style:style>
    <style:style style:name="T19" style:family="text">
      <style:text-properties officeooo:rsid="0014a4a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98d32" style:font-weight-asian="bold" style:font-weight-complex="bold"/>
    </style:style>
    <style:style style:name="T22" style:family="text">
      <style:text-properties fo:font-weight="bold" officeooo:rsid="0015fe59" style:font-weight-asian="bold" style:font-weight-complex="bold"/>
    </style:style>
    <style:style style:name="T23" style:family="text">
      <style:text-properties fo:font-weight="bold" officeooo:rsid="00609ce5" style:font-weight-asian="bold" style:font-weight-complex="bold"/>
    </style:style>
    <style:style style:name="T24" style:family="text">
      <style:text-properties fo:font-weight="bold" officeooo:rsid="00c5f1ad" style:font-weight-asian="bold" style:font-weight-complex="bold"/>
    </style:style>
    <style:style style:name="T25" style:family="text">
      <style:text-properties fo:font-weight="bold" officeooo:rsid="00cfda62" style:font-weight-asian="bold" style:font-weight-complex="bold"/>
    </style:style>
    <style:style style:name="T26" style:family="text">
      <style:text-properties fo:font-weight="bold" officeooo:rsid="00c40524" style:font-weight-asian="bold" style:font-weight-complex="bold"/>
    </style:style>
    <style:style style:name="T27" style:family="text">
      <style:text-properties fo:font-weight="bold" officeooo:rsid="00d1ac0f" style:font-weight-asian="bold" style:font-weight-complex="bold"/>
    </style:style>
    <style:style style:name="T28" style:family="text">
      <style:text-properties fo:font-weight="bold" officeooo:rsid="00e642ea" style:font-weight-asian="bold" style:font-weight-complex="bold"/>
    </style:style>
    <style:style style:name="T29" style:family="text">
      <style:text-properties fo:font-weight="bold" officeooo:rsid="00e831aa" style:font-weight-asian="bold" style:font-weight-complex="bold"/>
    </style:style>
    <style:style style:name="T30" style:family="text">
      <style:text-properties fo:font-weight="bold" officeooo:rsid="00e8407a" style:font-weight-asian="bold" style:font-weight-complex="bold"/>
    </style:style>
    <style:style style:name="T31" style:family="text">
      <style:text-properties fo:font-weight="bold" officeooo:rsid="011a3bab" style:font-weight-asian="bold" style:font-weight-complex="bold"/>
    </style:style>
    <style:style style:name="T32" style:family="text">
      <style:text-properties fo:font-weight="bold" officeooo:rsid="011eadaa" style:font-weight-asian="bold" style:font-weight-complex="bold"/>
    </style:style>
    <style:style style:name="T33" style:family="text">
      <style:text-properties fo:font-weight="bold" officeooo:rsid="000a6417" style:font-weight-asian="bold" style:font-weight-complex="bold"/>
    </style:style>
    <style:style style:name="T34" style:family="text">
      <style:text-properties fo:font-weight="bold" officeooo:rsid="014e2cef" style:font-weight-asian="bold" style:font-weight-complex="bold"/>
    </style:style>
    <style:style style:name="T35" style:family="text">
      <style:text-properties fo:font-weight="bold" officeooo:rsid="014d7322" style:font-weight-asian="bold" style:font-weight-complex="bold"/>
    </style:style>
    <style:style style:name="T36" style:family="text">
      <style:text-properties fo:font-weight="bold" officeooo:rsid="01563724" style:font-weight-asian="bold" style:font-weight-complex="bold"/>
    </style:style>
    <style:style style:name="T37" style:family="text">
      <style:text-properties fo:font-weight="bold" officeooo:rsid="001e2d71" style:font-weight-asian="bold" style:font-size-complex="12pt"/>
    </style:style>
    <style:style style:name="T38" style:family="text">
      <style:text-properties fo:font-weight="bold" officeooo:rsid="0034b905" style:font-weight-asian="bold" style:font-size-complex="12pt"/>
    </style:style>
    <style:style style:name="T39" style:family="text">
      <style:text-properties fo:font-weight="bold" officeooo:rsid="0020072c" style:font-weight-asian="bold" style:font-size-complex="12pt"/>
    </style:style>
    <style:style style:name="T40" style:family="text">
      <style:text-properties officeooo:rsid="00508930"/>
    </style:style>
    <style:style style:name="T41" style:family="text">
      <style:text-properties officeooo:rsid="00743614"/>
    </style:style>
    <style:style style:name="T42" style:family="text">
      <style:text-properties officeooo:rsid="007510e3"/>
    </style:style>
    <style:style style:name="T43" style:family="text">
      <style:text-properties officeooo:rsid="007bcec9"/>
    </style:style>
    <style:style style:name="T44" style:family="text">
      <style:text-properties officeooo:rsid="0081fb87"/>
    </style:style>
    <style:style style:name="T45" style:family="text">
      <style:text-properties officeooo:rsid="0082d58e"/>
    </style:style>
    <style:style style:name="T46" style:family="text">
      <style:text-properties officeooo:rsid="008d9730"/>
    </style:style>
    <style:style style:name="T47" style:family="text">
      <style:text-properties officeooo:rsid="008fe261"/>
    </style:style>
    <style:style style:name="T48" style:family="text">
      <style:text-properties officeooo:rsid="0091965f"/>
    </style:style>
    <style:style style:name="T49" style:family="text">
      <style:text-properties officeooo:rsid="009b82c9"/>
    </style:style>
    <style:style style:name="T50" style:family="text">
      <style:text-properties officeooo:rsid="009c04fc"/>
    </style:style>
    <style:style style:name="T51" style:family="text">
      <style:text-properties officeooo:rsid="00a0675c"/>
    </style:style>
    <style:style style:name="T52" style:family="text">
      <style:text-properties officeooo:rsid="00a0826c"/>
    </style:style>
    <style:style style:name="T53" style:family="text">
      <style:text-properties officeooo:rsid="00a0b867"/>
    </style:style>
    <style:style style:name="T54" style:family="text">
      <style:text-properties officeooo:rsid="00a24f42"/>
    </style:style>
    <style:style style:name="T55" style:family="text">
      <style:text-properties officeooo:rsid="00a43648"/>
    </style:style>
    <style:style style:name="T56" style:family="text">
      <style:text-properties officeooo:rsid="00a5f54b"/>
    </style:style>
    <style:style style:name="T57" style:family="text">
      <style:text-properties officeooo:rsid="00a6b56e"/>
    </style:style>
    <style:style style:name="T58" style:family="text">
      <style:text-properties officeooo:rsid="00a822f8"/>
    </style:style>
    <style:style style:name="T59" style:family="text">
      <style:text-properties officeooo:rsid="00aafbbb"/>
    </style:style>
    <style:style style:name="T60" style:family="text">
      <style:text-properties officeooo:rsid="00abefc1"/>
    </style:style>
    <style:style style:name="T61" style:family="text">
      <style:text-properties officeooo:rsid="00adac74"/>
    </style:style>
    <style:style style:name="T62" style:family="text">
      <style:text-properties officeooo:rsid="00b03d92"/>
    </style:style>
    <style:style style:name="T63" style:family="text">
      <style:text-properties officeooo:rsid="00b1246c"/>
    </style:style>
    <style:style style:name="T64" style:family="text">
      <style:text-properties officeooo:rsid="00b21438"/>
    </style:style>
    <style:style style:name="T65" style:family="text">
      <style:text-properties officeooo:rsid="00b65612"/>
    </style:style>
    <style:style style:name="T66" style:family="text">
      <style:text-properties officeooo:rsid="00b76dc5"/>
    </style:style>
    <style:style style:name="T67" style:family="text">
      <style:text-properties officeooo:rsid="00ba7b9b"/>
    </style:style>
    <style:style style:name="T68" style:family="text">
      <style:text-properties officeooo:rsid="00bc0599"/>
    </style:style>
    <style:style style:name="T69" style:family="text">
      <style:text-properties officeooo:rsid="00c01bad"/>
    </style:style>
    <style:style style:name="T70" style:family="text">
      <style:text-properties officeooo:rsid="00c133f1"/>
    </style:style>
    <style:style style:name="T71" style:family="text">
      <style:text-properties officeooo:rsid="00c2df1f"/>
    </style:style>
    <style:style style:name="T72" style:family="text">
      <style:text-properties officeooo:rsid="00dedf16"/>
    </style:style>
    <style:style style:name="T73" style:family="text">
      <style:text-properties officeooo:rsid="0013feac"/>
    </style:style>
    <style:style style:name="T74" style:family="text">
      <style:text-properties officeooo:rsid="012cadbf"/>
    </style:style>
    <style:style style:name="T75" style:family="text">
      <style:text-properties officeooo:rsid="01308f4a"/>
    </style:style>
    <style:style style:name="T76" style:family="text">
      <style:text-properties officeooo:rsid="013a10e8"/>
    </style:style>
    <style:style style:name="T77" style:family="text">
      <style:text-properties officeooo:rsid="0143f0c7"/>
    </style:style>
    <style:style style:name="T78" style:family="text">
      <style:text-properties officeooo:rsid="01481de3"/>
    </style:style>
    <style:style style:name="T79" style:family="text">
      <style:text-properties officeooo:rsid="01496221"/>
    </style:style>
    <style:style style:name="T80" style:family="text">
      <style:text-properties officeooo:rsid="0154c6c9"/>
    </style:style>
    <style:style style:name="T81" style:family="text">
      <style:text-properties officeooo:rsid="016bf2df"/>
    </style:style>
    <style:style style:name="T82" style:family="text">
      <style:text-properties officeooo:rsid="017c0938"/>
    </style:style>
    <style:style style:name="T83" style:family="text">
      <style:text-properties officeooo:rsid="017cfccc"/>
    </style:style>
    <style:style style:name="T84" style:family="text">
      <style:text-properties officeooo:rsid="0198b261"/>
    </style:style>
    <style:style style:name="T85" style:family="text">
      <style:text-properties officeooo:rsid="01c2bdec"/>
    </style:style>
    <style:style style:name="T86" style:family="text">
      <style:text-properties officeooo:rsid="01ca9e1c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erif CJK SC" style:font-size-asian="15pt" style:language-asian="zh" style:country-asian="CN" style:font-style-asian="normal" style:font-weight-asian="normal" style:font-name-complex="Droid Sans Devanagari" style:font-size-complex="18pt" style:language-complex="sa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ffffff" draw:fill="solid" draw:fill-color="#ffffff" draw:textarea-vertical-align="middle" fo:min-height="1.616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T37">Roll No. 202C</text:span><text:span text:style-name="T38">D</text:span><text:span text:style-name="T37">005<text:tab/><text:tab/><text:tab/><text:tab/>Sub: Introduction to Scalable System</text:span><text:span text:style-name="T39">s</text:span></text:p>
      <text:p text:style-name="P164">Name: Gavali Deshabhakt Nagnath</text:p>
      <text:p text:style-name="P163"/>
      <text:p text:style-name="P163"/>
      <text:p text:style-name="P163"/>
      <text:p text:style-name="P95">MPI Programming Assignment – <text:span text:style-name="T81">2</text:span></text:p>
      <text:p text:style-name="P101"/>
      <text:p text:style-name="P101"/>
      <text:p text:style-name="P96"><text:bookmark-start text:name="Bookmark 1"/>INDEX<text:bookmark-end text:name="Bookmark 1"/>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807926721200">
          <table:table-cell table:style-name="Table12.A1" office:value-type="string">
            <text:p text:style-name="P140">Sr. No.</text:p>
          </table:table-cell>
          <table:table-cell table:style-name="Table12.A1" office:value-type="string">
            <text:p text:style-name="P129"/>
          </table:table-cell>
          <table:table-cell table:style-name="Table12.C1" office:value-type="string">
            <text:p text:style-name="P141">Page No.</text:p>
          </table:table-cell>
        </table:table-row>
        <table:table-row table:style-name="TableLine94807926794016">
          <table:table-cell table:style-name="Table12.A2" office:value-type="string">
            <text:p text:style-name="P134">1</text:p>
          </table:table-cell>
          <table:table-cell table:style-name="Table12.A2" office:value-type="string">
            <text:p text:style-name="P158">Write an MPI program to find maximum value in an array of 600 integers with 6 processes.</text:p>
          </table:table-cell>
          <table:table-cell table:style-name="Table12.C2" office:value-type="string">
            <text:p text:style-name="P145"/>
            <text:p text:style-name="P135"><text:bookmark-ref text:reference-format="page" text:ref-name="Q1">2</text:bookmark-ref></text:p>
          </table:table-cell>
        </table:table-row>
        <table:table-row table:style-name="TableLine94807926796208">
          <table:table-cell table:style-name="Table12.A2" office:value-type="string">
            <text:p text:style-name="P134">2</text:p>
          </table:table-cell>
          <table:table-cell table:style-name="Table12.A2" office:value-type="string">
            <text:p text:style-name="P159">Write a Parallel program to compute the prefix sums for a large sequence X[1..N] of integers.</text:p>
          </table:table-cell>
          <table:table-cell table:style-name="Table12.C2" office:value-type="string">
            <text:p text:style-name="P145"/>
            <text:p text:style-name="P135"><text:bookmark-ref text:reference-format="page" text:ref-name="Q2">5</text:bookmark-ref></text:p>
          </table:table-cell>
        </table:table-row>
        <table:table-row table:style-name="TableLine94807926797008">
          <table:table-cell table:style-name="Table12.A2" office:value-type="string">
            <text:p text:style-name="P134">3</text:p>
          </table:table-cell>
          <table:table-cell table:style-name="Table12.A2" office:value-type="string">
            <text:p text:style-name="P160">Implement Sieve of Eratosthenes for finding list of prime numbers up to a given list.</text:p>
          </table:table-cell>
          <table:table-cell table:style-name="Table12.C2" office:value-type="string">
            <text:p text:style-name="P145"/>
            <text:p text:style-name="P135"><text:bookmark-ref text:reference-format="page" text:ref-name="Q3">9</text:bookmark-ref></text:p>
          </table:table-cell>
        </table:table-row>
        <table:table-row table:style-name="TableLine94807926797936">
          <table:table-cell table:style-name="Table12.A2" office:value-type="string">
            <text:p text:style-name="P134">4</text:p>
          </table:table-cell>
          <table:table-cell table:style-name="Table12.A2" office:value-type="string">
            <text:p text:style-name="P161">Write a Parallel program to find minimum and maximum element in a given array of large size N.</text:p>
          </table:table-cell>
          <table:table-cell table:style-name="Table12.C2" office:value-type="string">
            <text:p text:style-name="P145"/>
            <text:p text:style-name="P135"><text:bookmark-ref text:reference-format="page" text:ref-name="Q4">13</text:bookmark-ref></text:p>
          </table:table-cell>
        </table:table-row>
        <table:table-row table:style-name="TableLine94807926798976">
          <table:table-cell table:style-name="Table12.A2" office:value-type="string">
            <text:p text:style-name="P134">5</text:p>
          </table:table-cell>
          <table:table-cell table:style-name="Table12.A2" office:value-type="string">
            <text:p text:style-name="P132">Q5.Write parallel programs to implement Merge sort and Quick sort</text:p>
            <text:p text:style-name="P143"/>
            <text:p text:style-name="P133">a) Merge Sort</text:p>
            <text:p text:style-name="P144"/>
            <text:p text:style-name="P138">b) Quick Sort</text:p>
          </table:table-cell>
          <table:table-cell table:style-name="Table12.C2" office:value-type="string">
            <text:p text:style-name="P145"/>
            <text:p text:style-name="P136"><text:bookmark-ref text:reference-format="page" text:ref-name="q5.1">18</text:bookmark-ref></text:p>
            <text:p text:style-name="P142"/>
            <text:p text:style-name="P136"><text:bookmark-ref text:reference-format="page" text:ref-name="q5.2quicksort">22</text:bookmark-ref></text:p>
          </table:table-cell>
        </table:table-row>
        <table:table-row table:style-name="TableLine94807926799888">
          <table:table-cell table:style-name="Table12.A2" office:value-type="string">
            <text:p text:style-name="P134">6</text:p>
          </table:table-cell>
          <table:table-cell table:style-name="Table12.A2" office:value-type="string">
            <text:p text:style-name="P162">Design a parallel scheme for computing matrix multiplication,</text:p>
            <text:p text:style-name="P102"/>
            <text:p text:style-name="P98">a) Blocking Point-to-point communication</text:p>
            <text:p text:style-name="P103"/>
            <text:p text:style-name="P98">b) Non Blocking Point-to-point communication</text:p>
            <text:p text:style-name="P103"/>
            <text:p text:style-name="P99">c) Collective Communication</text:p>
          </table:table-cell>
          <table:table-cell table:style-name="Table12.C2" office:value-type="string">
            <text:p text:style-name="P151"/>
            <text:p text:style-name="P150"/>
            <text:p text:style-name="P150"/>
            <text:p text:style-name="P150"/>
            <text:p text:style-name="P135"><text:bookmark-ref text:reference-format="page" text:ref-name="q6.1blockingp2p">26</text:bookmark-ref></text:p>
            <text:p text:style-name="P149"/>
            <text:p text:style-name="P135"><text:bookmark-ref text:reference-format="page" text:ref-name="q6.2nonblockingp2p">29</text:bookmark-ref></text:p>
            <text:p text:style-name="P149"/>
            <text:p text:style-name="P135"><text:bookmark-ref text:reference-format="page" text:ref-name="q6.3collectivecom">33</text:bookmark-ref></text:p>
            <text:p text:style-name="P146"/>
          </table:table-cell>
        </table:table-row>
        <table:table-row table:style-name="TableLine94807926800848">
          <table:table-cell table:style-name="Table12.A2" office:value-type="string">
            <text:p text:style-name="P134">7</text:p>
          </table:table-cell>
          <table:table-cell table:style-name="Table12.A2" office:value-type="string">
            <text:p text:style-name="P132">Write a MPI program to compute π <text:s/>MPI _Bcast and MPI _Reduce. Compare execution time for Serial code and Parallel code.</text:p>
          </table:table-cell>
          <table:table-cell table:style-name="Table12.C2" office:value-type="string">
            <text:p text:style-name="P135"/>
          </table:table-cell>
        </table:table-row>
        <table:table-row table:style-name="TableLine94807926801808">
          <table:table-cell table:style-name="Table12.A2" office:value-type="string">
            <text:p text:style-name="P134">8</text:p>
          </table:table-cell>
          <table:table-cell table:style-name="Table12.A2" office:value-type="string">
            <text:p text:style-name="P132">Write a MPI program to compute Dot Product.</text:p>
            <text:p text:style-name="P147"/>
            <text:p text:style-name="P132">a) Each process gets an equal sized chunk of both the arrays (using MPI_Scatter).</text:p>
            <text:p text:style-name="P147"/>
            <text:p text:style-name="P139">b) Each process gets an unequal sized chunk of both the arrays (using MPI_Scatterv).</text:p>
          </table:table-cell>
          <table:table-cell table:style-name="Table12.C2" office:value-type="string">
            <text:p text:style-name="P149"/>
            <text:p text:style-name="P150"/>
            <text:p text:style-name="P137"><text:bookmark-ref text:reference-format="page" text:ref-name="q8.1scatter">39</text:bookmark-ref></text:p>
            <text:p text:style-name="P148"/>
            <text:p text:style-name="P137"><text:bookmark-ref text:reference-format="page" text:ref-name="q8.2scatterv">41</text:bookmark-ref></text:p>
          </table:table-cell>
        </table:table-row>
      </table:table>
      <text:p text:style-name="P94"><text:bookmark-start text:name="Q1"/><text:soft-page-break/><text:span text:style-name="T21">Q1. </text:span><text:span text:style-name="T20">Write an MPI program to find maximum value in an array of 600 integers with 6 processes and print the result in root process using MPI_Reduce call. Compute time taken by the program using MPI_Wtime() function.</text:span><text:bookmark-end text:name="Q1"/></text:p>
      <text:p text:style-name="Standard"/>
      <text:p text:style-name="P1">Program:</text:p>
      <text:p text:style-name="P35"/>
      <text:p text:style-name="P35">#include &lt;stdio.h&gt;</text:p>
      <text:p text:style-name="P35">#include &lt;mpi.h&gt;</text:p>
      <text:p text:style-name="P35">#include &lt;stdlib.h&gt;</text:p>
      <text:p text:style-name="P35"/>
      <text:p text:style-name="P35">void printArray(int arr[], int r,int myrank)</text:p>
      <text:p text:style-name="P35">{</text:p>
      <text:p text:style-name="P35"><text:s text:c="4"/>printf("Array at process %d is ",myrank);</text:p>
      <text:p text:style-name="P35"><text:s text:c="4"/>for (int i = 0; i &lt;r; i++)</text:p>
      <text:p text:style-name="P35"><text:s text:c="4"/>{</text:p>
      <text:p text:style-name="P35"><text:s text:c="8"/>printf("%d <text:s/>", arr[i]);</text:p>
      <text:p text:style-name="P35"><text:s text:c="4"/>}</text:p>
      <text:p text:style-name="P35"><text:s text:c="4"/>printf("\n");</text:p>
      <text:p text:style-name="P35">}</text:p>
      <text:p text:style-name="P35">int main(int argc, char *argv[]) </text:p>
      <text:p text:style-name="P35">{</text:p>
      <text:p text:style-name="P35"><text:s text:c="4"/>int rank, size,lmax,gmax;</text:p>
      <text:p text:style-name="P35"><text:s text:c="4"/>MPI_Init(&amp;argc, &amp;argv);</text:p>
      <text:p text:style-name="P35"><text:s text:c="4"/>MPI_Comm_rank(MPI_COMM_WORLD, &amp;rank);</text:p>
      <text:p text:style-name="P35"><text:s text:c="4"/>MPI_Comm_size(MPI_COMM_WORLD, &amp;size);</text:p>
      <text:p text:style-name="P35"><text:s text:c="4"/>int N=atoi(argv[1]);</text:p>
      <text:p text:style-name="P35"><text:s text:c="4"/>int newsize,scattersize;</text:p>
      <text:p text:style-name="P35"><text:s text:c="4"/>if((N%size)==0)</text:p>
      <text:p text:style-name="P35"><text:s text:c="4"/>{</text:p>
      <text:p text:style-name="P35"><text:s text:c="8"/>scattersize=(N/size);</text:p>
      <text:p text:style-name="P35"><text:s text:c="4"/>}</text:p>
      <text:p text:style-name="P35"><text:s text:c="4"/>else</text:p>
      <text:p text:style-name="P35"><text:s text:c="4"/>{</text:p>
      <text:p text:style-name="P35"><text:s text:c="8"/>scattersize=(N/size)+1;</text:p>
      <text:p text:style-name="P35"><text:s text:c="4"/>}</text:p>
      <text:p text:style-name="P35"><text:s text:c="4"/>newsize=scattersize*size;</text:p>
      <text:p text:style-name="P35"><text:s text:c="4"/>int ArrIN[newsize];</text:p>
      <text:p text:style-name="P35"><text:s text:c="4"/>for (int i = 0; i &lt; newsize; i++)</text:p>
      <text:p text:style-name="P35"><text:s text:c="4"/>{</text:p>
      <text:p text:style-name="P35"><text:s text:c="8"/>if(i&lt;N)</text:p>
      <text:p text:style-name="P35"><text:s text:c="8"/>{</text:p>
      <text:p text:style-name="P35"><text:s text:c="12"/>ArrIN[i] = rand()%(newsize*2);</text:p>
      <text:p text:style-name="P35"><text:s text:c="8"/>}</text:p>
      <text:p text:style-name="P35"><text:soft-page-break/><text:s text:c="8"/>else</text:p>
      <text:p text:style-name="P35"><text:s text:c="8"/>{</text:p>
      <text:p text:style-name="P35"><text:s text:c="12"/>ArrIN[i]=0;</text:p>
      <text:p text:style-name="P35"><text:s text:c="8"/>}</text:p>
      <text:p text:style-name="P35"><text:s text:c="4"/>}</text:p>
      <text:p text:style-name="P35"><text:s text:c="4"/>int B[scattersize];</text:p>
      <text:p text:style-name="P36"><text:s text:c="4"/>MPI_Scatter(&amp;ArrIN,scattersize,MPI_INT,&amp;B,scattersize,MPI_INT,0,MPI_COMM_WORLD);</text:p>
      <text:p text:style-name="P35"><text:s text:c="4"/>// printArray(temp,scattersize,myrank);</text:p>
      <text:p text:style-name="P35"><text:s text:c="4"/>lmax=B[0];</text:p>
      <text:p text:style-name="P35"><text:s text:c="4"/>double t1=MPI_Wtime();</text:p>
      <text:p text:style-name="P86"><text:span text:style-name="T1"><text:s text:c="4"/>for(int i=0;i&lt;</text:span><text:span text:style-name="T2">scattersize</text:span><text:span text:style-name="T1">;i++)</text:span></text:p>
      <text:p text:style-name="P35"><text:s text:c="4"/>{</text:p>
      <text:p text:style-name="P35"><text:s text:c="8"/>if(lmax&lt;B[i])</text:p>
      <text:p text:style-name="P35"><text:s text:c="8"/>{</text:p>
      <text:p text:style-name="P35"><text:s text:c="12"/>lmax=B[i];</text:p>
      <text:p text:style-name="P35"><text:s text:c="8"/>}</text:p>
      <text:p text:style-name="P35"><text:s text:c="4"/>}</text:p>
      <text:p text:style-name="P35"><text:s text:c="4"/>double t2=MPI_Wtime();</text:p>
      <text:p text:style-name="P35"><text:s text:c="4"/>printf("Local max of process %d is %d\n",rank,lmax);</text:p>
      <text:p text:style-name="P35"><text:s text:c="4"/>MPI_Reduce(&amp;lmax,&amp;gmax,1,MPI_INT,MPI_MAX,0,MPI_COMM_WORLD);</text:p>
      <text:p text:style-name="P35"><text:s text:c="4"/>double t3=MPI_Wtime();</text:p>
      <text:p text:style-name="P35"><text:s text:c="4"/>printf("Time required for process %d to find loacal max is %1.10f \n",rank,(t2-t1));</text:p>
      <text:p text:style-name="P35"><text:s text:c="4"/>if(rank==0)</text:p>
      <text:p text:style-name="P35"><text:s text:c="4"/>{ <text:s text:c="7"/></text:p>
      <text:p text:style-name="P35"><text:s text:c="8"/>// printArray(temp,newsize,myrank);</text:p>
      <text:p text:style-name="P35"><text:s text:c="8"/>printf("\n\nMax of Entire array is %d\n\n",gmax);</text:p>
      <text:p text:style-name="P35"><text:s text:c="8"/>printf("Time required for process %d to calculate global max %1.10f \n",rank,(t3-t2));fflush(stdout);</text:p>
      <text:p text:style-name="P35"><text:s text:c="4"/>}</text:p>
      <text:p text:style-name="P35"><text:s text:c="4"/>MPI_Finalize();</text:p>
      <text:p text:style-name="P35"><text:s text:c="4"/>return 0;</text:p>
      <text:p text:style-name="P35">}</text:p>
      <text:p text:style-name="Standard"/>
      <text:p text:style-name="P86"><text:span text:style-name="T21">Output (with </text:span><text:span text:style-name="T31">6</text:span><text:span text:style-name="T21">-Processes </text:span><text:span text:style-name="T31">and Array size (N) = 600</text:span><text:span text:style-name="T21">):</text:span></text:p>
      <text:p text:style-name="P37">Local max of process 1 is 1195</text:p>
      <text:p text:style-name="P37">Time required for process 1 to find loacal max is 0.0000006950 </text:p>
      <text:p text:style-name="P37">Local max of process 2 is 1190</text:p>
      <text:p text:style-name="P37">Time required for process 2 to find loacal max is 0.0000006470 </text:p>
      <text:p text:style-name="P37">Local max of process 3 is 1187</text:p>
      <text:p text:style-name="P37">Time required for process 3 to find loacal max is 0.0000005930 </text:p>
      <text:p text:style-name="P37">Local max of process 4 is 1189</text:p>
      <text:p text:style-name="P37"><text:soft-page-break/>Time required for process 4 to find loacal max is 0.0000005440 </text:p>
      <text:p text:style-name="P37">Local max of process 0 is 1182</text:p>
      <text:p text:style-name="P37">Local max of process 5 is 1167</text:p>
      <text:p text:style-name="P37">Time required for process 0 to find loacal max is 0.0000005380 </text:p>
      <text:p text:style-name="P37"/>
      <text:p text:style-name="P37"/>
      <text:p text:style-name="P37">Max of Entire array is 1195</text:p>
      <text:p text:style-name="P37"/>
      <text:p text:style-name="P37">Time required for process 0 to calculate global max 0.0002270930 </text:p>
      <text:p text:style-name="P37">Time required for process 5 to find loacal max is 0.0000005300 </text:p>
      <text:p text:style-name="P1"/>
      <text:p text:style-name="P1"/>
      <text:p text:style-name="P1"/>
      <text:p text:style-name="P154"><text:bookmark-start text:name="Q2"/>Q2. Write a Parallel program to compute the prefix sums for a large sequence X[1..N] of integers. Take large enough values of N.<text:bookmark-end text:name="Q2"/></text:p>
      <text:p text:style-name="P35"/>
      <text:p text:style-name="P1">Program:</text:p>
      <text:p text:style-name="P35"/>
      <text:p text:style-name="P35">#include&lt;stdio.h&gt;</text:p>
      <text:p text:style-name="P35">#include&lt;stdlib.h&gt;</text:p>
      <text:p text:style-name="P35">#include&lt;mpi.h&gt;</text:p>
      <text:p text:style-name="P35"/>
      <text:p text:style-name="P35">void printArray(int arr[], int r,int myrank)</text:p>
      <text:p text:style-name="P35">{</text:p>
      <text:p text:style-name="P35"><text:s text:c="4"/>printf("Array at process %d is ",myrank);</text:p>
      <text:p text:style-name="P35"><text:s text:c="4"/>for (int i = 0; i &lt;r; i++)</text:p>
      <text:p text:style-name="P35"><text:s text:c="4"/>{</text:p>
      <text:p text:style-name="P35"><text:s text:c="8"/>printf("%d <text:s/>", arr[i]);</text:p>
      <text:p text:style-name="P35"><text:s text:c="4"/>}</text:p>
      <text:p text:style-name="P35"><text:s text:c="4"/>printf("\n");</text:p>
      <text:p text:style-name="P35">}</text:p>
      <text:p text:style-name="P35">int main(int argc,char* argv[])</text:p>
      <text:p text:style-name="P35">{</text:p>
      <text:p text:style-name="P35"><text:s text:c="4"/>int size,myrank;</text:p>
      <text:p text:style-name="P35"><text:s text:c="4"/>MPI_Init(&amp;argc,&amp;argv);</text:p>
      <text:p text:style-name="P35"><text:s text:c="4"/>MPI_Comm_rank(MPI_COMM_WORLD,&amp;myrank);</text:p>
      <text:p text:style-name="P35"><text:s text:c="4"/>MPI_Comm_size(MPI_COMM_WORLD,&amp;size);</text:p>
      <text:p text:style-name="P35"><text:s text:c="4"/>int N=atoi(argv[1]); <text:s text:c="3"/>// Taking input from command line</text:p>
      <text:p text:style-name="P35"><text:s text:c="4"/>int scattersize;</text:p>
      <text:p text:style-name="P35"><text:s text:c="4"/>if((N%size)==0)</text:p>
      <text:p text:style-name="P35"><text:s text:c="4"/>{</text:p>
      <text:p text:style-name="P35"><text:s text:c="8"/>scattersize=(N/size);</text:p>
      <text:p text:style-name="P35"><text:s text:c="4"/>}</text:p>
      <text:p text:style-name="P35"><text:s text:c="4"/>else</text:p>
      <text:p text:style-name="P35"><text:s text:c="4"/>{</text:p>
      <text:p text:style-name="P35"><text:s text:c="8"/>scattersize=(N/size)+1;</text:p>
      <text:p text:style-name="P35"><text:s text:c="4"/>}</text:p>
      <text:p text:style-name="P35"><text:s text:c="4"/>int newsize=scattersize*size;</text:p>
      <text:p text:style-name="P35"><text:s text:c="4"/>int a[newsize];</text:p>
      <text:p text:style-name="P35"><text:s text:c="4"/>if(myrank==0)</text:p>
      <text:p text:style-name="P35"><text:s text:c="4"/>{</text:p>
      <text:p text:style-name="P35"><text:s text:c="8"/>for(int i=0;i&lt;newsize;i++)</text:p>
      <text:p text:style-name="P35"><text:s text:c="8"/>{</text:p>
      <text:p text:style-name="P35"><text:s text:c="12"/>if(i&lt;N)</text:p>
      <text:p text:style-name="P35"><text:s text:c="12"/>{</text:p>
      <text:p text:style-name="P35"><text:s text:c="16"/>a[i]=i+1;</text:p>
      <text:p text:style-name="P35"><text:soft-page-break/><text:s text:c="12"/>}</text:p>
      <text:p text:style-name="P35"><text:s text:c="12"/>else</text:p>
      <text:p text:style-name="P35"><text:s text:c="12"/>{</text:p>
      <text:p text:style-name="P35"><text:s text:c="16"/>a[i]=0;</text:p>
      <text:p text:style-name="P35"><text:s text:c="12"/>}</text:p>
      <text:p text:style-name="P35"><text:s text:c="12"/></text:p>
      <text:p text:style-name="P35"><text:s text:c="8"/>}</text:p>
      <text:p text:style-name="P35"><text:s text:c="4"/>}</text:p>
      <text:p text:style-name="P35"><text:s text:c="4"/>MPI_Barrier(MPI_COMM_WORLD);</text:p>
      <text:p text:style-name="P35"><text:s text:c="4"/>int temp[scattersize];</text:p>
      <text:p text:style-name="P35"><text:s text:c="4"/>MPI_Scatter(&amp;a,scattersize,MPI_INT,&amp;temp,scattersize,MPI_INT,0,MPI_COMM_WORLD);</text:p>
      <text:p text:style-name="P35"><text:s text:c="4"/>double t1=MPI_Wtime();</text:p>
      <text:p text:style-name="P35"><text:s text:c="4"/>for(int i=0;i&lt;scattersize;i++)</text:p>
      <text:p text:style-name="P35"><text:s text:c="4"/>{</text:p>
      <text:p text:style-name="P35"><text:s text:c="8"/>if(i!=0)</text:p>
      <text:p text:style-name="P35"><text:s text:c="8"/>{</text:p>
      <text:p text:style-name="P35"><text:s text:c="12"/>int t=temp[i];</text:p>
      <text:p text:style-name="P35"><text:s text:c="12"/>temp[i]=t+temp[i-1];</text:p>
      <text:p text:style-name="P35"><text:s text:c="8"/>}</text:p>
      <text:p text:style-name="P35"><text:s text:c="4"/>}</text:p>
      <text:p text:style-name="P35"><text:s text:c="4"/>double t2=MPI_Wtime();</text:p>
      <text:p text:style-name="P35"><text:s text:c="4"/>printf("\nProcesse: %d --&gt; Time required <text:s/>to perform PreFix Sum: %1.10f\n",myrank,(t2-t1));</text:p>
      <text:p text:style-name="P35"><text:s text:c="4"/>printArray(temp,scattersize,myrank);</text:p>
      <text:p text:style-name="P35"><text:s text:c="4"/>int gArray[newsize];</text:p>
      <text:p text:style-name="P35"><text:s text:c="4"/>MPI_Gather(&amp;temp,scattersize,MPI_INT,&amp;gArray,scattersize,MPI_INT,0,MPI_COMM_WORLD);</text:p>
      <text:p text:style-name="P35"><text:s text:c="4"/>if(myrank==0 &amp;&amp; size&gt;1)</text:p>
      <text:p text:style-name="P35"><text:s text:c="4"/>{</text:p>
      <text:p text:style-name="P35"><text:s text:c="8"/>double t3=MPI_Wtime();</text:p>
      <text:p text:style-name="P35"><text:s text:c="8"/>for(int i=scattersize;i&lt;N;i++)</text:p>
      <text:p text:style-name="P35"><text:s text:c="8"/>{</text:p>
      <text:p text:style-name="P35"><text:s text:c="12"/>{</text:p>
      <text:p text:style-name="P35"><text:s text:c="16"/>int t=gArray[i];</text:p>
      <text:p text:style-name="P35"><text:s text:c="16"/>gArray[i]=t+gArray[i-1];</text:p>
      <text:p text:style-name="P35"><text:s text:c="12"/>}</text:p>
      <text:p text:style-name="P35"><text:s text:c="8"/>}</text:p>
      <text:p text:style-name="P35"><text:s text:c="8"/>double t4=MPI_Wtime();</text:p>
      <text:p text:style-name="P35"><text:s text:c="8"/></text:p>
      <text:p text:style-name="P35"><text:soft-page-break/><text:s text:c="8"/>printf("\nProcesse: %d --&gt; Time required <text:s/>to perform Final PreFix Sum: %1.10f\n",myrank,(t3-t2));</text:p>
      <text:p text:style-name="P35"><text:s text:c="8"/>printArray(gArray,newsize,myrank);</text:p>
      <text:p text:style-name="P35"><text:s text:c="4"/>}</text:p>
      <text:p text:style-name="P35"><text:s text:c="4"/>MPI_Finalize();</text:p>
      <text:p text:style-name="P35"><text:s text:c="4"/>return 0;</text:p>
      <text:p text:style-name="P35">}</text:p>
      <text:p text:style-name="P35"/>
      <text:p text:style-name="P4">Output:</text:p>
      <text:p text:style-name="P4">I) With 1-Process (Serial) and N 50</text:p>
      <text:p text:style-name="P49"/>
      <text:p text:style-name="P49">Processe: 0 --&gt; Time required <text:s/>to perform PreFix Sum: 0.0000003940</text:p>
      <text:p text:style-name="P49">Array at process 0 is 1 <text:s/>3 <text:s/>6 <text:s/>10 <text:s/>15 <text:s/>21 <text:s/>28 <text:s/>36 <text:s/>45 <text:s/>55 <text:s/>66 <text:s/>78 <text:s/>91 <text:s/>105 <text:s/>120 <text:s/>136 <text:s/>153 <text:s/>171 <text:s/>190 <text:s/>210 <text:s/>231 <text:s/>253 <text:s/>276 <text:s/>300 <text:s/>325 <text:s/>351 <text:s/>378 <text:s/>406 <text:s/>435 <text:s/>465 <text:s/>496 <text:s/>528 <text:s/>561 <text:s/>595 <text:s/>630 <text:s/>666 <text:s/>703 <text:s/>741 <text:s/>780 <text:s/>820 <text:s/>861 <text:s/>903 <text:s/>946 <text:s/>990 <text:s/>1035 <text:s/>1081 <text:s/>1128 <text:s/>1176 <text:s/>1225 <text:s/>1275 <text:s/></text:p>
      <text:p text:style-name="P4"/>
      <text:p text:style-name="P4">II) With 2-Processes (Parallel) and N 50</text:p>
      <text:p text:style-name="P4"/>
      <text:p text:style-name="P35">Processe: 0 --&gt; Time required <text:s/>to perform PreFix Sum: 0.0000002870</text:p>
      <text:p text:style-name="P35">Array at process 0 is 1 <text:s/>3 <text:s/>6 <text:s/>10 <text:s/>15 <text:s/>21 <text:s/>28 <text:s/>36 <text:s/>45 <text:s/>55 <text:s/>66 <text:s/>78 <text:s/>91 <text:s/>105 <text:s/>120 <text:s/>136 <text:s/>153 <text:s/>171 <text:s/>190 <text:s/>210 <text:s/>231 <text:s/>253 <text:s/>276 <text:s/>300 <text:s/>325 <text:s/></text:p>
      <text:p text:style-name="P35"/>
      <text:p text:style-name="P35">Processe: 0 --&gt; Time required <text:s/>to perform Final PreFix Sum: 0.0000390200</text:p>
      <text:p text:style-name="P35"/>
      <text:p text:style-name="P35">Processe: 1 --&gt; Time required <text:s/>to perform PreFix Sum: 0.0000002480</text:p>
      <text:p text:style-name="P35">Array at process 1 is 26 <text:s/>53 <text:s/>81 <text:s/>110 <text:s/>140 <text:s/>171 <text:s/>203 <text:s/>236 <text:s/>270 <text:s/>305 <text:s/>341 <text:s/>378 <text:s/>416 <text:s/>455 <text:s/>495 <text:s/>536 <text:s/>578 <text:s/>621 <text:s/>665 <text:s/>710 <text:s/>756 <text:s/>803 <text:s/>851 <text:s/>900 <text:s/>950 <text:s/></text:p>
      <text:p text:style-name="P35">Array at process 0 is 1 <text:s/>3 <text:s/>6 <text:s/>10 <text:s/>15 <text:s/>21 <text:s/>28 <text:s/>36 <text:s/>45 <text:s/>55 <text:s/>66 <text:s/>78 <text:s/>91 <text:s/>105 <text:s/>120 <text:s/>136 <text:s/>153 <text:s/>171 <text:s/>190 <text:s/>210 <text:s/>231 <text:s/>253 <text:s/>276 <text:s/>300 <text:s/>325 <text:s/>351 <text:s/>404 <text:s/>485 <text:s/>595 <text:s/>735 <text:s/>906 <text:s/>1109 <text:s/>1345 <text:s/>1615 <text:s/>1920 <text:s/>2261 <text:s/>2639 <text:s/>3055 <text:s/>3510 <text:s/>4005 <text:s/>4541 <text:s/>5119 <text:s/>5740 <text:s/>6405 <text:s/>7115 <text:s/>7871 <text:s/>8674 <text:s/>9525 <text:s/>10425 <text:s/>11375 <text:s/></text:p>
      <text:p text:style-name="P50">Table 2.1: PreFix Sum Serial Run</text:p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07926854576">
          <table:table-cell table:style-name="Table3.A1" office:value-type="string">
            <text:p text:style-name="P117">Sr. No.</text:p>
          </table:table-cell>
          <table:table-cell table:style-name="Table3.A1" office:value-type="string">
            <text:p text:style-name="P117">N</text:p>
          </table:table-cell>
          <table:table-cell table:style-name="Table3.C1" office:value-type="string">
            <text:p text:style-name="P117">time</text:p>
          </table:table-cell>
        </table:table-row>
        <table:table-row table:style-name="TableLine94807926828128">
          <table:table-cell table:style-name="Table3.A2" office:value-type="string">
            <text:p text:style-name="P118">1.</text:p>
          </table:table-cell>
          <table:table-cell table:style-name="Table3.A2" office:value-type="string">
            <text:p text:style-name="P119"><text:s/>50</text:p>
          </table:table-cell>
          <table:table-cell table:style-name="Table3.C2" office:value-type="string">
            <text:p text:style-name="P108">0.0000004210</text:p>
          </table:table-cell>
        </table:table-row>
        <table:table-row table:style-name="TableLine94807926834096">
          <table:table-cell table:style-name="Table3.A2" office:value-type="string">
            <text:p text:style-name="P118">2.</text:p>
          </table:table-cell>
          <table:table-cell table:style-name="Table3.A2" office:value-type="string">
            <text:p text:style-name="P119"><text:s/>100</text:p>
          </table:table-cell>
          <table:table-cell table:style-name="Table3.C2" office:value-type="string">
            <text:p text:style-name="P108">0.0000006090</text:p>
          </table:table-cell>
        </table:table-row>
        <table:table-row table:style-name="TableLine94807926836336">
          <table:table-cell table:style-name="Table3.A2" office:value-type="string">
            <text:p text:style-name="P118">3.</text:p>
          </table:table-cell>
          <table:table-cell table:style-name="Table3.B4" office:value-type="string">
            <text:p text:style-name="P119"><text:s/>500</text:p>
          </table:table-cell>
          <table:table-cell table:style-name="Table3.C2" office:value-type="string">
            <text:p text:style-name="P108">0.0000023470</text:p>
          </table:table-cell>
        </table:table-row>
        <table:table-row table:style-name="TableLine94807926843280">
          <table:table-cell table:style-name="Table3.A2" office:value-type="string">
            <text:p text:style-name="P118">4.</text:p>
          </table:table-cell>
          <table:table-cell table:style-name="Table3.A2" office:value-type="string">
            <text:p text:style-name="P119"><text:s/>5000</text:p>
          </table:table-cell>
          <table:table-cell table:style-name="Table3.C2" office:value-type="string">
            <text:p text:style-name="P108">0.0000310410</text:p>
          </table:table-cell>
        </table:table-row>
        <table:table-row table:style-name="TableLine94807926846480">
          <table:table-cell table:style-name="Table3.A2" office:value-type="string">
            <text:p text:style-name="P118">5.</text:p>
          </table:table-cell>
          <table:table-cell table:style-name="Table3.A2" office:value-type="string">
            <text:p text:style-name="P119"><text:s/>50000</text:p>
          </table:table-cell>
          <table:table-cell table:style-name="Table3.C2" office:value-type="string">
            <text:p text:style-name="P108">0.0003103050</text:p>
          </table:table-cell>
        </table:table-row>
        <table:table-row table:style-name="TableLine94807926848400">
          <table:table-cell table:style-name="Table3.A2" office:value-type="string">
            <text:p text:style-name="P118">6.</text:p>
          </table:table-cell>
          <table:table-cell table:style-name="Table3.A2" office:value-type="string">
            <text:p text:style-name="P119"><text:s/>500000</text:p>
          </table:table-cell>
          <table:table-cell table:style-name="Table3.C2" office:value-type="string">
            <text:p text:style-name="P108">0.0021541310</text:p>
          </table:table-cell>
        </table:table-row>
      </table:table>
      <text:p text:style-name="P51"><text:soft-page-break/>Table 2.2: PreFix Sum Parallel Run <text:span text:style-name="T84">(Time)</text:span></text:p>
      <text:p text:style-name="P5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 table:number-columns-repeated="2"/>
        <table:table-row table:style-name="Table4.1">
          <table:table-cell table:style-name="Table4.A1" office:value-type="string">
            <text:p text:style-name="P118">n\N</text:p>
          </table:table-cell>
          <table:table-cell table:style-name="Table4.A1" office:value-type="string">
            <text:p text:style-name="P118">50</text:p>
          </table:table-cell>
          <table:table-cell table:style-name="Table4.A1" office:value-type="string">
            <text:p text:style-name="P118">100</text:p>
          </table:table-cell>
          <table:table-cell table:style-name="Table4.A1" office:value-type="string">
            <text:p text:style-name="P118">500</text:p>
          </table:table-cell>
          <table:table-cell table:style-name="Table4.A1" office:value-type="string">
            <text:p text:style-name="P118">5000</text:p>
          </table:table-cell>
          <table:table-cell table:style-name="Table4.A1" office:value-type="string">
            <text:p text:style-name="P118">50000</text:p>
          </table:table-cell>
          <table:table-cell table:style-name="Table4.G1" office:value-type="string">
            <text:p text:style-name="P118">500000</text:p>
          </table:table-cell>
        </table:table-row>
        <table:table-row table:style-name="Table4.1">
          <table:table-cell table:style-name="Table4.A2" office:value-type="string">
            <text:p text:style-name="P118">2</text:p>
          </table:table-cell>
          <table:table-cell table:style-name="Table4.A2" office:value-type="string">
            <text:p text:style-name="P108">2.7384e-05</text:p>
          </table:table-cell>
          <table:table-cell table:style-name="Table4.A2" office:value-type="string">
            <text:p text:style-name="P108">2.9513e-05</text:p>
          </table:table-cell>
          <table:table-cell table:style-name="Table4.A2" office:value-type="string">
            <text:p text:style-name="P108">3.2224e-05</text:p>
          </table:table-cell>
          <table:table-cell table:style-name="Table4.A2" office:value-type="string">
            <text:p text:style-name="P108">8.0137e-05</text:p>
          </table:table-cell>
          <table:table-cell table:style-name="Table4.A2" office:value-type="string">
            <text:p text:style-name="P108">0.000372099</text:p>
          </table:table-cell>
          <table:table-cell table:style-name="Table4.G2" office:value-type="string">
            <text:p text:style-name="P108">0.002637091</text:p>
          </table:table-cell>
        </table:table-row>
        <table:table-row table:style-name="Table4.1">
          <table:table-cell table:style-name="Table4.A2" office:value-type="string">
            <text:p text:style-name="P118">4</text:p>
          </table:table-cell>
          <table:table-cell table:style-name="Table4.A2" office:value-type="string">
            <text:p text:style-name="P108">0.000128466</text:p>
          </table:table-cell>
          <table:table-cell table:style-name="Table4.A2" office:value-type="string">
            <text:p text:style-name="P108">0.000120956</text:p>
          </table:table-cell>
          <table:table-cell table:style-name="Table4.A2" office:value-type="string">
            <text:p text:style-name="P108">0.000168512</text:p>
          </table:table-cell>
          <table:table-cell table:style-name="Table4.A2" office:value-type="string">
            <text:p text:style-name="P108">0.00<text:span text:style-name="T40">02</text:span>44656</text:p>
          </table:table-cell>
          <table:table-cell table:style-name="Table4.A2" office:value-type="string">
            <text:p text:style-name="P108">0.000964675</text:p>
          </table:table-cell>
          <table:table-cell table:style-name="Table4.G2" office:value-type="string">
            <text:p text:style-name="P108">0.010348513</text:p>
          </table:table-cell>
        </table:table-row>
        <table:table-row table:style-name="Table4.1">
          <table:table-cell table:style-name="Table4.A2" office:value-type="string">
            <text:p text:style-name="P118">8</text:p>
          </table:table-cell>
          <table:table-cell table:style-name="Table4.A2" office:value-type="string">
            <text:p text:style-name="P108">0.000824933</text:p>
          </table:table-cell>
          <table:table-cell table:style-name="Table4.A2" office:value-type="string">
            <text:p text:style-name="P108">0.001297961</text:p>
          </table:table-cell>
          <table:table-cell table:style-name="Table4.A2" office:value-type="string">
            <text:p text:style-name="P108">0.000999324</text:p>
          </table:table-cell>
          <table:table-cell table:style-name="Table4.A2" office:value-type="string">
            <text:p text:style-name="P108">0.000<text:span text:style-name="T40">4</text:span>49815</text:p>
          </table:table-cell>
          <table:table-cell table:style-name="Table4.A2" office:value-type="string">
            <text:p text:style-name="P108">0.018602575</text:p>
          </table:table-cell>
          <table:table-cell table:style-name="Table4.G2" office:value-type="string">
            <text:p text:style-name="P108">0.014343954</text:p>
          </table:table-cell>
        </table:table-row>
        <table:table-row table:style-name="Table4.1">
          <table:table-cell table:style-name="Table4.A2" office:value-type="string">
            <text:p text:style-name="P118">12</text:p>
          </table:table-cell>
          <table:table-cell table:style-name="Table4.A2" office:value-type="string">
            <text:p text:style-name="P108">0.001237421</text:p>
          </table:table-cell>
          <table:table-cell table:style-name="Table4.A2" office:value-type="string">
            <text:p text:style-name="P108">0.001298486</text:p>
          </table:table-cell>
          <table:table-cell table:style-name="Table4.A2" office:value-type="string">
            <text:p text:style-name="P108">0.001195486</text:p>
          </table:table-cell>
          <table:table-cell table:style-name="Table4.A2" office:value-type="string">
            <text:p text:style-name="P108">0.000549916</text:p>
          </table:table-cell>
          <table:table-cell table:style-name="Table4.A2" office:value-type="string">
            <text:p text:style-name="P108">0.019715551</text:p>
          </table:table-cell>
          <table:table-cell table:style-name="Table4.G2" office:value-type="string">
            <text:p text:style-name="P108">0.023031060</text:p>
          </table:table-cell>
        </table:table-row>
        <table:table-row table:style-name="Table4.1">
          <table:table-cell table:style-name="Table4.A2" office:value-type="string">
            <text:p text:style-name="P118">18</text:p>
          </table:table-cell>
          <table:table-cell table:style-name="Table4.A2" office:value-type="string">
            <text:p text:style-name="P108">0.002558431</text:p>
          </table:table-cell>
          <table:table-cell table:style-name="Table4.A2" office:value-type="string">
            <text:p text:style-name="P108">0.002326414</text:p>
          </table:table-cell>
          <table:table-cell table:style-name="Table4.A2" office:value-type="string">
            <text:p text:style-name="P108">0.013810833</text:p>
          </table:table-cell>
          <table:table-cell table:style-name="Table4.A2" office:value-type="string">
            <text:p text:style-name="P108">0.004803454</text:p>
          </table:table-cell>
          <table:table-cell table:style-name="Table4.A2" office:value-type="string">
            <text:p text:style-name="P108">0.024259127</text:p>
          </table:table-cell>
          <table:table-cell table:style-name="Table4.G2" office:value-type="string">
            <text:p text:style-name="P108">0.031744568</text:p>
          </table:table-cell>
        </table:table-row>
        <table:table-row table:style-name="Table4.1">
          <table:table-cell table:style-name="Table4.A2" office:value-type="string">
            <text:p text:style-name="P118">24</text:p>
          </table:table-cell>
          <table:table-cell table:style-name="Table4.A2" office:value-type="string">
            <text:p text:style-name="P108">0.004202694</text:p>
          </table:table-cell>
          <table:table-cell table:style-name="Table4.A2" office:value-type="string">
            <text:p text:style-name="P108">0.021684437</text:p>
          </table:table-cell>
          <table:table-cell table:style-name="Table4.A2" office:value-type="string">
            <text:p text:style-name="P108">0.023117531</text:p>
          </table:table-cell>
          <table:table-cell table:style-name="Table4.A2" office:value-type="string">
            <text:p text:style-name="P108">0.010309192</text:p>
          </table:table-cell>
          <table:table-cell table:style-name="Table4.A2" office:value-type="string">
            <text:p text:style-name="P108">0.026595193</text:p>
          </table:table-cell>
          <table:table-cell table:style-name="Table4.G2" office:value-type="string">
            <text:p text:style-name="P108">0.033136005</text:p>
          </table:table-cell>
        </table:table-row>
      </table:table>
      <text:p text:style-name="P1"/>
      <text:p text:style-name="P1"/>
      <text:p text:style-name="P31">Conclusion:</text:p>
      <text:p text:style-name="P104"><text:span text:style-name="T16">I) For a given number of processes, as </text:span><text:span text:style-name="T17">N</text:span><text:span text:style-name="T16"> increases, the run time also goes on increasing.</text:span></text:p>
      <text:p text:style-name="P78">II) For a given N, as number of processes increases, run time also goes on increasing.</text:p>
      <text:p text:style-name="P154"><text:bookmark-start text:name="Q3"/>Q3. Implement Sieve of Eratosthenes for finding list of prime numbers up to a given list.</text:p>
      <text:p text:style-name="P1"/>
      <text:p text:style-name="P1">Program:<text:bookmark-end text:name="Q3"/></text:p>
      <text:p text:style-name="P35"/>
      <text:p text:style-name="P35">#include &lt;stdio.h&gt;</text:p>
      <text:p text:style-name="P35">#include &lt;stdlib.h&gt;</text:p>
      <text:p text:style-name="P35">#include &lt;mpi.h&gt;</text:p>
      <text:p text:style-name="P35"/>
      <text:p text:style-name="P35">void printArray(int arr[], int r,int myrank)</text:p>
      <text:p text:style-name="P35">{</text:p>
      <text:p text:style-name="P35"><text:s text:c="4"/>printf("Array at process %d is ",myrank);</text:p>
      <text:p text:style-name="P35"><text:s text:c="4"/>for (int i = 0; i &lt;r; i++)</text:p>
      <text:p text:style-name="P35"><text:s text:c="4"/>{</text:p>
      <text:p text:style-name="P35"><text:s text:c="8"/>printf("%d <text:s/>", arr[i]);</text:p>
      <text:p text:style-name="P35"><text:s text:c="4"/>}</text:p>
      <text:p text:style-name="P35"><text:s text:c="4"/>printf("\n");</text:p>
      <text:p text:style-name="P35">}</text:p>
      <text:p text:style-name="P35">int main(int argc, char *argv[])</text:p>
      <text:p text:style-name="P35">{</text:p>
      <text:p text:style-name="P35"><text:s text:c="4"/>int myrank, size;</text:p>
      <text:p text:style-name="P35"/>
      <text:p text:style-name="P35"><text:s text:c="4"/>MPI_Init(&amp;argc, &amp;argv);</text:p>
      <text:p text:style-name="P35"><text:s text:c="4"/>MPI_Comm_size(MPI_COMM_WORLD, &amp;size);</text:p>
      <text:p text:style-name="P35"><text:s text:c="4"/>MPI_Comm_rank(MPI_COMM_WORLD, &amp;myrank);</text:p>
      <text:p text:style-name="P35"><text:s text:c="4"/>int N = atoi(argv[1]) -1; <text:s text:c="15"/>//Taking input from Command line</text:p>
      <text:p text:style-name="P35"><text:s text:c="4"/>int scattersize;</text:p>
      <text:p text:style-name="P35"><text:s text:c="4"/>if ((N - 1) % size == 0)</text:p>
      <text:p text:style-name="P35"><text:s text:c="4"/>{</text:p>
      <text:p text:style-name="P35"><text:s text:c="8"/>scattersize = (N - 1) / size;</text:p>
      <text:p text:style-name="P35"><text:s text:c="4"/>}</text:p>
      <text:p text:style-name="P35"><text:s text:c="4"/>else</text:p>
      <text:p text:style-name="P35"><text:s text:c="4"/>{</text:p>
      <text:p text:style-name="P35"><text:s text:c="8"/>scattersize = ((N - 1) / size) + 1;</text:p>
      <text:p text:style-name="P35"><text:s text:c="4"/>}</text:p>
      <text:p text:style-name="P35"><text:s text:c="4"/>int newsize = (size * scattersize);</text:p>
      <text:p text:style-name="P35"><text:s text:c="4"/>int a[newsize], b[scattersize], c[newsize];</text:p>
      <text:p text:style-name="P35"/>
      <text:p text:style-name="P35"><text:s text:c="4"/>if (myrank == 0)</text:p>
      <text:p text:style-name="P35"><text:s text:c="4"/>{</text:p>
      <text:p text:style-name="P35"><text:s text:c="8"/>for (int i = 0; i &lt; newsize; i++)</text:p>
      <text:p text:style-name="P35"><text:s text:c="8"/>{</text:p>
      <text:p text:style-name="P35"><text:s text:c="12"/>if (i &lt; (N - 1))</text:p>
      <text:p text:style-name="P35"><text:soft-page-break/><text:s text:c="12"/>{</text:p>
      <text:p text:style-name="P35"><text:s text:c="16"/>a[i] = i + 2;</text:p>
      <text:p text:style-name="P35"><text:s text:c="12"/>}</text:p>
      <text:p text:style-name="P35"><text:s text:c="12"/>else</text:p>
      <text:p text:style-name="P35"><text:s text:c="12"/>{</text:p>
      <text:p text:style-name="P35"><text:s text:c="16"/>a[i] = 0;</text:p>
      <text:p text:style-name="P35"><text:s text:c="12"/>}</text:p>
      <text:p text:style-name="P35"><text:s text:c="8"/>}</text:p>
      <text:p text:style-name="P35"><text:s text:c="4"/>}</text:p>
      <text:p text:style-name="P35"><text:s text:c="4"/>MPI_Scatter(&amp;a, scattersize, MPI_INT, &amp;b, scattersize, MPI_INT, 0, MPI_COMM_WORLD);</text:p>
      <text:p text:style-name="P35"><text:s text:c="4"/>double t1 = MPI_Wtime();</text:p>
      <text:p text:style-name="P35"><text:s text:c="4"/>int i = 0, x;</text:p>
      <text:p text:style-name="P35"><text:s text:c="4"/>while (i &lt; scattersize)</text:p>
      <text:p text:style-name="P35"><text:s text:c="4"/>{</text:p>
      <text:p text:style-name="P35"><text:s text:c="8"/>x = b[i] - 1;</text:p>
      <text:p text:style-name="P35"><text:s text:c="8"/>while (x &gt;= 2)</text:p>
      <text:p text:style-name="P35"><text:s text:c="8"/>{</text:p>
      <text:p text:style-name="P35"><text:s text:c="12"/>if ((b[i] % x) == 0 &amp;&amp; b[i] != 2)</text:p>
      <text:p text:style-name="P35"><text:s text:c="12"/>{</text:p>
      <text:p text:style-name="P35"><text:s text:c="16"/>b[i] = 0;</text:p>
      <text:p text:style-name="P35"><text:s text:c="16"/>break;</text:p>
      <text:p text:style-name="P35"><text:s text:c="12"/>}</text:p>
      <text:p text:style-name="P35"><text:s text:c="12"/>x--;</text:p>
      <text:p text:style-name="P35"><text:s text:c="8"/>}</text:p>
      <text:p text:style-name="P35"><text:s text:c="8"/>i++;</text:p>
      <text:p text:style-name="P35"><text:s text:c="4"/>}</text:p>
      <text:p text:style-name="P35"><text:s text:c="4"/>double t2 = MPI_Wtime();</text:p>
      <text:p text:style-name="P35"/>
      <text:p text:style-name="P35"><text:s text:c="4"/>// printArray(temp,scattersize,myrank);</text:p>
      <text:p text:style-name="P168"><text:s text:c="4"/></text:p>
      <text:p text:style-name="P168">printf("\nProcess: %d -&gt; Time Required to find Prime's : %1.10f \n",myrank,(t2-t1));</text:p>
      <text:p text:style-name="P168"><text:s text:c="4"/></text:p>
      <text:p text:style-name="P168">MPI_Gather(&amp;b, scattersize, MPI_INT, &amp;c, scattersize, MPI_INT, 0, </text:p>
      <text:p text:style-name="P168"/>
      <text:p text:style-name="P168">MPI_COMM_WORLD);</text:p>
      <text:p text:style-name="P35"><text:s text:c="4"/>if (myrank == 0)</text:p>
      <text:p text:style-name="P35"><text:s text:c="4"/>{</text:p>
      <text:p text:style-name="P35"><text:s text:c="8"/>printf("\nThe prime numbers are as follows:\n");</text:p>
      <text:p text:style-name="P35"/>
      <text:p text:style-name="P35"><text:s text:c="8"/>for (int i = 0; i &lt; newsize; i++)</text:p>
      <text:p text:style-name="P35"><text:s text:c="8"/>{</text:p>
      <text:p text:style-name="P35"><text:s text:c="12"/>if (c[i] != 0)</text:p>
      <text:p text:style-name="P35"><text:soft-page-break/><text:s text:c="12"/>{</text:p>
      <text:p text:style-name="P35"><text:s text:c="16"/>printf("%d ", c[i]);</text:p>
      <text:p text:style-name="P35"><text:s text:c="12"/>}</text:p>
      <text:p text:style-name="P35"><text:s text:c="8"/>}</text:p>
      <text:p text:style-name="P35"><text:s text:c="4"/>}</text:p>
      <text:p text:style-name="P35"><text:s text:c="4"/></text:p>
      <text:p text:style-name="P35"><text:s text:c="4"/>MPI_Finalize();</text:p>
      <text:p text:style-name="P35"><text:s text:c="4"/>return 0;</text:p>
      <text:p text:style-name="P35">}</text:p>
      <text:p text:style-name="P35"/>
      <text:p text:style-name="P1">Output:</text:p>
      <text:p text:style-name="P86"><text:span text:style-name="T21">1. Processes = 1 (</text:span><text:span text:style-name="T32">Serial</text:span><text:span text:style-name="T21">) and N = 5</text:span><text:span text:style-name="T33">0</text:span></text:p>
      <text:p text:style-name="P35"/>
      <text:p text:style-name="P35">Process: 0 -&gt; Time Required to find Prime's : 0.0000053120 </text:p>
      <text:p text:style-name="P35"/>
      <text:p text:style-name="P35">The prime no's are as follows:</text:p>
      <text:p text:style-name="P35">2 3 5 7 11 13 17 19 23 29 31 37 41 43 47 </text:p>
      <text:p text:style-name="P35"/>
      <text:p text:style-name="P86"><text:span text:style-name="T21">2. Processes = 2 (Parallel) and N = </text:span><text:span text:style-name="T23">50</text:span></text:p>
      <text:p text:style-name="P35"/>
      <text:p text:style-name="P35">Process: 0 -&gt; Time Required to find Prime's : 0.0000017980 </text:p>
      <text:p text:style-name="P35"/>
      <text:p text:style-name="P35">The prime no's are as follows:</text:p>
      <text:p text:style-name="P35"/>
      <text:p text:style-name="P35">Process: 1 -&gt; Time Required to find Prime's : 0.0000035180 </text:p>
      <text:p text:style-name="P35">2 3 5 7 11 13 17 19 23 29 31 37 41 43 47 </text:p>
      <text:p text:style-name="P35"/>
      <text:p text:style-name="P35"/>
      <text:p text:style-name="P42">Table 3.1 : Sieve of Eratosthenes – Serial execution (i.e. n=1)</text:p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07927076768">
          <table:table-cell table:style-name="Table1.A1" office:value-type="string">
            <text:p text:style-name="P107">Sr. No. </text:p>
          </table:table-cell>
          <table:table-cell table:style-name="Table1.A1" office:value-type="string">
            <text:p text:style-name="P107">N</text:p>
          </table:table-cell>
          <table:table-cell table:style-name="Table1.C1" office:value-type="string">
            <text:p text:style-name="P107">Time</text:p>
          </table:table-cell>
        </table:table-row>
        <table:table-row table:style-name="TableLine94807927009952">
          <table:table-cell table:style-name="Table1.A2" office:value-type="string">
            <text:p text:style-name="P107">1</text:p>
          </table:table-cell>
          <table:table-cell table:style-name="Table1.A2" office:value-type="string">
            <text:p text:style-name="P107">50</text:p>
          </table:table-cell>
          <table:table-cell table:style-name="Table1.C2" office:value-type="string">
            <text:p text:style-name="P116">0. <text:span text:style-name="T1">0000053120</text:span></text:p>
          </table:table-cell>
        </table:table-row>
        <table:table-row table:style-name="TableLine94807927014432">
          <table:table-cell table:style-name="Table1.A2" office:value-type="string">
            <text:p text:style-name="P107">2</text:p>
          </table:table-cell>
          <table:table-cell table:style-name="Table1.A2" office:value-type="string">
            <text:p text:style-name="P107">100</text:p>
          </table:table-cell>
          <table:table-cell table:style-name="Table1.C2" office:value-type="string">
            <text:p text:style-name="P108">0.0000147130</text:p>
          </table:table-cell>
        </table:table-row>
        <table:table-row table:style-name="TableLine94807927016992">
          <table:table-cell table:style-name="Table1.A2" office:value-type="string">
            <text:p text:style-name="P107">3</text:p>
          </table:table-cell>
          <table:table-cell table:style-name="Table1.A2" office:value-type="string">
            <text:p text:style-name="P107">200</text:p>
          </table:table-cell>
          <table:table-cell table:style-name="Table1.C2" office:value-type="string">
            <text:p text:style-name="P108">0.0000590170</text:p>
          </table:table-cell>
        </table:table-row>
        <table:table-row table:style-name="TableLine94807927019552">
          <table:table-cell table:style-name="Table1.A2" office:value-type="string">
            <text:p text:style-name="P107">4</text:p>
          </table:table-cell>
          <table:table-cell table:style-name="Table1.A2" office:value-type="string">
            <text:p text:style-name="P107">500</text:p>
          </table:table-cell>
          <table:table-cell table:style-name="Table1.C2" office:value-type="string">
            <text:p text:style-name="P108">0.0003868790</text:p>
          </table:table-cell>
        </table:table-row>
        <table:table-row table:style-name="TableLine94807927022112">
          <table:table-cell table:style-name="Table1.A2" office:value-type="string">
            <text:p text:style-name="P107">5</text:p>
          </table:table-cell>
          <table:table-cell table:style-name="Table1.A2" office:value-type="string">
            <text:p text:style-name="P107">1000</text:p>
          </table:table-cell>
          <table:table-cell table:style-name="Table1.C2" office:value-type="string">
            <text:p text:style-name="P108">0.001774707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Table 3.<text:span text:style-name="T42">2</text:span> : Sieve of Eratosthenes – Parallel execution <text:span text:style-name="T19">(time)</text:span></text:p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F"/>
        <table:table-row table:style-name="TableLine94807927033392">
          <table:table-cell table:style-name="Table2.A1" office:value-type="string">
            <text:p text:style-name="P107">n\N</text:p>
          </table:table-cell>
          <table:table-cell table:style-name="Table2.A1" office:value-type="string">
            <text:p text:style-name="P107">50</text:p>
          </table:table-cell>
          <table:table-cell table:style-name="Table2.A1" office:value-type="string">
            <text:p text:style-name="P107">100</text:p>
          </table:table-cell>
          <table:table-cell table:style-name="Table2.A1" office:value-type="string">
            <text:p text:style-name="P107">200</text:p>
          </table:table-cell>
          <table:table-cell table:style-name="Table2.A1" office:value-type="string">
            <text:p text:style-name="P107">500</text:p>
          </table:table-cell>
          <table:table-cell table:style-name="Table2.F1" office:value-type="string">
            <text:p text:style-name="P107">1000</text:p>
          </table:table-cell>
        </table:table-row>
        <table:table-row table:style-name="TableLine94807927073680">
          <table:table-cell table:style-name="Table2.A2" office:value-type="string">
            <text:p text:style-name="P107">2</text:p>
          </table:table-cell>
          <table:table-cell table:style-name="Table2.A2" office:value-type="string">
            <text:p text:style-name="P108"><text:span text:style-name="T18">0.</text:span>0000035340</text:p>
          </table:table-cell>
          <table:table-cell table:style-name="Table2.A2" office:value-type="string">
            <text:p text:style-name="P108">0.0000123350</text:p>
          </table:table-cell>
          <table:table-cell table:style-name="Table2.A2" office:value-type="string">
            <text:p text:style-name="P108">0.0001463700</text:p>
          </table:table-cell>
          <table:table-cell table:style-name="Table2.A2" office:value-type="string">
            <text:p text:style-name="P108">0.0004041340</text:p>
          </table:table-cell>
          <table:table-cell table:style-name="Table2.F2" office:value-type="string">
            <text:p text:style-name="P108">0.0019982600</text:p>
          </table:table-cell>
        </table:table-row>
        <table:table-row table:style-name="TableLine94807927030432">
          <table:table-cell table:style-name="Table2.A2" office:value-type="string">
            <text:p text:style-name="P107">4</text:p>
          </table:table-cell>
          <table:table-cell table:style-name="Table2.A2" office:value-type="string">
            <text:p text:style-name="P108">0.0000029980</text:p>
          </table:table-cell>
          <table:table-cell table:style-name="Table2.A2" office:value-type="string">
            <text:p text:style-name="P108">0.0000089470</text:p>
          </table:table-cell>
          <table:table-cell table:style-name="Table2.A2" office:value-type="string">
            <text:p text:style-name="P108">0.0001630450</text:p>
          </table:table-cell>
          <table:table-cell table:style-name="Table2.A2" office:value-type="string">
            <text:p text:style-name="P108">0.0003174730</text:p>
          </table:table-cell>
          <table:table-cell table:style-name="Table2.F2" office:value-type="string">
            <text:p text:style-name="P108">0.0014760660</text:p>
          </table:table-cell>
        </table:table-row>
        <table:table-row table:style-name="TableLine94807927101712">
          <table:table-cell table:style-name="Table2.A2" office:value-type="string">
            <text:p text:style-name="P131">5</text:p>
          </table:table-cell>
          <table:table-cell table:style-name="Table2.A2" office:value-type="string">
            <text:p text:style-name="P108">0.0000022840</text:p>
          </table:table-cell>
          <table:table-cell table:style-name="Table2.A2" office:value-type="string">
            <text:p text:style-name="P108">0.0000094530</text:p>
          </table:table-cell>
          <table:table-cell table:style-name="Table2.A2" office:value-type="string">
            <text:p text:style-name="P108">0.0001216030</text:p>
          </table:table-cell>
          <table:table-cell table:style-name="Table2.A2" office:value-type="string">
            <text:p text:style-name="P108">0.0001196420</text:p>
          </table:table-cell>
          <table:table-cell table:style-name="Table2.F2" office:value-type="string">
            <text:p text:style-name="P108">0.0011302580</text:p>
          </table:table-cell>
        </table:table-row>
        <table:table-row table:style-name="TableLine94807927103088">
          <table:table-cell table:style-name="Table2.A2" office:value-type="string">
            <text:p text:style-name="P130">1<text:span text:style-name="T18">0</text:span></text:p>
          </table:table-cell>
          <table:table-cell table:style-name="Table2.A2" office:value-type="string">
            <text:p text:style-name="P108">0.0000011860</text:p>
          </table:table-cell>
          <table:table-cell table:style-name="Table2.A2" office:value-type="string">
            <text:p text:style-name="P108">0.0000038540</text:p>
          </table:table-cell>
          <table:table-cell table:style-name="Table2.A2" office:value-type="string">
            <text:p text:style-name="P108">0.0001096700</text:p>
          </table:table-cell>
          <table:table-cell table:style-name="Table2.A2" office:value-type="string">
            <text:p text:style-name="P108">0.0001021880</text:p>
          </table:table-cell>
          <table:table-cell table:style-name="Table2.F2" office:value-type="string">
            <text:p text:style-name="P108">0.0005455280</text:p>
          </table:table-cell>
        </table:table-row>
      </table:table>
      <text:p text:style-name="P44"/>
      <text:p text:style-name="P34">Conclusion:</text:p>
      <text:p text:style-name="P47">I) For a given Array size (or Upper bound), As number of Processes incresases, execution time goes on decreasing.</text:p>
      <text:p text:style-name="P47">II) For a given number of processes, As Array size increases, execution time goes on increasing.</text:p>
      <text:p text:style-name="P2"/>
      <text:p text:style-name="P155"><text:bookmark-start text:name="Q4"/><text:span text:style-name="T73">Q</text:span>4. Write a Parallel program to find minimum and maximum element in a given array of large size N.<text:bookmark-end text:name="Q4"/></text:p>
      <text:p text:style-name="P2"/>
      <text:p text:style-name="P2">Program:</text:p>
      <text:p text:style-name="P52">// Find Min and Max from an Array of size N </text:p>
      <text:p text:style-name="P52"/>
      <text:p text:style-name="P52">#include&lt;stdio.h&gt;</text:p>
      <text:p text:style-name="P52">#include&lt;mpi.h&gt;</text:p>
      <text:p text:style-name="P52">#include &lt;stdlib.h&gt;</text:p>
      <text:p text:style-name="P52">#include&lt;time.h&gt;</text:p>
      <text:p text:style-name="P52">void printArray(int arr[], int r,int myrank)</text:p>
      <text:p text:style-name="P52">{</text:p>
      <text:p text:style-name="P52"><text:s text:c="4"/>printf("Array at process %d is ",myrank);</text:p>
      <text:p text:style-name="P52"><text:s text:c="4"/>for (int i = 0; i &lt;r; i++)</text:p>
      <text:p text:style-name="P52"><text:s text:c="4"/>{</text:p>
      <text:p text:style-name="P52"><text:s text:c="8"/>printf("%d <text:s/>", arr[i]);</text:p>
      <text:p text:style-name="P52"><text:s text:c="4"/>}</text:p>
      <text:p text:style-name="P52"><text:s text:c="4"/>printf("\n");</text:p>
      <text:p text:style-name="P52">}</text:p>
      <text:p text:style-name="P52"/>
      <text:p text:style-name="P52">int main(int argc,char* argv[])</text:p>
      <text:p text:style-name="P52">{</text:p>
      <text:p text:style-name="P52"><text:s text:c="4"/>int size,myrank,gmin,gmax;</text:p>
      <text:p text:style-name="P52"><text:s text:c="4"/>srand(time(0));</text:p>
      <text:p text:style-name="P52"><text:s text:c="4"/>MPI_Init(&amp;argc, &amp;argv);</text:p>
      <text:p text:style-name="P52"><text:s text:c="4"/>MPI_Comm_rank(MPI_COMM_WORLD,&amp;myrank);</text:p>
      <text:p text:style-name="P52"><text:s text:c="4"/>MPI_Comm_size(MPI_COMM_WORLD,&amp;size);</text:p>
      <text:p text:style-name="P52"><text:s text:c="4"/>int N=atoi(argv[1]); <text:s text:c="15"/>//atoi --&gt;Used to convert char to int &amp;&amp; </text:p>
      <text:p text:style-name="P52"><text:s text:c="40"/>// atoi(argv[1])--&gt;used to take arraysize input from command line <text:s/></text:p>
      <text:p text:style-name="P52"><text:s text:c="4"/>int scattersize,newsize;</text:p>
      <text:p text:style-name="P52"><text:s text:c="4"/>if((N%size)==0)</text:p>
      <text:p text:style-name="P52"><text:s text:c="4"/>{</text:p>
      <text:p text:style-name="P52"><text:s text:c="8"/>scattersize=(N/size);</text:p>
      <text:p text:style-name="P52"><text:s text:c="4"/>}</text:p>
      <text:p text:style-name="P52"><text:s text:c="4"/>else</text:p>
      <text:p text:style-name="P52"><text:s text:c="4"/>{</text:p>
      <text:p text:style-name="P52"><text:s text:c="8"/>scattersize=(N/size)+1;</text:p>
      <text:p text:style-name="P52"><text:s text:c="4"/>}</text:p>
      <text:p text:style-name="P52"><text:s text:c="4"/>newsize=scattersize*size;</text:p>
      <text:p text:style-name="P52"><text:s text:c="4"/>int a[newsize];</text:p>
      <text:p text:style-name="P52"><text:s text:c="4"/>if(myrank==0)</text:p>
      <text:p text:style-name="P52"><text:s text:c="4"/>{</text:p>
      <text:p text:style-name="P52"><text:soft-page-break/><text:s text:c="8"/>for(int i=0;i&lt;newsize;i++)</text:p>
      <text:p text:style-name="P52"><text:s text:c="8"/>{</text:p>
      <text:p text:style-name="P52"><text:s text:c="12"/>if(i&lt;N)</text:p>
      <text:p text:style-name="P52"><text:s text:c="12"/>{</text:p>
      <text:p text:style-name="P52"><text:s text:c="16"/>a[i]=rand()%(newsize*(2));</text:p>
      <text:p text:style-name="P52"><text:s text:c="12"/>}</text:p>
      <text:p text:style-name="P52"><text:s text:c="12"/>else</text:p>
      <text:p text:style-name="P52"><text:s text:c="12"/>{</text:p>
      <text:p text:style-name="P52"><text:s text:c="16"/>a[i]=0;</text:p>
      <text:p text:style-name="P52"><text:s text:c="12"/>}</text:p>
      <text:p text:style-name="P52"><text:s text:c="12"/></text:p>
      <text:p text:style-name="P52"><text:s text:c="8"/>}</text:p>
      <text:p text:style-name="P52"><text:s text:c="4"/>}</text:p>
      <text:p text:style-name="P52"><text:s text:c="4"/>int localArray[scattersize];</text:p>
      <text:p text:style-name="P52"><text:s text:c="4"/>MPI_Scatter(&amp;a,scattersize,MPI_INT,&amp;localArray,scattersize,MPI_INT,0,MPI_COMM_WORLD);</text:p>
      <text:p text:style-name="P52"><text:s text:c="4"/>double t1=MPI_Wtime();</text:p>
      <text:p text:style-name="P52"><text:s text:c="4"/>int lmax=localArray[0];</text:p>
      <text:p text:style-name="P52"><text:s text:c="4"/>for(int i=0;i&lt;scattersize;i++)</text:p>
      <text:p text:style-name="P52"><text:s text:c="4"/>{</text:p>
      <text:p text:style-name="P52"><text:s text:c="8"/>if(lmax&lt;localArray[i])</text:p>
      <text:p text:style-name="P52"><text:s text:c="8"/>{</text:p>
      <text:p text:style-name="P52"><text:s text:c="12"/>lmax=localArray[i];</text:p>
      <text:p text:style-name="P52"><text:s text:c="8"/>}</text:p>
      <text:p text:style-name="P52"><text:s text:c="4"/>}</text:p>
      <text:p text:style-name="P52"><text:s text:c="4"/>printf("\n\nMAX of array at process %d is %d\n\n",myrank,lmax);</text:p>
      <text:p text:style-name="P52"><text:s text:c="4"/>double t2=MPI_Wtime();</text:p>
      <text:p text:style-name="P52"><text:s text:c="4"/>printf("Time required for process %d to calculate local MAX %1.10f \n",myrank,(t2-t1));</text:p>
      <text:p text:style-name="P52"><text:s text:c="4"/>printArray(localArray,scattersize,myrank);</text:p>
      <text:p text:style-name="P52"><text:s text:c="4"/>int lmin=localArray[0];</text:p>
      <text:p text:style-name="P52"><text:s text:c="4"/>for(int i=0;i&lt;scattersize;i++)</text:p>
      <text:p text:style-name="P52"><text:s text:c="4"/>{</text:p>
      <text:p text:style-name="P52"/>
      <text:p text:style-name="P52"><text:s text:c="8"/>if(lmin&gt;localArray[i]&amp;&amp;localArray[i]!=0)</text:p>
      <text:p text:style-name="P52"><text:s text:c="8"/>{</text:p>
      <text:p text:style-name="P52"><text:s text:c="12"/>lmin=localArray[i];</text:p>
      <text:p text:style-name="P52"><text:s text:c="8"/>}</text:p>
      <text:p text:style-name="P52"><text:s text:c="4"/>}</text:p>
      <text:p text:style-name="P52"><text:s text:c="4"/>printf("\n\nMIN of array at process %d is %d\n\n",myrank,lmin);</text:p>
      <text:p text:style-name="P52"><text:s text:c="4"/>double t3=MPI_Wtime();</text:p>
      <text:p text:style-name="P52"><text:soft-page-break/><text:s text:c="4"/>printf("Time required for process %d to calculate local MIN %1.10f \n",myrank,(t3-t2));</text:p>
      <text:p text:style-name="P52"><text:s text:c="4"/>MPI_Reduce(&amp;lmin,&amp;gmin,1,MPI_INT,MPI_MIN,0,MPI_COMM_WORLD);</text:p>
      <text:p text:style-name="P52"><text:s text:c="4"/>double t4=MPI_Wtime();</text:p>
      <text:p text:style-name="P52"><text:s text:c="4"/>MPI_Reduce(&amp;lmax,&amp;gmax,1,MPI_INT,MPI_MAX,0,MPI_COMM_WORLD);</text:p>
      <text:p text:style-name="P52"><text:s text:c="4"/>double t5=MPI_Wtime();</text:p>
      <text:p text:style-name="P52"><text:s text:c="4"/>if(myrank==0 &amp;&amp; size&gt;1)</text:p>
      <text:p text:style-name="P52"><text:s text:c="4"/>{</text:p>
      <text:p text:style-name="P52"><text:s text:c="8"/>printArray(a,newsize,myrank);</text:p>
      <text:p text:style-name="P52"><text:s text:c="8"/>printf("\n\nMIN of Entire array is %d\n\n",gmin);</text:p>
      <text:p text:style-name="P52"><text:s text:c="8"/>printf("\n\nMAX of Entire array is %d\n\n",gmax);</text:p>
      <text:p text:style-name="P52"><text:s text:c="8"/>printf("Time required for process %d to calculate global MIN %1.10f \n",myrank,(t4-t3));</text:p>
      <text:p text:style-name="P52"><text:s text:c="8"/>printf("Time required for process %d to calculate global MAX %1.10f \n",myrank,(t5-t4));</text:p>
      <text:p text:style-name="P52"><text:s text:c="4"/>}</text:p>
      <text:p text:style-name="P52"><text:s text:c="4"/>MPI_Finalize();</text:p>
      <text:p text:style-name="P52"><text:s text:c="4"/>return 0;</text:p>
      <text:p text:style-name="P52">}</text:p>
      <text:p text:style-name="P52"/>
      <text:p text:style-name="P3">Output:</text:p>
      <text:p text:style-name="P82"><text:span text:style-name="T25">I)</text:span><text:span text:style-name="T21"> Processes = 1 (Serial) </text:span><text:span text:style-name="T26">and N 50</text:span></text:p>
      <text:p text:style-name="P48"/>
      <text:p text:style-name="P48"/>
      <text:p text:style-name="P48">MAX of array at process 0 is 97</text:p>
      <text:p text:style-name="P48"/>
      <text:p text:style-name="P48">Time required for process 0 to calculate local MAX 0.0000768500 </text:p>
      <text:p text:style-name="P48">Array at process 0 is 97 <text:s/>57 <text:s/>79 <text:s/>82 <text:s/>22 <text:s/>88 <text:s/>40 <text:s/>52 <text:s/>94 <text:s/>41 <text:s/>78 <text:s/>15 <text:s/>60 <text:s/>94 <text:s/>84 <text:s/>60 <text:s/>38 <text:s/>39 <text:s/>50 <text:s/>35 <text:s/>85 <text:s/>44 <text:s/>38 <text:s/>8 <text:s/>38 <text:s/>4 <text:s/>52 <text:s/>28 <text:s/>37 <text:s/>1 <text:s/>23 <text:s/>35 <text:s/>59 <text:s/>3 <text:s/>69 <text:s/>33 <text:s/>91 <text:s/>61 <text:s/>85 <text:s/>38 <text:s/>2 <text:s/>15 <text:s/>53 <text:s/>15 <text:s/>9 <text:s/>38 <text:s/>27 <text:s/>47 <text:s/>29 <text:s/>78 <text:s/></text:p>
      <text:p text:style-name="P48"/>
      <text:p text:style-name="P48"/>
      <text:p text:style-name="P48">MIN of array at process 0 is 1</text:p>
      <text:p text:style-name="P48"/>
      <text:p text:style-name="P48">Time required for process 0 to calculate local MIN 0.0000413650 </text:p>
      <text:p text:style-name="P48"/>
      <text:p text:style-name="P82"><text:span text:style-name="T27">II)</text:span><text:span text:style-name="T21"> Processes = </text:span><text:span text:style-name="T22">2</text:span><text:span text:style-name="T21"> (</text:span><text:span text:style-name="T22">Parallel</text:span><text:span text:style-name="T21">) </text:span><text:span text:style-name="T24">and N 50</text:span></text:p>
      <text:p text:style-name="P38"/>
      <text:p text:style-name="P38"/>
      <text:p text:style-name="P38">MAX of array at process 0 is 96</text:p>
      <text:p text:style-name="P38"/>
      <text:p text:style-name="P38">Time required for process 0 to calculate local MAX 0.0000345900 </text:p>
      <text:p text:style-name="P38"><text:soft-page-break/>Array at process 0 is 88 <text:s/>10 <text:s/>14 <text:s/>34 <text:s/>36 <text:s/>25 <text:s/>17 <text:s/>95 <text:s/>49 <text:s/>91 <text:s/>6 <text:s/>66 <text:s/>74 <text:s/>20 <text:s/>31 <text:s/>24 <text:s/>85 <text:s/>33 <text:s/>59 <text:s/>44 <text:s/>54 <text:s/>13 <text:s/>14 <text:s/>6 <text:s/>96 <text:s/></text:p>
      <text:p text:style-name="P38"/>
      <text:p text:style-name="P38"/>
      <text:p text:style-name="P38">MIN of array at process 0 is 6</text:p>
      <text:p text:style-name="P38"/>
      <text:p text:style-name="P38">Time required for process 0 to calculate local MIN 0.0000274570 </text:p>
      <text:p text:style-name="P38"/>
      <text:p text:style-name="P38"/>
      <text:p text:style-name="P38">MAX of array at process 1 is 94</text:p>
      <text:p text:style-name="P38"/>
      <text:p text:style-name="P38">Time required for process 1 to calculate local MAX 0.0000438090 </text:p>
      <text:p text:style-name="P38">Array at process 1 is 88 <text:s/>2 <text:s/>29 <text:s/>79 <text:s/>83 <text:s/>27 <text:s/>19 <text:s/>45 <text:s/>94 <text:s/>53 <text:s/>33 <text:s/>19 <text:s/>70 <text:s/>28 <text:s/>68 <text:s/>14 <text:s/>87 <text:s/>86 <text:s/>88 <text:s/>7 <text:s/>69 <text:s/>64 <text:s/>45 <text:s/>3 <text:s/>23 <text:s/></text:p>
      <text:p text:style-name="P38"/>
      <text:p text:style-name="P38"/>
      <text:p text:style-name="P38">MIN of array at process 1 is 2</text:p>
      <text:p text:style-name="P38"/>
      <text:p text:style-name="P38">Time required for process 1 to calculate local MIN 0.0000295770 </text:p>
      <text:p text:style-name="P38">Array at process 0 is 88 <text:s/>10 <text:s/>14 <text:s/>34 <text:s/>36 <text:s/>25 <text:s/>17 <text:s/>95 <text:s/>49 <text:s/>91 <text:s/>6 <text:s/>66 <text:s/>74 <text:s/>20 <text:s/>31 <text:s/>24 <text:s/>85 <text:s/>33 <text:s/>59 <text:s/>44 <text:s/>54 <text:s/>13 <text:s/>14 <text:s/>6 <text:s/>96 <text:s/>88 <text:s/>2 <text:s/>29 <text:s/>79 <text:s/>83 <text:s/>27 <text:s/>19 <text:s/>45 <text:s/>94 <text:s/>53 <text:s/>33 <text:s/>19 <text:s/>70 <text:s/>28 <text:s/>68 <text:s/>14 <text:s/>87 <text:s/>86 <text:s/>88 <text:s/>7 <text:s/>69 <text:s/>64 <text:s/>45 <text:s/>3 <text:s/>23 <text:s/></text:p>
      <text:p text:style-name="P38"/>
      <text:p text:style-name="P38"/>
      <text:p text:style-name="P38">MIN of Entire array is 2</text:p>
      <text:p text:style-name="P38"/>
      <text:p text:style-name="P38"/>
      <text:p text:style-name="P38"/>
      <text:p text:style-name="P38">MAX of Entire array is 96</text:p>
      <text:p text:style-name="P38"/>
      <text:p text:style-name="P38">Time required for process 0 to calculate global MIN 0.0000512110 </text:p>
      <text:p text:style-name="P38">Time required for process 0 to calculate global MAX 0.0000016990 </text:p>
      <text:p text:style-name="P38"/>
      <text:p text:style-name="P87"><text:span text:style-name="T3">Table </text:span><text:span text:style-name="T4">4</text:span><text:span text:style-name="T3">.1 : </text:span><text:span text:style-name="T5">Minimum and Maximum from Array</text:span><text:span text:style-name="T3"> – Serial execution (i.e. n=1)</text:span></text:p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07927187952">
          <table:table-cell table:style-name="Table5.A1" office:value-type="string">
            <text:p text:style-name="P105">Sr. No. </text:p>
          </table:table-cell>
          <table:table-cell table:style-name="Table5.A1" office:value-type="string">
            <text:p text:style-name="P105">N</text:p>
          </table:table-cell>
          <table:table-cell table:style-name="Table5.A1" office:value-type="string">
            <text:p text:style-name="P105">Time <text:span text:style-name="T43">for Finding Min</text:span></text:p>
          </table:table-cell>
          <table:table-cell table:style-name="Table5.D1" office:value-type="string">
            <text:p text:style-name="P120">Time for Finding Max</text:p>
          </table:table-cell>
        </table:table-row>
        <table:table-row table:style-name="TableLine94807927128512"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50<text:span text:style-name="T43">0</text:span></text:p>
          </table:table-cell>
          <table:table-cell table:style-name="Table5.A2" office:value-type="string">
            <text:p text:style-name="P115">0.0000017190</text:p>
          </table:table-cell>
          <table:table-cell table:style-name="Table5.D2" office:value-type="string">
            <text:p text:style-name="P115">0.0000260900</text:p>
          </table:table-cell>
        </table:table-row>
        <table:table-row table:style-name="TableLine94807927135200">
          <table:table-cell table:style-name="Table5.A2" office:value-type="string">
            <text:p text:style-name="P105">2</text:p>
          </table:table-cell>
          <table:table-cell table:style-name="Table5.A2" office:value-type="string">
            <text:p text:style-name="P105">100<text:span text:style-name="T43">0</text:span></text:p>
          </table:table-cell>
          <table:table-cell table:style-name="Table5.A2" office:value-type="string">
            <text:p text:style-name="P109">0.0000033250</text:p>
          </table:table-cell>
          <table:table-cell table:style-name="Table5.D2" office:value-type="string">
            <text:p text:style-name="P109">0.0000250680</text:p>
          </table:table-cell>
        </table:table-row>
        <table:table-row table:style-name="TableLine94807927138144">
          <table:table-cell table:style-name="Table5.A2" office:value-type="string">
            <text:p text:style-name="P105">3</text:p>
          </table:table-cell>
          <table:table-cell table:style-name="Table5.A2" office:value-type="string">
            <text:p text:style-name="P105">200<text:span text:style-name="T43">0</text:span></text:p>
          </table:table-cell>
          <table:table-cell table:style-name="Table5.A2" office:value-type="string">
            <text:p text:style-name="P109">0.0000066820</text:p>
          </table:table-cell>
          <table:table-cell table:style-name="Table5.D2" office:value-type="string">
            <text:p text:style-name="P109">0.0000314880</text:p>
          </table:table-cell>
        </table:table-row>
        <table:table-row table:style-name="TableLine94807927141088">
          <table:table-cell table:style-name="Table5.A2" office:value-type="string">
            <text:p text:style-name="P105">4</text:p>
          </table:table-cell>
          <table:table-cell table:style-name="Table5.A2" office:value-type="string">
            <text:p text:style-name="P105">500<text:span text:style-name="T43">0</text:span></text:p>
          </table:table-cell>
          <table:table-cell table:style-name="Table5.A2" office:value-type="string">
            <text:p text:style-name="P109">0.0000211590</text:p>
          </table:table-cell>
          <table:table-cell table:style-name="Table5.D2" office:value-type="string">
            <text:p text:style-name="P109">0.0000485550</text:p>
          </table:table-cell>
        </table:table-row>
        <table:table-row table:style-name="TableLine94807927144048">
          <table:table-cell table:style-name="Table5.A2" office:value-type="string">
            <text:p text:style-name="P105">5</text:p>
          </table:table-cell>
          <table:table-cell table:style-name="Table5.A2" office:value-type="string">
            <text:p text:style-name="P105">100<text:span text:style-name="T43">0</text:span>0</text:p>
          </table:table-cell>
          <table:table-cell table:style-name="Table5.A2" office:value-type="string">
            <text:p text:style-name="P109">0.0000322740</text:p>
          </table:table-cell>
          <table:table-cell table:style-name="Table5.D2" office:value-type="string">
            <text:p text:style-name="P109">0.0000558640</text:p>
          </table:table-cell>
        </table:table-row>
      </table:table>
      <text:p text:style-name="P40"><text:soft-page-break/>Table <text:span text:style-name="T41">4.2</text:span> : <text:span text:style-name="T45">Time required to find m</text:span><text:span text:style-name="T41">inimum <text:s/>from Array</text:span> – Parallel execution <text:span text:style-name="T19">(time)</text:span></text:p>
      <text:p text:style-name="P39"/>
      <table:table table:name="Table6" table:style-name="Table6">
        <table:table-column table:style-name="Table6.A"/>
        <table:table-column table:style-name="Table6.B" table:number-columns-repeated="4"/>
        <table:table-column table:style-name="Table6.F"/>
        <table:table-row table:style-name="Table6.1">
          <table:table-cell table:style-name="Table6.A1" office:value-type="string">
            <text:p text:style-name="P105">n\N</text:p>
          </table:table-cell>
          <table:table-cell table:style-name="Table6.A1" office:value-type="string">
            <text:p text:style-name="P105">50<text:span text:style-name="T44">0</text:span></text:p>
          </table:table-cell>
          <table:table-cell table:style-name="Table6.A1" office:value-type="string">
            <text:p text:style-name="P105">100<text:span text:style-name="T44">0</text:span></text:p>
          </table:table-cell>
          <table:table-cell table:style-name="Table6.A1" office:value-type="string">
            <text:p text:style-name="P105">200<text:span text:style-name="T44">0</text:span></text:p>
          </table:table-cell>
          <table:table-cell table:style-name="Table6.A1" office:value-type="string">
            <text:p text:style-name="P105">500<text:span text:style-name="T44">0</text:span></text:p>
          </table:table-cell>
          <table:table-cell table:style-name="Table6.F1" office:value-type="string">
            <text:p text:style-name="P105">1000<text:span text:style-name="T44">0</text:span></text:p>
          </table:table-cell>
        </table:table-row>
        <table:table-row table:style-name="Table6.1">
          <table:table-cell table:style-name="Table6.A2" office:value-type="string">
            <text:p text:style-name="P105">2</text:p>
          </table:table-cell>
          <table:table-cell table:style-name="Table6.A2" office:value-type="string">
            <text:p text:style-name="P109">0.0000<text:span text:style-name="T46">4</text:span>62670</text:p>
          </table:table-cell>
          <table:table-cell table:style-name="Table6.A2" office:value-type="string">
            <text:p text:style-name="P109">0.0000<text:span text:style-name="T63">82</text:span>2590</text:p>
          </table:table-cell>
          <table:table-cell table:style-name="Table6.A2" office:value-type="string">
            <text:p text:style-name="P109">0.000<text:span text:style-name="T57">1</text:span><text:span text:style-name="T47">55</text:span>2880</text:p>
          </table:table-cell>
          <table:table-cell table:style-name="Table6.A2" office:value-type="string">
            <text:p text:style-name="P109">0.000<text:span text:style-name="T59">06</text:span>81570</text:p>
          </table:table-cell>
          <table:table-cell table:style-name="Table6.F2" office:value-type="string">
            <text:p text:style-name="P110">0.0000<text:span text:style-name="T48">70</text:span>9850</text:p>
          </table:table-cell>
        </table:table-row>
        <table:table-row table:style-name="Table6.1">
          <table:table-cell table:style-name="Table6.A2" office:value-type="string">
            <text:p text:style-name="P105">4</text:p>
          </table:table-cell>
          <table:table-cell table:style-name="Table6.A2" office:value-type="string">
            <text:p text:style-name="P109">0.0000029980</text:p>
          </table:table-cell>
          <table:table-cell table:style-name="Table6.A2" office:value-type="string">
            <text:p text:style-name="P109">0.000<text:span text:style-name="T51">59</text:span>19010</text:p>
          </table:table-cell>
          <table:table-cell table:style-name="Table6.A2" office:value-type="string">
            <text:p text:style-name="P109">0.000<text:span text:style-name="T56">3</text:span>339740</text:p>
          </table:table-cell>
          <table:table-cell table:style-name="Table6.A2" office:value-type="string">
            <text:p text:style-name="P109">0.0001<text:span text:style-name="T58">2</text:span>24330</text:p>
          </table:table-cell>
          <table:table-cell table:style-name="Table6.F2" office:value-type="string">
            <text:p text:style-name="P109">0.000<text:span text:style-name="T49">0</text:span><text:span text:style-name="T50">62</text:span>6950</text:p>
          </table:table-cell>
        </table:table-row>
        <table:table-row table:style-name="Table6.1">
          <table:table-cell table:style-name="Table6.A1" office:value-type="string">
            <text:p text:style-name="P121">8</text:p>
          </table:table-cell>
          <table:table-cell table:style-name="Table6.A1" office:value-type="string">
            <text:p text:style-name="P109">0.0000022840</text:p>
          </table:table-cell>
          <table:table-cell table:style-name="Table6.A1" office:value-type="string">
            <text:p text:style-name="P109">0.00<text:span text:style-name="T52">5</text:span>7549470</text:p>
          </table:table-cell>
          <table:table-cell table:style-name="Table6.A1" office:value-type="string">
            <text:p text:style-name="P109">0.000<text:span text:style-name="T55">5</text:span>551600</text:p>
          </table:table-cell>
          <table:table-cell table:style-name="Table6.A1" office:value-type="string">
            <text:p text:style-name="P109">0.0002621310</text:p>
          </table:table-cell>
          <table:table-cell table:style-name="Table6.F1" office:value-type="string">
            <text:p text:style-name="P109">0.00<text:span text:style-name="T60">0</text:span>1302580</text:p>
          </table:table-cell>
        </table:table-row>
        <table:table-row table:style-name="Table6.1">
          <table:table-cell table:style-name="Table6.A2" office:value-type="string">
            <text:p text:style-name="P121">12</text:p>
          </table:table-cell>
          <table:table-cell table:style-name="Table6.A2" office:value-type="string">
            <text:p text:style-name="P109">0.0000011860</text:p>
          </table:table-cell>
          <table:table-cell table:style-name="Table6.A2" office:value-type="string">
            <text:p text:style-name="P109">0.0<text:span text:style-name="T53">099</text:span>092960</text:p>
          </table:table-cell>
          <table:table-cell table:style-name="Table6.A2" office:value-type="string">
            <text:p text:style-name="P109">0.000<text:span text:style-name="T54">7</text:span>481430</text:p>
          </table:table-cell>
          <table:table-cell table:style-name="Table6.A2" office:value-type="string">
            <text:p text:style-name="P109">0.000<text:span text:style-name="T61">4</text:span>021880</text:p>
          </table:table-cell>
          <table:table-cell table:style-name="Table6.F2" office:value-type="string">
            <text:p text:style-name="P109">0.0005455280</text:p>
          </table:table-cell>
        </table:table-row>
      </table:table>
      <text:p text:style-name="P41"/>
      <text:p text:style-name="P88"><text:span text:style-name="T3">Table </text:span><text:span text:style-name="T5">4.</text:span><text:span text:style-name="T6">3</text:span><text:span text:style-name="T3"> : </text:span><text:span text:style-name="T7">Time required to find </text:span><text:span text:style-name="T6">Maximum</text:span><text:span text:style-name="T5"> <text:s/>from Array</text:span><text:span text:style-name="T3"> – Parallel execution </text:span><text:span text:style-name="T8">(time)</text:span></text:p>
      <text:p text:style-name="P41"/>
      <table:table table:name="Table7" table:style-name="Table7">
        <table:table-column table:style-name="Table7.A"/>
        <table:table-column table:style-name="Table7.B" table:number-columns-repeated="4"/>
        <table:table-column table:style-name="Table7.F"/>
        <table:table-row table:style-name="Table7.1">
          <table:table-cell table:style-name="Table7.A1" office:value-type="string">
            <text:p text:style-name="P106">n\N</text:p>
          </table:table-cell>
          <table:table-cell table:style-name="Table7.A1" office:value-type="string">
            <text:p text:style-name="P106">50<text:span text:style-name="T44">0</text:span></text:p>
          </table:table-cell>
          <table:table-cell table:style-name="Table7.A1" office:value-type="string">
            <text:p text:style-name="P106">100<text:span text:style-name="T44">0</text:span></text:p>
          </table:table-cell>
          <table:table-cell table:style-name="Table7.A1" office:value-type="string">
            <text:p text:style-name="P106">200<text:span text:style-name="T44">0</text:span></text:p>
          </table:table-cell>
          <table:table-cell table:style-name="Table7.A1" office:value-type="string">
            <text:p text:style-name="P106">500<text:span text:style-name="T44">0</text:span></text:p>
          </table:table-cell>
          <table:table-cell table:style-name="Table7.F1" office:value-type="string">
            <text:p text:style-name="P106">1000<text:span text:style-name="T44">0</text:span></text:p>
          </table:table-cell>
        </table:table-row>
        <table:table-row table:style-name="Table7.1">
          <table:table-cell table:style-name="Table7.A2" office:value-type="string">
            <text:p text:style-name="P106">2</text:p>
          </table:table-cell>
          <table:table-cell table:style-name="Table7.A2" office:value-type="string">
            <text:p text:style-name="P111">0.0000<text:span text:style-name="T62">42</text:span>5380</text:p>
          </table:table-cell>
          <table:table-cell table:style-name="Table7.A2" office:value-type="string">
            <text:p text:style-name="P111">0.0000<text:span text:style-name="T64">43</text:span>7490</text:p>
          </table:table-cell>
          <table:table-cell table:style-name="Table7.A2" office:value-type="string">
            <text:p text:style-name="P111">0.000<text:span text:style-name="T64">045</text:span>2880</text:p>
          </table:table-cell>
          <table:table-cell table:style-name="Table7.A2" office:value-type="string">
            <text:p text:style-name="P111">0.000<text:span text:style-name="T59">0</text:span><text:span text:style-name="T65">56</text:span>1570</text:p>
          </table:table-cell>
          <table:table-cell table:style-name="Table7.F2" office:value-type="string">
            <text:p text:style-name="P111">0.0000<text:span text:style-name="T66">58</text:span>9850</text:p>
          </table:table-cell>
        </table:table-row>
        <table:table-row table:style-name="Table7.1">
          <table:table-cell table:style-name="Table7.A2" office:value-type="string">
            <text:p text:style-name="P106">4</text:p>
          </table:table-cell>
          <table:table-cell table:style-name="Table7.A2" office:value-type="string">
            <text:p text:style-name="P111">0.0000029980</text:p>
          </table:table-cell>
          <table:table-cell table:style-name="Table7.A2" office:value-type="string">
            <text:p text:style-name="P111">0.000<text:span text:style-name="T51">59</text:span>19010</text:p>
          </table:table-cell>
          <table:table-cell table:style-name="Table7.A2" office:value-type="string">
            <text:p text:style-name="P111">0.000<text:span text:style-name="T56">3</text:span>339740</text:p>
          </table:table-cell>
          <table:table-cell table:style-name="Table7.A2" office:value-type="string">
            <text:p text:style-name="P111">0.0001<text:span text:style-name="T58">2</text:span>24330</text:p>
          </table:table-cell>
          <table:table-cell table:style-name="Table7.F2" office:value-type="string">
            <text:p text:style-name="P111">0.000<text:span text:style-name="T67">47</text:span><text:span text:style-name="T50">2</text:span>6950</text:p>
          </table:table-cell>
        </table:table-row>
        <table:table-row table:style-name="Table7.1">
          <table:table-cell table:style-name="Table7.A2" office:value-type="string">
            <text:p text:style-name="P122">8</text:p>
          </table:table-cell>
          <table:table-cell table:style-name="Table7.A2" office:value-type="string">
            <text:p text:style-name="P111">0.0000022840</text:p>
          </table:table-cell>
          <table:table-cell table:style-name="Table7.A2" office:value-type="string">
            <text:p text:style-name="P111">0.00<text:span text:style-name="T52">5</text:span>7549470</text:p>
          </table:table-cell>
          <table:table-cell table:style-name="Table7.A2" office:value-type="string">
            <text:p text:style-name="P111">0.000<text:span text:style-name="T55">5</text:span>551600</text:p>
          </table:table-cell>
          <table:table-cell table:style-name="Table7.A2" office:value-type="string">
            <text:p text:style-name="P111">0.0002621310</text:p>
          </table:table-cell>
          <table:table-cell table:style-name="Table7.F2" office:value-type="string">
            <text:p text:style-name="P111">0.00<text:span text:style-name="T68">3</text:span>3083920</text:p>
          </table:table-cell>
        </table:table-row>
        <table:table-row table:style-name="Table7.1">
          <table:table-cell table:style-name="Table7.A2" office:value-type="string">
            <text:p text:style-name="P122">12</text:p>
          </table:table-cell>
          <table:table-cell table:style-name="Table7.A2" office:value-type="string">
            <text:p text:style-name="P111">0.0000011860</text:p>
          </table:table-cell>
          <table:table-cell table:style-name="Table7.A2" office:value-type="string">
            <text:p text:style-name="P111">0.0<text:span text:style-name="T53">099</text:span>092960</text:p>
          </table:table-cell>
          <table:table-cell table:style-name="Table7.A2" office:value-type="string">
            <text:p text:style-name="P111">0.000<text:span text:style-name="T54">7</text:span>481430</text:p>
          </table:table-cell>
          <table:table-cell table:style-name="Table7.A2" office:value-type="string">
            <text:p text:style-name="P111">0.00<text:span text:style-name="T70">3</text:span><text:span text:style-name="T71">2</text:span><text:span text:style-name="T70">1</text:span>48520</text:p>
          </table:table-cell>
          <table:table-cell table:style-name="Table7.F2" office:value-type="string">
            <text:p text:style-name="P111">0.0<text:span text:style-name="T69">11</text:span>8603990</text:p>
          </table:table-cell>
        </table:table-row>
      </table:table>
      <text:p text:style-name="P46"/>
      <text:p text:style-name="P46"/>
      <text:p text:style-name="P32">Conclusion:</text:p>
      <text:p text:style-name="P79">I) For a given number of processes, As N increases, run time goes on increasing in both cases i.e. while finding maximum and minimum <text:span text:style-name="T85">from array</text:span>.</text:p>
      <text:p text:style-name="P165">II) For a given N, As number of processes increases, run time goes on decreasing in both cases i.e. while finding maximum and minimum from array. </text:p>
      <text:p text:style-name="P153">Q5. Write parallel programs to implement Merge sort and Quick sort</text:p>
      <text:p text:style-name="P12"/>
      <text:p text:style-name="P12"><text:bookmark-start text:name="q5.1"/>a) Merge Sort<text:bookmark-end text:name="q5.1"/></text:p>
      <text:p text:style-name="P17">Program:</text:p>
      <text:p text:style-name="P69"/>
      <text:p text:style-name="P69">#include&lt;stdio.h&gt;</text:p>
      <text:p text:style-name="P69">#include&lt;stdlib.h&gt;</text:p>
      <text:p text:style-name="P69">#include&lt;mpi.h&gt;</text:p>
      <text:p text:style-name="P69">void merge(int arr[],int l,int m, int r)</text:p>
      <text:p text:style-name="P69">{</text:p>
      <text:p text:style-name="P69"><text:s text:c="4"/>int i=l,j=m+1,k=l;</text:p>
      <text:p text:style-name="P69"><text:s text:c="4"/>int temp[r+1];</text:p>
      <text:p text:style-name="P69"><text:s text:c="4"/>while(i&lt;=m&amp;&amp;j&lt;=r)</text:p>
      <text:p text:style-name="P69"><text:s text:c="4"/>{</text:p>
      <text:p text:style-name="P69"><text:s text:c="8"/>if(arr[i]&lt;arr[j])</text:p>
      <text:p text:style-name="P69"><text:s text:c="8"/>{</text:p>
      <text:p text:style-name="P69"><text:s text:c="12"/>temp[k]=arr[i];</text:p>
      <text:p text:style-name="P69"><text:s text:c="12"/>i++;k++;</text:p>
      <text:p text:style-name="P69"><text:s text:c="8"/>}</text:p>
      <text:p text:style-name="P69"><text:s text:c="8"/>else</text:p>
      <text:p text:style-name="P69"><text:s text:c="8"/>{</text:p>
      <text:p text:style-name="P69"><text:s text:c="12"/>temp[k]=arr[j];</text:p>
      <text:p text:style-name="P69"><text:s text:c="12"/>j++;k++;</text:p>
      <text:p text:style-name="P69"><text:s text:c="8"/>}</text:p>
      <text:p text:style-name="P69"><text:s text:c="4"/>}</text:p>
      <text:p text:style-name="P69"><text:s text:c="4"/>while(i&lt;=m)</text:p>
      <text:p text:style-name="P69"><text:s text:c="4"/>{</text:p>
      <text:p text:style-name="P69"><text:s text:c="8"/>temp[k]=arr[i];</text:p>
      <text:p text:style-name="P69"><text:s text:c="8"/>i++;k++;</text:p>
      <text:p text:style-name="P69"><text:s text:c="4"/>}</text:p>
      <text:p text:style-name="P69"><text:s text:c="4"/>while(j&lt;=r)</text:p>
      <text:p text:style-name="P69"><text:s text:c="4"/>{</text:p>
      <text:p text:style-name="P69"><text:s text:c="8"/>temp[k]=arr[j];</text:p>
      <text:p text:style-name="P69"><text:s text:c="8"/>j++;k++;</text:p>
      <text:p text:style-name="P69"><text:s text:c="4"/>}</text:p>
      <text:p text:style-name="P69"><text:s text:c="4"/>for(int s=l;s&lt;=r;s++)</text:p>
      <text:p text:style-name="P69"><text:s text:c="4"/>{</text:p>
      <text:p text:style-name="P69"><text:s text:c="8"/>arr[s]=temp[s];</text:p>
      <text:p text:style-name="P69"><text:s text:c="4"/>}</text:p>
      <text:p text:style-name="P69">}</text:p>
      <text:p text:style-name="P69">void mergeSort(int arr[],int l,int r)</text:p>
      <text:p text:style-name="P69">{</text:p>
      <text:p text:style-name="P69"><text:s text:c="4"/>if(l&lt;r)</text:p>
      <text:p text:style-name="P69"><text:soft-page-break/><text:s text:c="4"/>{</text:p>
      <text:p text:style-name="P69"><text:s text:c="8"/>int m=(l+r)/2;</text:p>
      <text:p text:style-name="P69"><text:s text:c="8"/>mergeSort(arr,l,m);</text:p>
      <text:p text:style-name="P69"><text:s text:c="8"/>mergeSort(arr,m+1,r);</text:p>
      <text:p text:style-name="P69"><text:s text:c="8"/>merge(arr,l,m,r);</text:p>
      <text:p text:style-name="P69"><text:s text:c="4"/>}</text:p>
      <text:p text:style-name="P69">}</text:p>
      <text:p text:style-name="P69">void printArray(int arr[],int r)</text:p>
      <text:p text:style-name="P69">{</text:p>
      <text:p text:style-name="P69"><text:s text:c="4"/>for(int i=0;i&lt;=r;i++)</text:p>
      <text:p text:style-name="P69"><text:s text:c="4"/>{</text:p>
      <text:p text:style-name="P69"><text:s text:c="8"/>printf("%d <text:s/>",arr[i]);</text:p>
      <text:p text:style-name="P69"><text:s text:c="4"/>}</text:p>
      <text:p text:style-name="P69"><text:s text:c="4"/>printf("\n");</text:p>
      <text:p text:style-name="P69">}</text:p>
      <text:p text:style-name="P69">int main(int argc,char* argv[])</text:p>
      <text:p text:style-name="P69">{</text:p>
      <text:p text:style-name="P69"><text:s text:c="4"/>int size,myrank;</text:p>
      <text:p text:style-name="P69"><text:s text:c="4"/>int N=atoi(argv[1]); <text:s/>// tanking input from command line</text:p>
      <text:p text:style-name="P69"><text:s text:c="4"/>int array[N];</text:p>
      <text:p text:style-name="P69"><text:s text:c="4"/>for (int i = 0; i &lt; N; i++)</text:p>
      <text:p text:style-name="P69"><text:s text:c="4"/>{</text:p>
      <text:p text:style-name="P69"><text:s text:c="8"/>array[i] = rand() % (N * 2);</text:p>
      <text:p text:style-name="P69"><text:s text:c="4"/>}</text:p>
      <text:p text:style-name="P69"><text:s text:c="4"/>int r=N-1;</text:p>
      <text:p text:style-name="P69"><text:s text:c="4"/>MPI_Init(&amp;argc, &amp;argv);</text:p>
      <text:p text:style-name="P69"><text:s text:c="4"/>MPI_Comm_size(MPI_COMM_WORLD,&amp;size);</text:p>
      <text:p text:style-name="P69"><text:s text:c="4"/>MPI_Comm_rank(MPI_COMM_WORLD,&amp;myrank);</text:p>
      <text:p text:style-name="P69"><text:s text:c="4"/>int localArray[N/size];</text:p>
      <text:p text:style-name="P69"><text:s text:c="4"/>MPI_Scatter(&amp;array,(N/size),MPI_INT,&amp;localArray,(N/size),MPI_INT,0,MPI_COMM_WORLD);</text:p>
      <text:p text:style-name="P69"><text:s text:c="4"/>double t1=MPI_Wtime();</text:p>
      <text:p text:style-name="P69"><text:s text:c="4"/>mergeSort(localArray,0,(r/size));</text:p>
      <text:p text:style-name="P69"><text:s text:c="4"/>double t2=MPI_Wtime();</text:p>
      <text:p text:style-name="P69"><text:s text:c="4"/>printf("\nSorted LOCAL ARRAY AT PROCESS %d is ",myrank);</text:p>
      <text:p text:style-name="P69"><text:s text:c="4"/>printArray(localArray,(r/size));</text:p>
      <text:p text:style-name="P69"><text:s text:c="4"/>printf("\nTime required for Process %d to Sort local array is %1.10f \n",myrank,(t2-t1));</text:p>
      <text:p text:style-name="P69"><text:s text:c="4"/>MPI_Gather(&amp;localArray,(N/size),MPI_INT,&amp;array,(N/size),MPI_INT,0,MPI_COMM_WORLD);</text:p>
      <text:p text:style-name="P69"><text:s text:c="4"/>if(myrank==0 &amp;&amp; size &gt;1)</text:p>
      <text:p text:style-name="P69"><text:soft-page-break/><text:s text:c="4"/>{</text:p>
      <text:p text:style-name="P69"><text:s text:c="7"/>double t3=MPI_Wtime();</text:p>
      <text:p text:style-name="P69"><text:s text:c="7"/>if(size!=1)</text:p>
      <text:p text:style-name="P69"><text:s text:c="9"/>mergeSort(array,0,r);</text:p>
      <text:p text:style-name="P69"><text:s text:c="7"/>double t4=MPI_Wtime();</text:p>
      <text:p text:style-name="P69"><text:s text:c="7"/>printf("\n\nSORTED GLOBAL ARRAY AT PROCESS %d is ",myrank);</text:p>
      <text:p text:style-name="P69"><text:s text:c="7"/>printArray(array,r);</text:p>
      <text:p text:style-name="P69"><text:s text:c="7"/>printf("\nTIME REQUIRED FOR PROCESS %d TO SORT LOCAL ARRAYS (RECEIVED FORM MPI_Gather()) is %1.10f \n",myrank, (t4-t3));</text:p>
      <text:p text:style-name="P69"><text:s text:c="4"/>}</text:p>
      <text:p text:style-name="P69"><text:s text:c="4"/>MPI_Barrier(MPI_COMM_WORLD);</text:p>
      <text:p text:style-name="P69"><text:s text:c="4"/>MPI_Finalize();</text:p>
      <text:p text:style-name="P69"><text:s text:c="4"/>return 0;</text:p>
      <text:p text:style-name="P69">}</text:p>
      <text:p text:style-name="P17">Output:</text:p>
      <text:p text:style-name="P13"/>
      <text:p text:style-name="P13">I) With 1-process (Serial) and N 200</text:p>
      <text:p text:style-name="P62"/>
      <text:p text:style-name="P62">Sorted LOCAL ARRAY AT PROCESS 0 is 8 <text:s/>11 <text:s/>12 <text:s/>13 <text:s/>14 <text:s/>19 <text:s/>21 <text:s/>22 <text:s/>27 <text:s/>28 <text:s/>28 <text:s/>29 <text:s/>29 <text:s/>29 <text:s/>31 <text:s/>37 <text:s/>37 <text:s/>40 <text:s/>42 <text:s/>43 <text:s/>44 <text:s/>46 <text:s/>46 <text:s/>56 <text:s/>58 <text:s/>59 <text:s/>62 <text:s/>62 <text:s/>67 <text:s/>71 <text:s/>75 <text:s/>76 <text:s/>76 <text:s/>81 <text:s/>81 <text:s/>86 <text:s/>89 <text:s/>91 <text:s/>91 <text:s/>92 <text:s/>92 <text:s/>94 <text:s/>97 <text:s/>97 <text:s/>101 <text:s/>102 <text:s/>105 <text:s/>106 <text:s/>108 <text:s/>113 <text:s/>114 <text:s/>115 <text:s/>117 <text:s/>117 <text:s/>119 <text:s/>121 <text:s/>121 <text:s/>124 <text:s/>124 <text:s/>125 <text:s/>127 <text:s/>129 <text:s/>132 <text:s/>136 <text:s/>137 <text:s/>139 <text:s/>140 <text:s/>143 <text:s/>143 <text:s/>145 <text:s/>149 <text:s/>150 <text:s/>151 <text:s/>163 <text:s/>164 <text:s/>164 <text:s/>165 <text:s/>167 <text:s/>167 <text:s/>167 <text:s/>167 <text:s/>168 <text:s/>168 <text:s/>168 <text:s/>170 <text:s/>171 <text:s/>173 <text:s/>180 <text:s/>182 <text:s/>183 <text:s/>184 <text:s/>186 <text:s/>186 <text:s/>186 <text:s/>187 <text:s/>188 <text:s/>193 <text:s/>193 <text:s/>193 <text:s/>196 <text:s/>196 <text:s/>201 <text:s/>202 <text:s/>203 <text:s/>207 <text:s/>211 <text:s/>211 <text:s/>218 <text:s/>218 <text:s/>219 <text:s/>219 <text:s/>221 <text:s/>224 <text:s/>226 <text:s/>226 <text:s/>227 <text:s/>228 <text:s/>229 <text:s/>232 <text:s/>234 <text:s/>234 <text:s/>234 <text:s/>235 <text:s/>241 <text:s/>241 <text:s/>245 <text:s/>249 <text:s/>251 <text:s/>251 <text:s/>252 <text:s/>256 <text:s/>256 <text:s/>257 <text:s/>258 <text:s/>259 <text:s/>260 <text:s/>265 <text:s/>267 <text:s/>269 <text:s/>270 <text:s/>273 <text:s/>274 <text:s/>275 <text:s/>280 <text:s/>283 <text:s/>284 <text:s/>286 <text:s/>287 <text:s/>288 <text:s/>290 <text:s/>295 <text:s/>297 <text:s/>300 <text:s/>303 <text:s/>305 <text:s/>309 <text:s/>315 <text:s/>315 <text:s/>323 <text:s/>323 <text:s/>324 <text:s/>326 <text:s/>326 <text:s/>327 <text:s/>328 <text:s/>328 <text:s/>329 <text:s/>329 <text:s/>329 <text:s/>330 <text:s/>332 <text:s/>335 <text:s/>335 <text:s/>336 <text:s/>336 <text:s/>339 <text:s/>340 <text:s/>350 <text:s/>353 <text:s/>354 <text:s/>355 <text:s/>356 <text:s/>356 <text:s/>362 <text:s/>364 <text:s/>365 <text:s/>370 <text:s/>370 <text:s/>372 <text:s/>377 <text:s/>378 <text:s/>378 <text:s/>379 <text:s/>382 <text:s/>384 <text:s/>393 <text:s/>395 <text:s/>395 <text:s/>398 <text:s/>399 <text:s/></text:p>
      <text:p text:style-name="P62"/>
      <text:p text:style-name="P62">Time required for Process 0 to Sort local array is 0.0000507130 </text:p>
      <text:p text:style-name="P15"/>
      <text:p text:style-name="P15"/>
      <text:p text:style-name="P15"/>
      <text:p text:style-name="P15"/>
      <text:p text:style-name="P15">II) With 2-processes (Parallel) and N 200</text:p>
      <text:p text:style-name="P68"/>
      <text:p text:style-name="P68">Sorted LOCAL ARRAY AT PROCESS 0 is 8 <text:s/>11 <text:s/>12 <text:s/>13 <text:s/>14 <text:s/>21 <text:s/>22 <text:s/>27 <text:s/>29 <text:s/>42 <text:s/>43 <text:s/>46 <text:s/>56 <text:s/>59 <text:s/>62 <text:s/>62 <text:s/>67 <text:s/>76 <text:s/>76 <text:s/>81 <text:s/>86 <text:s/>91 <text:s/>92 <text:s/>94 <text:s/>105 <text:s/>113 <text:s/>115 <text:s/>119 <text:s/>124 <text:s/>125 <text:s/>129 <text:s/>136 <text:s/>137 <text:s/>139 <text:s/>140 <text:s/>145 <text:s/>150 <text:s/>163 <text:s/>167 <text:s/>167 <text:s/>167 <text:s/>168 <text:s/>168 <text:s/>173 <text:s/>180 <text:s/>182 <text:s/>183 <text:s/>184 <text:s/>186 <text:s/>186 <text:s/>188 <text:s/>193 <text:s/>193 <text:s/>196 <text:s/>202 <text:s/>203 <text:s/>211 <text:s/>221 <text:s/>226 <text:s/>226 <text:s/>229 <text:s/>234 <text:s/>249 <text:s/>251 <text:s/>257 <text:s/>258 <text:s/><text:soft-page-break/>260 <text:s/>269 <text:s/>273 <text:s/>284 <text:s/>287 <text:s/>290 <text:s/>295 <text:s/>305 <text:s/>315 <text:s/>323 <text:s/>324 <text:s/>326 <text:s/>326 <text:s/>327 <text:s/>329 <text:s/>330 <text:s/>332 <text:s/>335 <text:s/>335 <text:s/>336 <text:s/>339 <text:s/>354 <text:s/>356 <text:s/>362 <text:s/>364 <text:s/>370 <text:s/>370 <text:s/>372 <text:s/>377 <text:s/>378 <text:s/>382 <text:s/>384 <text:s/>398 <text:s/>399 <text:s/></text:p>
      <text:p text:style-name="P68"/>
      <text:p text:style-name="P68">Time required for Process 0 to Sort local array is 0.0000135650 </text:p>
      <text:p text:style-name="P68"/>
      <text:p text:style-name="P68">Sorted LOCAL ARRAY AT PROCESS 1 is 19 <text:s/>28 <text:s/>28 <text:s/>29 <text:s/>29 <text:s/>31 <text:s/>37 <text:s/>37 <text:s/>40 <text:s/>44 <text:s/>46 <text:s/>58 <text:s/>71 <text:s/>75 <text:s/>81 <text:s/>89 <text:s/>91 <text:s/>92 <text:s/>97 <text:s/>97 <text:s/>101 <text:s/>102 <text:s/>106 <text:s/>108 <text:s/>114 <text:s/>117 <text:s/>117 <text:s/>121 <text:s/>121 <text:s/>124 <text:s/>127 <text:s/>132 <text:s/>143 <text:s/>143 <text:s/>149 <text:s/>151 <text:s/>164 <text:s/>164 <text:s/>165 <text:s/>167 <text:s/>168 <text:s/>170 <text:s/>171 <text:s/>186 <text:s/>187 <text:s/>193 <text:s/>196 <text:s/>201 <text:s/>207 <text:s/>211 <text:s/>218 <text:s/>218 <text:s/>219 <text:s/>219 <text:s/>224 <text:s/>227 <text:s/>228 <text:s/>232 <text:s/>234 <text:s/>234 <text:s/>235 <text:s/>241 <text:s/>241 <text:s/>245 <text:s/>251 <text:s/>252 <text:s/>256 <text:s/>256 <text:s/>259 <text:s/>265 <text:s/>267 <text:s/>270 <text:s/>274 <text:s/>275 <text:s/>280 <text:s/>283 <text:s/>286 <text:s/>288 <text:s/>297 <text:s/>300 <text:s/>303 <text:s/>309 <text:s/>315 <text:s/>323 <text:s/>328 <text:s/>328 <text:s/>329 <text:s/>329 <text:s/>336 <text:s/>340 <text:s/>350 <text:s/>353 <text:s/>355 <text:s/>356 <text:s/>365 <text:s/>378 <text:s/>379 <text:s/>393 <text:s/>395 <text:s/>395 <text:s/></text:p>
      <text:p text:style-name="P68"/>
      <text:p text:style-name="P68">Time required for Process 1 to Sort local array is 0.0000137230 </text:p>
      <text:p text:style-name="P68"/>
      <text:p text:style-name="P68"/>
      <text:p text:style-name="P68">SORTED GLOBAL ARRAY AT PROCESS 0 is 8 <text:s/>11 <text:s/>12 <text:s/>13 <text:s/>14 <text:s/>19 <text:s/>21 <text:s/>22 <text:s/>27 <text:s/>28 <text:s/>28 <text:s/>29 <text:s/>29 <text:s/>29 <text:s/>31 <text:s/>37 <text:s/>37 <text:s/>40 <text:s/>42 <text:s/>43 <text:s/>44 <text:s/>46 <text:s/>46 <text:s/>56 <text:s/>58 <text:s/>59 <text:s/>62 <text:s/>62 <text:s/>67 <text:s/>71 <text:s/>75 <text:s/>76 <text:s/>76 <text:s/>81 <text:s/>81 <text:s/>86 <text:s/>89 <text:s/>91 <text:s/>91 <text:s/>92 <text:s/>92 <text:s/>94 <text:s/>97 <text:s/>97 <text:s/>101 <text:s/>102 <text:s/>105 <text:s/>106 <text:s/>108 <text:s/>113 <text:s/>114 <text:s/>115 <text:s/>117 <text:s/>117 <text:s/>119 <text:s/>121 <text:s/>121 <text:s/>124 <text:s/>124 <text:s/>125 <text:s/>127 <text:s/>129 <text:s/>132 <text:s/>136 <text:s/>137 <text:s/>139 <text:s/>140 <text:s/>143 <text:s/>143 <text:s/>145 <text:s/>149 <text:s/>150 <text:s/>151 <text:s/>163 <text:s/>164 <text:s/>164 <text:s/>165 <text:s/>167 <text:s/>167 <text:s/>167 <text:s/>167 <text:s/>168 <text:s/>168 <text:s/>168 <text:s/>170 <text:s/>171 <text:s/>173 <text:s/>180 <text:s/>182 <text:s/>183 <text:s/>184 <text:s/>186 <text:s/>186 <text:s/>186 <text:s/>187 <text:s/>188 <text:s/>193 <text:s/>193 <text:s/>193 <text:s/>196 <text:s/>196 <text:s/>201 <text:s/>202 <text:s/>203 <text:s/>207 <text:s/>211 <text:s/>211 <text:s/>218 <text:s/>218 <text:s/>219 <text:s/>219 <text:s/>221 <text:s/>224 <text:s/>226 <text:s/>226 <text:s/>227 <text:s/>228 <text:s/>229 <text:s/>232 <text:s/>234 <text:s/>234 <text:s/>234 <text:s/>235 <text:s/>241 <text:s/>241 <text:s/>245 <text:s/>249 <text:s/>251 <text:s/>251 <text:s/>252 <text:s/>256 <text:s/>256 <text:s/>257 <text:s/>258 <text:s/>259 <text:s/>260 <text:s/>265 <text:s/>267 <text:s/>269 <text:s/>270 <text:s/>273 <text:s/>274 <text:s/>275 <text:s/>280 <text:s/>283 <text:s/>284 <text:s/>286 <text:s/>287 <text:s/>288 <text:s/>290 <text:s/>295 <text:s/>297 <text:s/>300 <text:s/>303 <text:s/>305 <text:s/>309 <text:s/>315 <text:s/>315 <text:s/>323 <text:s/>323 <text:s/>324 <text:s/>326 <text:s/>326 <text:s/>327 <text:s/>328 <text:s/>328 <text:s/>329 <text:s/>329 <text:s/>329 <text:s/>330 <text:s/>332 <text:s/>335 <text:s/>335 <text:s/>336 <text:s/>336 <text:s/>339 <text:s/>340 <text:s/>350 <text:s/>353 <text:s/>354 <text:s/>355 <text:s/>356 <text:s/>356 <text:s/>362 <text:s/>364 <text:s/>365 <text:s/>370 <text:s/>370 <text:s/>372 <text:s/>377 <text:s/>378 <text:s/>378 <text:s/>379 <text:s/>382 <text:s/>384 <text:s/>393 <text:s/>395 <text:s/>395 <text:s/>398 <text:s/>399 <text:s/></text:p>
      <text:p text:style-name="P68"/>
      <text:p text:style-name="P68">TIME REQUIRED FOR PROCESS 0 TO SORT LOCAL ARRAYS (RECEIVED FORM MPI_Gather()) is 0.0000221850 </text:p>
      <text:p text:style-name="P90"><text:span text:style-name="T11">Table 5.1 : Serial Execution time of </text:span><text:span text:style-name="T14">Merge</text:span><text:span text:style-name="T11"> Sort for different Array size</text:span></text:p>
      <text:p text:style-name="P6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807923449392">
          <table:table-cell table:style-name="Table10.A1" office:value-type="string">
            <text:p text:style-name="P125">Sr. No.</text:p>
          </table:table-cell>
          <table:table-cell table:style-name="Table10.A1" office:value-type="string">
            <text:p text:style-name="P125">N</text:p>
          </table:table-cell>
          <table:table-cell table:style-name="Table10.C1" office:value-type="string">
            <text:p text:style-name="P125">Time</text:p>
          </table:table-cell>
        </table:table-row>
        <table:table-row table:style-name="TableLine94807927310864">
          <table:table-cell table:style-name="Table10.A2" office:value-type="string">
            <text:p text:style-name="P125"><text:s/>1</text:p>
          </table:table-cell>
          <table:table-cell table:style-name="Table10.A2" office:value-type="string">
            <text:p text:style-name="P125">200</text:p>
          </table:table-cell>
          <table:table-cell table:style-name="Table10.C2" office:value-type="string">
            <text:p text:style-name="P113">0.0000307970</text:p>
          </table:table-cell>
        </table:table-row>
        <table:table-row table:style-name="TableLine94807927315344">
          <table:table-cell table:style-name="Table10.A2" office:value-type="string">
            <text:p text:style-name="P125">2</text:p>
          </table:table-cell>
          <table:table-cell table:style-name="Table10.A2" office:value-type="string">
            <text:p text:style-name="P125">500</text:p>
          </table:table-cell>
          <table:table-cell table:style-name="Table10.C2" office:value-type="string">
            <text:p text:style-name="P113">0.0001386160</text:p>
          </table:table-cell>
        </table:table-row>
        <table:table-row table:style-name="TableLine94807927317264">
          <table:table-cell table:style-name="Table10.A2" office:value-type="string">
            <text:p text:style-name="P125">3</text:p>
          </table:table-cell>
          <table:table-cell table:style-name="Table10.A2" office:value-type="string">
            <text:p text:style-name="P125">1000</text:p>
          </table:table-cell>
          <table:table-cell table:style-name="Table10.C2" office:value-type="string">
            <text:p text:style-name="P113">0.0001799850</text:p>
          </table:table-cell>
        </table:table-row>
        <table:table-row table:style-name="TableLine94807927319824">
          <table:table-cell table:style-name="Table10.A2" office:value-type="string">
            <text:p text:style-name="P125">4</text:p>
          </table:table-cell>
          <table:table-cell table:style-name="Table10.A2" office:value-type="string">
            <text:p text:style-name="P125">5000</text:p>
          </table:table-cell>
          <table:table-cell table:style-name="Table10.C2" office:value-type="string">
            <text:p text:style-name="P113">0.0009949870</text:p>
          </table:table-cell>
        </table:table-row>
      </table:table>
      <text:p text:style-name="P67"/>
      <text:p text:style-name="P67"/>
      <text:p text:style-name="P90"><text:soft-page-break/><text:span text:style-name="T11">Table 5.</text:span><text:span text:style-name="T12">2</text:span><text:span text:style-name="T11"> : </text:span><text:span text:style-name="T12">Parallel</text:span><text:span text:style-name="T11"> Execution time of </text:span><text:span text:style-name="T15">Merge</text:span><text:span text:style-name="T11"> Sort for different Array size </text:span><text:span text:style-name="T13">(N)</text:span><text:span text:style-name="T11"> </text:span><text:span text:style-name="T13">and no. of processes (n)</text:span></text:p>
      <text:p text:style-name="P67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row table:style-name="Table11.1">
          <table:table-cell table:style-name="Table11.A1" office:value-type="string">
            <text:p text:style-name="P127">n\N</text:p>
          </table:table-cell>
          <table:table-cell table:style-name="Table11.A1" office:value-type="string">
            <text:p text:style-name="P127">200</text:p>
          </table:table-cell>
          <table:table-cell table:style-name="Table11.A1" office:value-type="string">
            <text:p text:style-name="P127">500</text:p>
          </table:table-cell>
          <table:table-cell table:style-name="Table11.A1" office:value-type="string">
            <text:p text:style-name="P127">1000</text:p>
          </table:table-cell>
          <table:table-cell table:style-name="Table11.E1" office:value-type="string">
            <text:p text:style-name="P127">5000</text:p>
          </table:table-cell>
        </table:table-row>
        <table:table-row table:style-name="Table11.1">
          <table:table-cell table:style-name="Table11.A2" office:value-type="string">
            <text:p text:style-name="P127">2</text:p>
          </table:table-cell>
          <table:table-cell table:style-name="Table11.A2" office:value-type="string">
            <text:p text:style-name="P113">0.0000213580</text:p>
          </table:table-cell>
          <table:table-cell table:style-name="Table11.A2" office:value-type="string">
            <text:p text:style-name="P113">0.0000932520</text:p>
          </table:table-cell>
          <table:table-cell table:style-name="Table11.A2" office:value-type="string">
            <text:p text:style-name="P113">0.0001086330</text:p>
          </table:table-cell>
          <table:table-cell table:style-name="Table11.E2" office:value-type="string">
            <text:p text:style-name="P113">0.0008472210</text:p>
          </table:table-cell>
        </table:table-row>
        <table:table-row table:style-name="Table11.1">
          <table:table-cell table:style-name="Table11.A2" office:value-type="string">
            <text:p text:style-name="P127">4</text:p>
          </table:table-cell>
          <table:table-cell table:style-name="Table11.A2" office:value-type="string">
            <text:p text:style-name="P125">0.0000275940</text:p>
          </table:table-cell>
          <table:table-cell table:style-name="Table11.A2" office:value-type="string">
            <text:p text:style-name="P114">0.0000908220</text:p>
          </table:table-cell>
          <table:table-cell table:style-name="Table11.A2" office:value-type="string">
            <text:p text:style-name="P113">0.000<text:span text:style-name="T79">19</text:span>07010</text:p>
          </table:table-cell>
          <table:table-cell table:style-name="Table11.E2" office:value-type="string">
            <text:p text:style-name="P113">0.0011158780</text:p>
          </table:table-cell>
        </table:table-row>
        <table:table-row table:style-name="Table11.1">
          <table:table-cell table:style-name="Table11.A2" office:value-type="string">
            <text:p text:style-name="P127">5</text:p>
          </table:table-cell>
          <table:table-cell table:style-name="Table11.A2" office:value-type="string">
            <text:p text:style-name="P113"><text:span text:style-name="T74">0.00003</text:span><text:span text:style-name="T78">0</text:span><text:span text:style-name="T74">6420</text:span></text:p>
          </table:table-cell>
          <table:table-cell table:style-name="Table11.A2" office:value-type="string">
            <text:p text:style-name="P114">0.00008<text:span text:style-name="T77">7</text:span>1810</text:p>
          </table:table-cell>
          <table:table-cell table:style-name="Table11.A2" office:value-type="string">
            <text:p text:style-name="P113">0.000<text:span text:style-name="T79">22</text:span>10400</text:p>
          </table:table-cell>
          <table:table-cell table:style-name="Table11.E2" office:value-type="string">
            <text:p text:style-name="P113">0.0011457550</text:p>
          </table:table-cell>
        </table:table-row>
        <table:table-row table:style-name="Table11.1">
          <table:table-cell table:style-name="Table11.A2" office:value-type="string">
            <text:p text:style-name="P127">10</text:p>
          </table:table-cell>
          <table:table-cell table:style-name="Table11.A2" office:value-type="string">
            <text:p text:style-name="P125">0.0000414420</text:p>
          </table:table-cell>
          <table:table-cell table:style-name="Table11.A2" office:value-type="string">
            <text:p text:style-name="P113">0.0000840050</text:p>
          </table:table-cell>
          <table:table-cell table:style-name="Table11.A2" office:value-type="string">
            <text:p text:style-name="P113">0.00024<text:span text:style-name="T79">2514</text:span>0</text:p>
          </table:table-cell>
          <table:table-cell table:style-name="Table11.E2" office:value-type="string">
            <text:p text:style-name="P113">0.0014612690</text:p>
          </table:table-cell>
        </table:table-row>
      </table:table>
      <text:p text:style-name="P64"/>
      <text:p text:style-name="P16"><text:bookmark-start text:name="q5.2quicksort"/>b) Quick Sort<text:bookmark-end text:name="q5.2quicksort"/></text:p>
      <text:p text:style-name="P12">Program:</text:p>
      <text:p text:style-name="P61">#include &lt;stdio.h&gt;</text:p>
      <text:p text:style-name="P61">#include &lt;stdlib.h&gt;</text:p>
      <text:p text:style-name="P61">#include &lt;mpi.h&gt;</text:p>
      <text:p text:style-name="P61">int Partition(int arr[],int s,int e)</text:p>
      <text:p text:style-name="P61">{</text:p>
      <text:p text:style-name="P61"><text:s text:c="4"/>int pivot=arr[e];</text:p>
      <text:p text:style-name="P61"><text:s text:c="4"/>int pIndex=s;</text:p>
      <text:p text:style-name="P61"><text:s text:c="4"/>for(int i=s;i&lt;e;i++)</text:p>
      <text:p text:style-name="P61"><text:s text:c="4"/>{</text:p>
      <text:p text:style-name="P61"><text:s text:c="8"/>if(arr[i]&lt;pivot)</text:p>
      <text:p text:style-name="P61"><text:s text:c="8"/>{</text:p>
      <text:p text:style-name="P61"><text:s text:c="12"/>int temp = arr[i];</text:p>
      <text:p text:style-name="P61"><text:s text:c="12"/>arr[i]=arr[pIndex];</text:p>
      <text:p text:style-name="P61"><text:s text:c="12"/>arr[pIndex]=temp;</text:p>
      <text:p text:style-name="P61"><text:s text:c="12"/>pIndex++;</text:p>
      <text:p text:style-name="P61"><text:s text:c="8"/>}</text:p>
      <text:p text:style-name="P61"><text:s text:c="4"/>}</text:p>
      <text:p text:style-name="P61"><text:s text:c="4"/>int temp = arr[e];</text:p>
      <text:p text:style-name="P61"><text:s text:c="4"/>arr[e] = arr[pIndex];</text:p>
      <text:p text:style-name="P61"><text:s text:c="4"/>arr[pIndex] = temp;</text:p>
      <text:p text:style-name="P61"><text:s text:c="4"/>return pIndex;</text:p>
      <text:p text:style-name="P61">}</text:p>
      <text:p text:style-name="P61">void QuickSort(int arr[],int s,int e)</text:p>
      <text:p text:style-name="P61">{</text:p>
      <text:p text:style-name="P61"><text:s text:c="4"/>if(s&lt;e)</text:p>
      <text:p text:style-name="P61"><text:s text:c="4"/>{</text:p>
      <text:p text:style-name="P61"><text:s text:c="8"/>int p = Partition(arr,s,e);</text:p>
      <text:p text:style-name="P61"><text:s text:c="8"/>QuickSort(arr,s,p-1);</text:p>
      <text:p text:style-name="P61"><text:s text:c="8"/>QuickSort(arr,p+1,e); </text:p>
      <text:p text:style-name="P61"><text:s text:c="4"/>}</text:p>
      <text:p text:style-name="P61"><text:soft-page-break/>}</text:p>
      <text:p text:style-name="P61">void printArray(int arr[], int r)</text:p>
      <text:p text:style-name="P61">{</text:p>
      <text:p text:style-name="P61"><text:s text:c="4"/>for (int i = 0; i &lt;r; i++)</text:p>
      <text:p text:style-name="P61"><text:s text:c="4"/>{</text:p>
      <text:p text:style-name="P61"><text:s text:c="8"/>printf("%d <text:s/>", arr[i]);</text:p>
      <text:p text:style-name="P61"><text:s text:c="4"/>}</text:p>
      <text:p text:style-name="P61"><text:s text:c="4"/>printf("\n");</text:p>
      <text:p text:style-name="P61">}</text:p>
      <text:p text:style-name="P61">int main(int argc, char *argv[])</text:p>
      <text:p text:style-name="P61">{</text:p>
      <text:p text:style-name="P61"><text:s text:c="4"/>int size, myrank;</text:p>
      <text:p text:style-name="P61"><text:s text:c="4"/>int N=atoi(argv[1]); <text:s/>// tanking input from command line</text:p>
      <text:p text:style-name="P61"><text:s text:c="4"/>int array[N];</text:p>
      <text:p text:style-name="P61"><text:s text:c="4"/>for (int i = 0; i &lt; N; i++)</text:p>
      <text:p text:style-name="P61"><text:s text:c="4"/>{</text:p>
      <text:p text:style-name="P61"><text:s text:c="8"/>array[i] = rand() % (N * 2);</text:p>
      <text:p text:style-name="P61"><text:s text:c="4"/>}</text:p>
      <text:p text:style-name="P61"><text:s text:c="4"/>MPI_Init(&amp;argc, &amp;argv);</text:p>
      <text:p text:style-name="P61"><text:s text:c="4"/>MPI_Comm_size(MPI_COMM_WORLD, &amp;size);</text:p>
      <text:p text:style-name="P61"><text:s text:c="4"/>MPI_Comm_rank(MPI_COMM_WORLD, &amp;myrank);</text:p>
      <text:p text:style-name="P61"><text:s text:c="4"/>int localArray[N / size];</text:p>
      <text:p text:style-name="P61"><text:s text:c="4"/>MPI_Scatter(&amp;array, (N / size), MPI_INT, &amp;localArray, (N / size), MPI_INT, 0, MPI_COMM_WORLD);</text:p>
      <text:p text:style-name="P61"><text:s text:c="4"/>double t1 = MPI_Wtime();</text:p>
      <text:p text:style-name="P61"><text:s text:c="4"/>QuickSort(localArray, 0, (N / size));</text:p>
      <text:p text:style-name="P61"><text:s text:c="4"/>double t2 = MPI_Wtime();</text:p>
      <text:p text:style-name="P61"><text:s text:c="4"/>printf("\nSorted LOCAL ARRAY AT PROCESS %d is ",myrank);</text:p>
      <text:p text:style-name="P61"><text:s text:c="4"/>printArray(localArray, (N / size));</text:p>
      <text:p text:style-name="P61"><text:s text:c="4"/>printf("\nTime required for Process %d to Sort local array is %1.10f \n", myrank, (t2 - t1));</text:p>
      <text:p text:style-name="P61"><text:s text:c="4"/>MPI_Gather(&amp;localArray, (N / size), MPI_INT, &amp;array, (N / size), MPI_INT, 0, MPI_COMM_WORLD);</text:p>
      <text:p text:style-name="P61"><text:s text:c="4"/>if (myrank == 0 &amp;&amp; size &gt;1)</text:p>
      <text:p text:style-name="P61"><text:s text:c="4"/>{</text:p>
      <text:p text:style-name="P61"><text:s text:c="8"/>double t3 = MPI_Wtime();</text:p>
      <text:p text:style-name="P61"><text:s text:c="8"/>if (size != 1)</text:p>
      <text:p text:style-name="P61"><text:s text:c="12"/>QuickSort(array, 0, N);</text:p>
      <text:p text:style-name="P61"><text:s text:c="8"/>double t4 = MPI_Wtime();</text:p>
      <text:p text:style-name="P61"><text:s text:c="8"/>printf("\n\nSORTED GLOBAL ARRAY AT PROCESS %d is ",myrank);</text:p>
      <text:p text:style-name="P61"><text:s text:c="8"/>printArray(array, N);</text:p>
      <text:p text:style-name="P61"><text:s text:c="8"/>printf("\nTIME REQUIRED FOR PROCESS %d TO SORT LOCAL ARRAYS (RECEIVED FORM MPI_Gather()) is %1.10f \n", myrank, (t4 - t3));</text:p>
      <text:p text:style-name="P61"><text:soft-page-break/><text:s text:c="4"/>}</text:p>
      <text:p text:style-name="P61"><text:s text:c="4"/>MPI_Barrier(MPI_COMM_WORLD);</text:p>
      <text:p text:style-name="P61"><text:s text:c="4"/>MPI_Finalize();</text:p>
      <text:p text:style-name="P61"><text:s text:c="4"/>return 0;</text:p>
      <text:p text:style-name="P61">}</text:p>
      <text:p text:style-name="P61"/>
      <text:p text:style-name="P12">Output:</text:p>
      <text:p text:style-name="P12"/>
      <text:p text:style-name="P12">I) With 1-process (Serial) and N 200</text:p>
      <text:p text:style-name="P61"/>
      <text:p text:style-name="P61">Sorted LOCAL ARRAY AT PROCESS 0 is 8 <text:s/>11 <text:s/>12 <text:s/>13 <text:s/>14 <text:s/>19 <text:s/>21 <text:s/>22 <text:s/>27 <text:s/>28 <text:s/>28 <text:s/>29 <text:s/>29 <text:s/>29 <text:s/>31 <text:s/>37 <text:s/>37 <text:s/>40 <text:s/>42 <text:s/>43 <text:s/>44 <text:s/>46 <text:s/>46 <text:s/>56 <text:s/>58 <text:s/>59 <text:s/>62 <text:s/>62 <text:s/>67 <text:s/>71 <text:s/>75 <text:s/>76 <text:s/>76 <text:s/>81 <text:s/>81 <text:s/>86 <text:s/>89 <text:s/>91 <text:s/>91 <text:s/>92 <text:s/>92 <text:s/>94 <text:s/>97 <text:s/>97 <text:s/>101 <text:s/>102 <text:s/>105 <text:s/>106 <text:s/>108 <text:s/>113 <text:s/>114 <text:s/>115 <text:s/>117 <text:s/>117 <text:s/>119 <text:s/>121 <text:s/>121 <text:s/>124 <text:s/>124 <text:s/>125 <text:s/>127 <text:s/>129 <text:s/>132 <text:s/>136 <text:s/>137 <text:s/>139 <text:s/>140 <text:s/>143 <text:s/>143 <text:s/>145 <text:s/>149 <text:s/>150 <text:s/>151 <text:s/>163 <text:s/>164 <text:s/>164 <text:s/>165 <text:s/>167 <text:s/>167 <text:s/>167 <text:s/>167 <text:s/>168 <text:s/>168 <text:s/>168 <text:s/>170 <text:s/>171 <text:s/>173 <text:s/>180 <text:s/>182 <text:s/>183 <text:s/>183 <text:s/>184 <text:s/>186 <text:s/>186 <text:s/>186 <text:s/>187 <text:s/>188 <text:s/>193 <text:s/>193 <text:s/>193 <text:s/>196 <text:s/>196 <text:s/>201 <text:s/>202 <text:s/>203 <text:s/>207 <text:s/>211 <text:s/>211 <text:s/>218 <text:s/>218 <text:s/>219 <text:s/>219 <text:s/>221 <text:s/>224 <text:s/>226 <text:s/>226 <text:s/>227 <text:s/>228 <text:s/>229 <text:s/>232 <text:s/>234 <text:s/>234 <text:s/>234 <text:s/>235 <text:s/>241 <text:s/>241 <text:s/>245 <text:s/>249 <text:s/>251 <text:s/>251 <text:s/>252 <text:s/>256 <text:s/>256 <text:s/>257 <text:s/>258 <text:s/>259 <text:s/>260 <text:s/>265 <text:s/>267 <text:s/>269 <text:s/>270 <text:s/>273 <text:s/>274 <text:s/>275 <text:s/>280 <text:s/>283 <text:s/>284 <text:s/>286 <text:s/>287 <text:s/>288 <text:s/>290 <text:s/>295 <text:s/>297 <text:s/>300 <text:s/>303 <text:s/>305 <text:s/>309 <text:s/>315 <text:s/>315 <text:s/>323 <text:s/>323 <text:s/>324 <text:s/>326 <text:s/>326 <text:s/>327 <text:s/>328 <text:s/>328 <text:s/>329 <text:s/>329 <text:s/>329 <text:s/>330 <text:s/>332 <text:s/>335 <text:s/>335 <text:s/>336 <text:s/>336 <text:s/>339 <text:s/>340 <text:s/>350 <text:s/>353 <text:s/>354 <text:s/>355 <text:s/>356 <text:s/>356 <text:s/>362 <text:s/>364 <text:s/>365 <text:s/>370 <text:s/>370 <text:s/>372 <text:s/>377 <text:s/>378 <text:s/>378 <text:s/>379 <text:s/>382 <text:s/>384 <text:s/>393 <text:s/>395 <text:s/>395 <text:s/>398 <text:s/></text:p>
      <text:p text:style-name="P61"/>
      <text:p text:style-name="P61">Time required for Process 0 to Sort local array is 0.0000215430 </text:p>
      <text:p text:style-name="P61"/>
      <text:p text:style-name="P14">II) With 2-processes (Parallel) and N 200</text:p>
      <text:p text:style-name="P63">Sorted LOCAL ARRAY AT PROCESS 0 is 8 <text:s/>11 <text:s/>12 <text:s/>13 <text:s/>14 <text:s/>21 <text:s/>22 <text:s/>27 <text:s/>29 <text:s/>42 <text:s/>43 <text:s/>46 <text:s/>56 <text:s/>59 <text:s/>62 <text:s/>62 <text:s/>67 <text:s/>76 <text:s/>76 <text:s/>81 <text:s/>86 <text:s/>91 <text:s/>92 <text:s/>94 <text:s/>105 <text:s/>113 <text:s/>115 <text:s/>119 <text:s/>124 <text:s/>125 <text:s/>129 <text:s/>136 <text:s/>137 <text:s/>139 <text:s/>140 <text:s/>145 <text:s/>150 <text:s/>163 <text:s/>167 <text:s/>167 <text:s/>167 <text:s/>168 <text:s/>168 <text:s/>173 <text:s/>180 <text:s/>182 <text:s/>183 <text:s/>183 <text:s/>184 <text:s/>186 <text:s/>186 <text:s/>188 <text:s/>193 <text:s/>193 <text:s/>196 <text:s/>202 <text:s/>203 <text:s/>211 <text:s/>221 <text:s/>226 <text:s/>226 <text:s/>229 <text:s/>234 <text:s/>249 <text:s/>251 <text:s/>257 <text:s/>258 <text:s/>260 <text:s/>269 <text:s/>273 <text:s/>284 <text:s/>287 <text:s/>290 <text:s/>295 <text:s/>305 <text:s/>315 <text:s/>323 <text:s/>324 <text:s/>326 <text:s/>326 <text:s/>327 <text:s/>329 <text:s/>330 <text:s/>332 <text:s/>335 <text:s/>335 <text:s/>336 <text:s/>339 <text:s/>354 <text:s/>356 <text:s/>362 <text:s/>364 <text:s/>370 <text:s/>370 <text:s/>372 <text:s/>377 <text:s/>378 <text:s/>382 <text:s/>384 <text:s/>398 <text:s/></text:p>
      <text:p text:style-name="P63"/>
      <text:p text:style-name="P63">Time required for Process 0 to Sort local array is 0.0000095780 </text:p>
      <text:p text:style-name="P63"/>
      <text:p text:style-name="P63"/>
      <text:p text:style-name="P63">SORTED GLOBAL ARRAY AT PROCESS 0 is </text:p>
      <text:p text:style-name="P63"/>
      <text:p text:style-name="P63">Sorted LOCAL ARRAY AT PROCESS 1 is 19 <text:s/>28 <text:s/>28 <text:s/>29 <text:s/>29 <text:s/>31 <text:s/>37 <text:s/>37 <text:s/>40 <text:s/>44 <text:s/>46 <text:s/>58 <text:s/>71 <text:s/>75 <text:s/>81 <text:s/>89 <text:s/>91 <text:s/>92 <text:s/>97 <text:s/>97 <text:s/>101 <text:s/>102 <text:s/>106 <text:s/>108 <text:s/>114 <text:s/>117 <text:s/>117 <text:s/>121 <text:s/>121 <text:s/>124 <text:s/>127 <text:s/>132 <text:s/>143 <text:s/>143 <text:s/>149 <text:s/>151 <text:s/>164 <text:s/>164 <text:s/>165 <text:s/>167 <text:s/>168 <text:s/>170 <text:s/>171 <text:s/>183 <text:s/>186 <text:s/>187 <text:s/>193 <text:s/>196 <text:s/>201 <text:s/>207 <text:s/>211 <text:s/>218 <text:s/>218 <text:s/>219 <text:s/>219 <text:s/>224 <text:s/>227 <text:s/>228 <text:s/>232 <text:s/>234 <text:s/>234 <text:s/>235 <text:s/>241 <text:s/>241 <text:s/>245 <text:s/>251 <text:s/>252 <text:s/>256 <text:s/>256 <text:s/>259 <text:s/>265 <text:s/>267 <text:s/>270 <text:s/>274 <text:s/>275 <text:s/>280 <text:s/>283 <text:s/>286 <text:s/>288 <text:s/>297 <text:s/>300 <text:s/><text:soft-page-break/>303 <text:s/>309 <text:s/>315 <text:s/>323 <text:s/>328 <text:s/>328 <text:s/>329 <text:s/>329 <text:s/>336 <text:s/>340 <text:s/>350 <text:s/>353 <text:s/>355 <text:s/>356 <text:s/>365 <text:s/>378 <text:s/>379 <text:s/>393 <text:s/>395 <text:s/></text:p>
      <text:p text:style-name="P63"/>
      <text:p text:style-name="P63">Time required for Process 1 to Sort local array is 0.0000092920 </text:p>
      <text:p text:style-name="P63">8 <text:s/>11 <text:s/>12 <text:s/>13 <text:s/>14 <text:s/>19 <text:s/>21 <text:s/>22 <text:s/>27 <text:s/>28 <text:s/>28 <text:s/>29 <text:s/>29 <text:s/>29 <text:s/>31 <text:s/>37 <text:s/>37 <text:s/>40 <text:s/>42 <text:s/>43 <text:s/>44 <text:s/>46 <text:s/>46 <text:s/>56 <text:s/>58 <text:s/>59 <text:s/>62 <text:s/>62 <text:s/>67 <text:s/>71 <text:s/>75 <text:s/>76 <text:s/>76 <text:s/>81 <text:s/>81 <text:s/>86 <text:s/>89 <text:s/>91 <text:s/>91 <text:s/>92 <text:s/>92 <text:s/>94 <text:s/>97 <text:s/>97 <text:s/>100 <text:s/>101 <text:s/>102 <text:s/>105 <text:s/>106 <text:s/>108 <text:s/>113 <text:s/>114 <text:s/>115 <text:s/>117 <text:s/>117 <text:s/>119 <text:s/>121 <text:s/>121 <text:s/>124 <text:s/>124 <text:s/>125 <text:s/>127 <text:s/>129 <text:s/>132 <text:s/>136 <text:s/>137 <text:s/>139 <text:s/>140 <text:s/>143 <text:s/>143 <text:s/>145 <text:s/>149 <text:s/>150 <text:s/>151 <text:s/>163 <text:s/>164 <text:s/>164 <text:s/>165 <text:s/>167 <text:s/>167 <text:s/>167 <text:s/>167 <text:s/>168 <text:s/>168 <text:s/>168 <text:s/>170 <text:s/>171 <text:s/>173 <text:s/>180 <text:s/>182 <text:s/>183 <text:s/>183 <text:s/>183 <text:s/>184 <text:s/>186 <text:s/>186 <text:s/>186 <text:s/>187 <text:s/>188 <text:s/>193 <text:s/>193 <text:s/>193 <text:s/>196 <text:s/>196 <text:s/>201 <text:s/>202 <text:s/>203 <text:s/>207 <text:s/>211 <text:s/>211 <text:s/>218 <text:s/>218 <text:s/>219 <text:s/>219 <text:s/>221 <text:s/>224 <text:s/>226 <text:s/>226 <text:s/>227 <text:s/>228 <text:s/>229 <text:s/>232 <text:s/>234 <text:s/>234 <text:s/>234 <text:s/>235 <text:s/>241 <text:s/>241 <text:s/>245 <text:s/>249 <text:s/>251 <text:s/>251 <text:s/>252 <text:s/>256 <text:s/>256 <text:s/>257 <text:s/>258 <text:s/>259 <text:s/>260 <text:s/>265 <text:s/>267 <text:s/>269 <text:s/>270 <text:s/>273 <text:s/>274 <text:s/>275 <text:s/>280 <text:s/>283 <text:s/>284 <text:s/>286 <text:s/>287 <text:s/>288 <text:s/>290 <text:s/>295 <text:s/>297 <text:s/>300 <text:s/>303 <text:s/>305 <text:s/>309 <text:s/>315 <text:s/>315 <text:s/>323 <text:s/>323 <text:s/>324 <text:s/>326 <text:s/>326 <text:s/>327 <text:s/>328 <text:s/>328 <text:s/>329 <text:s/>329 <text:s/>329 <text:s/>330 <text:s/>332 <text:s/>335 <text:s/>335 <text:s/>336 <text:s/>336 <text:s/>339 <text:s/>340 <text:s/>350 <text:s/>353 <text:s/>354 <text:s/>355 <text:s/>356 <text:s/>356 <text:s/>362 <text:s/>364 <text:s/>365 <text:s/>370 <text:s/>370 <text:s/>372 <text:s/>377 <text:s/>378 <text:s/>378 <text:s/>379 <text:s/>382 <text:s/>384 <text:s/>393 <text:s/>395 <text:s/></text:p>
      <text:p text:style-name="P63"/>
      <text:p text:style-name="P63">TIME REQUIRED FOR PROCESS 0 TO SORT LOCAL ARRAYS (RECEIVED FORM MPI_Gather()) is 0.0000252780 </text:p>
      <text:p text:style-name="P63"/>
      <text:p text:style-name="P65">Table 5.<text:span text:style-name="T76">3</text:span> : Serial Execution time of Quick Sort for different Array siz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807927483648">
          <table:table-cell table:style-name="Table8.A1" office:value-type="string">
            <text:p text:style-name="P123">Sr. No.</text:p>
          </table:table-cell>
          <table:table-cell table:style-name="Table8.A1" office:value-type="string">
            <text:p text:style-name="P123">N</text:p>
          </table:table-cell>
          <table:table-cell table:style-name="Table8.C1" office:value-type="string">
            <text:p text:style-name="P123">Time</text:p>
          </table:table-cell>
        </table:table-row>
        <table:table-row table:style-name="TableLine94807927434640">
          <table:table-cell table:style-name="Table8.A2" office:value-type="string">
            <text:p text:style-name="P123">1</text:p>
          </table:table-cell>
          <table:table-cell table:style-name="Table8.A2" office:value-type="string">
            <text:p text:style-name="P123">200</text:p>
          </table:table-cell>
          <table:table-cell table:style-name="Table8.C2" office:value-type="string">
            <text:p text:style-name="P108">0.0000263250</text:p>
          </table:table-cell>
        </table:table-row>
        <table:table-row table:style-name="TableLine94807927440592">
          <table:table-cell table:style-name="Table8.A2" office:value-type="string">
            <text:p text:style-name="P123">2</text:p>
          </table:table-cell>
          <table:table-cell table:style-name="Table8.A2" office:value-type="string">
            <text:p text:style-name="P123">500</text:p>
          </table:table-cell>
          <table:table-cell table:style-name="Table8.C2" office:value-type="string">
            <text:p text:style-name="P108">0.0000723720</text:p>
          </table:table-cell>
        </table:table-row>
        <table:table-row table:style-name="TableLine94807927442752">
          <table:table-cell table:style-name="Table8.A2" office:value-type="string">
            <text:p text:style-name="P123">3</text:p>
          </table:table-cell>
          <table:table-cell table:style-name="Table8.A2" office:value-type="string">
            <text:p text:style-name="P123">1000</text:p>
          </table:table-cell>
          <table:table-cell table:style-name="Table8.C2" office:value-type="string">
            <text:p text:style-name="P108">0.0001283400</text:p>
          </table:table-cell>
        </table:table-row>
        <table:table-row table:style-name="TableLine94807927446592">
          <table:table-cell table:style-name="Table8.A2" office:value-type="string">
            <text:p text:style-name="P123">4</text:p>
          </table:table-cell>
          <table:table-cell table:style-name="Table8.A2" office:value-type="string">
            <text:p text:style-name="P123">5000</text:p>
          </table:table-cell>
          <table:table-cell table:style-name="Table8.C2" office:value-type="string">
            <text:p text:style-name="P108">0.0007881160</text:p>
          </table:table-cell>
        </table:table-row>
      </table:table>
      <text:p text:style-name="P66"/>
      <text:p text:style-name="P89"><text:span text:style-name="T11">Table 5.</text:span><text:span text:style-name="T14">4</text:span><text:span text:style-name="T11"> : </text:span><text:span text:style-name="T12">Parallel</text:span><text:span text:style-name="T11"> Execution time of Quick Sort for different Array size </text:span><text:span text:style-name="T13">(N)</text:span><text:span text:style-name="T11"> </text:span><text:span text:style-name="T13">and no. of processes (n)</text:span></text:p>
      <text:p text:style-name="P66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 table:style-name="Table9.1">
          <table:table-cell table:style-name="Table9.A1" office:value-type="string">
            <text:p text:style-name="P126">n\N</text:p>
          </table:table-cell>
          <table:table-cell table:style-name="Table9.A1" office:value-type="string">
            <text:p text:style-name="P126">200</text:p>
          </table:table-cell>
          <table:table-cell table:style-name="Table9.A1" office:value-type="string">
            <text:p text:style-name="P126">500</text:p>
          </table:table-cell>
          <table:table-cell table:style-name="Table9.A1" office:value-type="string">
            <text:p text:style-name="P126">1000</text:p>
          </table:table-cell>
          <table:table-cell table:style-name="Table9.E1" office:value-type="string">
            <text:p text:style-name="P126">5000</text:p>
          </table:table-cell>
        </table:table-row>
        <table:table-row table:style-name="Table9.1">
          <table:table-cell table:style-name="Table9.A2" office:value-type="string">
            <text:p text:style-name="P126">2</text:p>
          </table:table-cell>
          <table:table-cell table:style-name="Table9.A2" office:value-type="string">
            <text:p text:style-name="P124">0.0000392640</text:p>
          </table:table-cell>
          <table:table-cell table:style-name="Table9.A2" office:value-type="string">
            <text:p text:style-name="P112">0.0002264200</text:p>
          </table:table-cell>
          <table:table-cell table:style-name="Table9.A2" office:value-type="string">
            <text:p text:style-name="P112">0.0006234560</text:p>
          </table:table-cell>
          <table:table-cell table:style-name="Table9.E2" office:value-type="string">
            <text:p text:style-name="P112">0.019<text:span text:style-name="T75">5</text:span>855210</text:p>
          </table:table-cell>
        </table:table-row>
        <table:table-row table:style-name="Table9.1">
          <table:table-cell table:style-name="Table9.A2" office:value-type="string">
            <text:p text:style-name="P126">4</text:p>
          </table:table-cell>
          <table:table-cell table:style-name="Table9.A2" office:value-type="string">
            <text:p text:style-name="P124">0.0000336550</text:p>
          </table:table-cell>
          <table:table-cell table:style-name="Table9.A2" office:value-type="string">
            <text:p text:style-name="P112">0.0001534630</text:p>
          </table:table-cell>
          <table:table-cell table:style-name="Table9.A2" office:value-type="string">
            <text:p text:style-name="P112">0.0004707010</text:p>
          </table:table-cell>
          <table:table-cell table:style-name="Table9.E2" office:value-type="string">
            <text:p text:style-name="P112">0.0100585860</text:p>
          </table:table-cell>
        </table:table-row>
        <table:table-row table:style-name="Table9.1">
          <table:table-cell table:style-name="Table9.A2" office:value-type="string">
            <text:p text:style-name="P126">5</text:p>
          </table:table-cell>
          <table:table-cell table:style-name="Table9.A2" office:value-type="string">
            <text:p text:style-name="P124">0.0000292760</text:p>
          </table:table-cell>
          <table:table-cell table:style-name="Table9.A2" office:value-type="string">
            <text:p text:style-name="P112">0.0001328400</text:p>
          </table:table-cell>
          <table:table-cell table:style-name="Table9.A2" office:value-type="string">
            <text:p text:style-name="P112">0.0003010400</text:p>
          </table:table-cell>
          <table:table-cell table:style-name="Table9.E2" office:value-type="string">
            <text:p text:style-name="P128">0.0094874490</text:p>
          </table:table-cell>
        </table:table-row>
        <table:table-row table:style-name="Table9.1">
          <table:table-cell table:style-name="Table9.A2" office:value-type="string">
            <text:p text:style-name="P126">10</text:p>
          </table:table-cell>
          <table:table-cell table:style-name="Table9.A2" office:value-type="string">
            <text:p text:style-name="P124">0.0000259880</text:p>
          </table:table-cell>
          <table:table-cell table:style-name="Table9.A2" office:value-type="string">
            <text:p text:style-name="P112">0.0000857200</text:p>
          </table:table-cell>
          <table:table-cell table:style-name="Table9.A2" office:value-type="string">
            <text:p text:style-name="P112">0.0002486880</text:p>
          </table:table-cell>
          <table:table-cell table:style-name="Table9.E2" office:value-type="string">
            <text:p text:style-name="P112">0.0052751830</text:p>
          </table:table-cell>
        </table:table-row>
      </table:table>
      <text:p text:style-name="P27"/>
      <text:p text:style-name="P33">Conclusion:</text:p>
      <text:p text:style-name="P80">I) Quick sort algorithm gives faster results on small size array.</text:p>
      <text:p text:style-name="P81">II) Merge sort algorithm gives faster results on large size array.</text:p>
      <text:p text:style-name="P27"><text:soft-page-break/>Q6. Write MPI program to calculate the product of two matrices A (of size N*32) and B (of size 32*N), which should be a N*N matrix. Design a parallel scheme for computing matrix multiplication,</text:p>
      <text:p text:style-name="P18"/>
      <text:p text:style-name="P18"><text:bookmark-start text:name="q6.1blockingp2p"/>a) Blocking P2P (point-to-point) communication<text:bookmark-end text:name="q6.1blockingp2p"/></text:p>
      <text:p text:style-name="P18"/>
      <text:p text:style-name="P18">Program:</text:p>
      <text:p text:style-name="P70">#include "mpi.h"</text:p>
      <text:p text:style-name="P70">#include &lt;stdio.h&gt;</text:p>
      <text:p text:style-name="P70">#include &lt;stdlib.h&gt;</text:p>
      <text:p text:style-name="P70">// #define N 3 <text:s text:c="16"/>/* number of rows in matrix A and number of columns in matrix B*/</text:p>
      <text:p text:style-name="P70">#define FROM_MASTER 1 <text:s text:c="9"/>/* setting a message type */</text:p>
      <text:p text:style-name="P70">#define FROM_WORKER 2 <text:s text:c="9"/>/* setting a message type */</text:p>
      <text:p text:style-name="P70"/>
      <text:p text:style-name="P70">int main (int argc, char *argv[])</text:p>
      <text:p text:style-name="P70">{</text:p>
      <text:p text:style-name="P70">int N=atoi(argv[1]); <text:s text:c="4"/>/* Taking input from command line*/</text:p>
      <text:p text:style-name="P70">int<text:tab/>size, <text:s text:c="13"/>/* number of processes in partition */</text:p>
      <text:p text:style-name="P70"><text:tab/>myrank, <text:s text:c="15"/>/* a task identifier */</text:p>
      <text:p text:style-name="P70"><text:tab/>numworkers, <text:s text:c="11"/>/* number of worker processes */</text:p>
      <text:p text:style-name="P70"><text:tab/>source, <text:s text:c="15"/>/* task id of message source */</text:p>
      <text:p text:style-name="P70"><text:tab/>dest, <text:s text:c="17"/>/* task id of message destination */</text:p>
      <text:p text:style-name="P70"><text:tab/>mtype, <text:s text:c="16"/>/* message type */</text:p>
      <text:p text:style-name="P70"><text:tab/>rows, <text:s text:c="17"/>/* rows of matrix A sent to each worker */</text:p>
      <text:p text:style-name="P70"><text:tab/>averow, extra, offset, /* used to determine rows sent to each worker */</text:p>
      <text:p text:style-name="P70"><text:tab/>i, j, k, rc; <text:s text:c="10"/>/* misc */</text:p>
      <text:p text:style-name="P70">double<text:tab/>a[N][32], <text:s text:c="10"/>/* matrix A to be multiplied */</text:p>
      <text:p text:style-name="P70"><text:tab/>b[32][N], <text:s text:c="10"/>/* matrix B to be multiplied */</text:p>
      <text:p text:style-name="P70"><text:tab/>c[N][N]; <text:s text:c="10"/>/* result matrix C */</text:p>
      <text:p text:style-name="P70">MPI_Status status;</text:p>
      <text:p text:style-name="P70"/>
      <text:p text:style-name="P70">MPI_Init(&amp;argc,&amp;argv);</text:p>
      <text:p text:style-name="P70">MPI_Comm_rank(MPI_COMM_WORLD,&amp;myrank);</text:p>
      <text:p text:style-name="P70">MPI_Comm_size(MPI_COMM_WORLD,&amp;size);</text:p>
      <text:p text:style-name="P70">if (size &lt; 2 ) {</text:p>
      <text:p text:style-name="P70"><text:s text:c="2"/>printf("Need at least two MPI processes. Quitting...\n");</text:p>
      <text:p text:style-name="P70"><text:s text:c="2"/>MPI_Abort(MPI_COMM_WORLD, rc);</text:p>
      <text:p text:style-name="P70"><text:s text:c="2"/>exit(1);</text:p>
      <text:p text:style-name="P70"><text:s text:c="2"/>}</text:p>
      <text:p text:style-name="P70">numworkers = size-1;</text:p>
      <text:p text:style-name="P70"/>
      <text:p text:style-name="P70"><text:soft-page-break/>/**************************** master task ************************************/</text:p>
      <text:p text:style-name="P70"><text:s text:c="3"/>if (myrank == 0)</text:p>
      <text:p text:style-name="P70"><text:s text:c="3"/>{</text:p>
      <text:p text:style-name="P70"><text:s text:c="6"/>printf("Initializing arrays...\n");</text:p>
      <text:p text:style-name="P70"><text:s text:c="6"/>for (i=0; i&lt;N; i++)</text:p>
      <text:p text:style-name="P70"><text:s text:c="9"/>for (j=0; j&lt;32; j++)</text:p>
      <text:p text:style-name="P70"><text:s text:c="12"/>a[i][j]= i+j;</text:p>
      <text:p text:style-name="P70"><text:s text:c="6"/>for (i=0; i&lt;32; i++)</text:p>
      <text:p text:style-name="P70"><text:s text:c="9"/>for (j=0; j&lt;N; j++)</text:p>
      <text:p text:style-name="P70"><text:s text:c="12"/>b[i][j]= i-j;</text:p>
      <text:p text:style-name="P70"/>
      <text:p text:style-name="P70"><text:s text:c="6"/>/* Send matrix data to the worker processes */</text:p>
      <text:p text:style-name="P70"><text:s text:c="6"/>averow = N/numworkers;</text:p>
      <text:p text:style-name="P70"><text:s text:c="6"/>extra = N%numworkers;</text:p>
      <text:p text:style-name="P70"><text:s text:c="6"/>offset = 0;</text:p>
      <text:p text:style-name="P70"><text:s text:c="6"/>mtype = FROM_MASTER;</text:p>
      <text:p text:style-name="P70"><text:s text:c="6"/>for (dest=1; dest&lt;=numworkers; dest++)</text:p>
      <text:p text:style-name="P70"><text:s text:c="6"/>{</text:p>
      <text:p text:style-name="P70"><text:s text:c="9"/>rows = (dest &lt;= extra) ? averow+1 : averow; <text:s text:c="2"/><text:tab/></text:p>
      <text:p text:style-name="P70"><text:s text:c="9"/>MPI_Send(&amp;offset, 1, MPI_INT, dest, mtype, MPI_COMM_WORLD);</text:p>
      <text:p text:style-name="P70"><text:s text:c="9"/>MPI_Send(&amp;rows, 1, MPI_INT, dest, mtype, MPI_COMM_WORLD);</text:p>
      <text:p text:style-name="P70"><text:s text:c="9"/>MPI_Send(&amp;a[offset][0], rows*32, MPI_DOUBLE, dest, mtype,</text:p>
      <text:p text:style-name="P70"><text:s text:c="19"/>MPI_COMM_WORLD);</text:p>
      <text:p text:style-name="P70"><text:s text:c="9"/>MPI_Send(&amp;b, 32*N, MPI_DOUBLE, dest, mtype, MPI_COMM_WORLD);</text:p>
      <text:p text:style-name="P70"><text:s text:c="9"/>offset = offset + rows;</text:p>
      <text:p text:style-name="P70"><text:s text:c="6"/>}</text:p>
      <text:p text:style-name="P70"/>
      <text:p text:style-name="P70"><text:s text:c="6"/>/* Receive results from worker processes */</text:p>
      <text:p text:style-name="P70"><text:s text:c="6"/>mtype = FROM_WORKER;</text:p>
      <text:p text:style-name="P70"><text:s text:c="6"/>for (i=1; i&lt;=numworkers; i++)</text:p>
      <text:p text:style-name="P70"><text:s text:c="6"/>{</text:p>
      <text:p text:style-name="P70"><text:s text:c="9"/>source = i;</text:p>
      <text:p text:style-name="P70"><text:s text:c="9"/>MPI_Recv(&amp;offset, 1, MPI_INT, source, mtype, MPI_COMM_WORLD, &amp;status);</text:p>
      <text:p text:style-name="P70"><text:s text:c="9"/>MPI_Recv(&amp;rows, 1, MPI_INT, source, mtype, MPI_COMM_WORLD, &amp;status);</text:p>
      <text:p text:style-name="P70"><text:s text:c="9"/>MPI_Recv(&amp;c[offset][0], rows*N, MPI_DOUBLE, source, mtype, </text:p>
      <text:p text:style-name="P70"><text:s text:c="18"/>MPI_COMM_WORLD, &amp;status);</text:p>
      <text:p text:style-name="P70"><text:s text:c="9"/>printf("Received results from task %d\n",source);</text:p>
      <text:p text:style-name="P70"><text:s text:c="6"/>}</text:p>
      <text:p text:style-name="P70"/>
      <text:p text:style-name="P70"><text:s text:c="6"/>/* Print results */</text:p>
      <text:p text:style-name="P70"><text:soft-page-break/><text:s text:c="6"/>printf("******************************************************\n");</text:p>
      <text:p text:style-name="P70"><text:s text:c="6"/>printf("Result Matrix:\n");</text:p>
      <text:p text:style-name="P70"><text:s text:c="6"/>for (i=0; i&lt;N; i++)</text:p>
      <text:p text:style-name="P70"><text:s text:c="6"/>{</text:p>
      <text:p text:style-name="P70"><text:s text:c="9"/>printf("\n"); </text:p>
      <text:p text:style-name="P70"><text:s text:c="9"/>for (j=0; j&lt;N; j++) </text:p>
      <text:p text:style-name="P70"><text:s text:c="12"/>printf("%8.2f <text:s text:c="2"/>", c[i][j]);</text:p>
      <text:p text:style-name="P70"><text:s text:c="6"/>}</text:p>
      <text:p text:style-name="P70"><text:s text:c="6"/>printf("\n******************************************************\n");</text:p>
      <text:p text:style-name="P70"><text:s text:c="6"/>printf ("Done.\n");</text:p>
      <text:p text:style-name="P70"><text:s text:c="3"/>}</text:p>
      <text:p text:style-name="P70"/>
      <text:p text:style-name="P70"/>
      <text:p text:style-name="P70">/**************************** worker task ************************************/</text:p>
      <text:p text:style-name="P70"><text:s text:c="3"/>if (myrank &gt; 0)</text:p>
      <text:p text:style-name="P70"><text:s text:c="3"/>{</text:p>
      <text:p text:style-name="P70"><text:s text:c="6"/>mtype = FROM_MASTER;</text:p>
      <text:p text:style-name="P70"><text:s text:c="6"/>double t1 = MPI_Wtime();</text:p>
      <text:p text:style-name="P70"><text:s text:c="6"/>MPI_Recv(&amp;offset, 1, MPI_INT, 0, mtype, MPI_COMM_WORLD, &amp;status);</text:p>
      <text:p text:style-name="P70"><text:s text:c="6"/>MPI_Recv(&amp;rows, 1, MPI_INT, 0, mtype, MPI_COMM_WORLD, &amp;status);</text:p>
      <text:p text:style-name="P70"><text:s text:c="6"/>MPI_Recv(&amp;a, rows*32, MPI_DOUBLE, 0, mtype, MPI_COMM_WORLD, &amp;status);</text:p>
      <text:p text:style-name="P70"><text:s text:c="6"/>MPI_Recv(&amp;b, 32*N, MPI_DOUBLE, 0, mtype, MPI_COMM_WORLD, &amp;status);</text:p>
      <text:p text:style-name="P70"><text:s text:c="6"/>for (k=0; k&lt;N; k++)</text:p>
      <text:p text:style-name="P70"><text:s text:c="9"/>for (i=0; i&lt;rows; i++)</text:p>
      <text:p text:style-name="P70"><text:s text:c="9"/>{</text:p>
      <text:p text:style-name="P70"><text:s text:c="12"/>c[i][k] = 0.0;</text:p>
      <text:p text:style-name="P70"><text:s text:c="12"/>for (j=0; j&lt;32; j++)</text:p>
      <text:p text:style-name="P70"><text:s text:c="15"/>c[i][k] = c[i][k] + a[i][j] * b[j][k];</text:p>
      <text:p text:style-name="P70"><text:s text:c="9"/>}</text:p>
      <text:p text:style-name="P70"><text:s text:c="6"/>double t2 = MPI_Wtime();</text:p>
      <text:p text:style-name="P70"><text:s text:c="6"/>printf("\nTotal Run Time: %1.10f \n",myrank,(t2-t1));</text:p>
      <text:p text:style-name="P70"><text:s text:c="6"/>mtype = FROM_WORKER;</text:p>
      <text:p text:style-name="P70"><text:s text:c="6"/>MPI_Send(&amp;offset, 1, MPI_INT, 0, mtype, MPI_COMM_WORLD);</text:p>
      <text:p text:style-name="P70"><text:s text:c="6"/>MPI_Send(&amp;rows, 1, MPI_INT, 0, mtype, MPI_COMM_WORLD);</text:p>
      <text:p text:style-name="P70"><text:s text:c="6"/>MPI_Send(&amp;c, rows*N, MPI_DOUBLE, 0, mtype, MPI_COMM_WORLD);</text:p>
      <text:p text:style-name="P70"><text:s text:c="3"/>}</text:p>
      <text:p text:style-name="P70"><text:s text:c="3"/>MPI_Finalize();</text:p>
      <text:p text:style-name="P70">}</text:p>
      <text:p text:style-name="P21"/>
      <text:p text:style-name="P21"/>
      <text:p text:style-name="P21"><text:soft-page-break/>Output:</text:p>
      <text:p text:style-name="P71">Initializing arrays...</text:p>
      <text:p text:style-name="P71"/>
      <text:p text:style-name="P71">Total Run Time: 0.0002143140 </text:p>
      <text:p text:style-name="P71">Received results from task 1</text:p>
      <text:p text:style-name="P71">******************************************************</text:p>
      <text:p text:style-name="P71">Result Matrix:</text:p>
      <text:p text:style-name="P71"/>
      <text:p text:style-name="P71">10416.00 <text:s text:c="3"/>9920.00 <text:s text:c="3"/>9424.00 <text:s text:c="3"/>8928.00 <text:s text:c="2"/></text:p>
      <text:p text:style-name="P71">10912.00 <text:s text:c="2"/>10384.00 <text:s text:c="3"/>9856.00 <text:s text:c="3"/>9328.00 <text:s text:c="2"/></text:p>
      <text:p text:style-name="P71">11408.00 <text:s text:c="2"/>10848.00 <text:s text:c="2"/>10288.00 <text:s text:c="3"/>9728.00 <text:s text:c="2"/></text:p>
      <text:p text:style-name="P71">11904.00 <text:s text:c="2"/>11312.00 <text:s text:c="2"/>10720.00 <text:s text:c="2"/>10128.00 <text:s text:c="2"/></text:p>
      <text:p text:style-name="P71">******************************************************</text:p>
      <text:p text:style-name="P71">Done.</text:p>
      <text:p text:style-name="P71"/>
      <text:p text:style-name="P29"/>
      <text:p text:style-name="P85"><text:bookmark-start text:name="q6.2nonblockingp2p"/><text:span text:style-name="T34">b</text:span><text:span text:style-name="T35">) </text:span><text:span text:style-name="T34">Non-</text:span><text:span text:style-name="T35">Blocking P2P (point-to-point) communication</text:span><text:bookmark-end text:name="q6.2nonblockingp2p"/></text:p>
      <text:p text:style-name="P19"/>
      <text:p text:style-name="P91"><text:span text:style-name="T35">P</text:span><text:span text:style-name="T20">rogram:</text:span></text:p>
      <text:p text:style-name="P23"/>
      <text:p text:style-name="P91">#include &lt;stdio.h&gt;</text:p>
      <text:p text:style-name="P92">#include &lt;stdlib.h&gt;</text:p>
      <text:p text:style-name="P91">#include &lt;mpi.h&gt;</text:p>
      <text:p text:style-name="P91">#define FROM_MASTER 1 <text:tab/><text:tab/>//tag for messages sent from master to slaves</text:p>
      <text:p text:style-name="P91">#define FROM_WORKER 4 <text:tab/>//tag for messages sent from slaves to master</text:p>
      <text:p text:style-name="P91"/>
      <text:p text:style-name="P91">int main(int argc, char *argv[])</text:p>
      <text:p text:style-name="P91">{</text:p>
      <text:p text:style-name="P91"><text:s text:c="3"/>int N = atoi(argv[1]); /* Taking input from command line*/</text:p>
      <text:p text:style-name="P91"><text:s text:c="3"/>int myrank, size, i, j, k, rc, low_bound, upper_bound, portion;</text:p>
      <text:p text:style-name="P91"><text:s text:c="3"/>double a[N][32], b[32][N], c[N][N];</text:p>
      <text:p text:style-name="P91"><text:s text:c="3"/>double t1, t2;</text:p>
      <text:p text:style-name="P91"><text:s text:c="3"/>MPI_Status status; <text:s text:c="21"/>// store status of a MPI_Recv</text:p>
      <text:p text:style-name="P91"><text:s text:c="3"/>MPI_Request request; <text:s text:c="19"/>//capture request of a MPI_Isend</text:p>
      <text:p text:style-name="P91"><text:s text:c="3"/>MPI_Init(&amp;argc, &amp;argv); <text:s text:c="16"/>//initialize MPI operations</text:p>
      <text:p text:style-name="P91"><text:s text:c="3"/>MPI_Comm_rank(MPI_COMM_WORLD, &amp;myrank); //get the myrank</text:p>
      <text:p text:style-name="P91"><text:s text:c="3"/>MPI_Comm_size(MPI_COMM_WORLD, &amp;size); <text:s text:c="2"/>//get number of processes</text:p>
      <text:p text:style-name="P91"><text:s text:c="3"/>if (size &lt; 2)</text:p>
      <text:p text:style-name="P91"><text:s text:c="3"/>{</text:p>
      <text:p text:style-name="P91"><text:s text:c="6"/>printf("Need at least two MPI processes. Quitting...\n");</text:p>
      <text:p text:style-name="P91"><text:s text:c="6"/>MPI_Abort(MPI_COMM_WORLD, rc);</text:p>
      <text:p text:style-name="P91"><text:s text:c="6"/>exit(1);</text:p>
      <text:p text:style-name="P91"><text:s text:c="3"/>}</text:p>
      <text:p text:style-name="P91"><text:soft-page-break/><text:s text:c="3"/>/* master initializes work*/</text:p>
      <text:p text:style-name="P91"><text:s text:c="3"/>if (myrank == 0)</text:p>
      <text:p text:style-name="P91"><text:s text:c="3"/>{</text:p>
      <text:p text:style-name="P91"><text:s text:c="6"/>for (i = 0; i &lt; N; i++)</text:p>
      <text:p text:style-name="P91"><text:s text:c="6"/>{</text:p>
      <text:p text:style-name="P91"><text:s text:c="9"/>printf("Initializing arrays...\n");</text:p>
      <text:p text:style-name="P91"><text:s text:c="9"/>for (j = 0; j &lt; 32; j++)</text:p>
      <text:p text:style-name="P91"><text:s text:c="9"/>{</text:p>
      <text:p text:style-name="P91"><text:s text:c="12"/>a[i][j] = i + j;</text:p>
      <text:p text:style-name="P91"><text:s text:c="9"/>}</text:p>
      <text:p text:style-name="P91"><text:s text:c="6"/>}</text:p>
      <text:p text:style-name="P91"><text:s text:c="6"/>for (i = 0; i &lt; 32; i++)</text:p>
      <text:p text:style-name="P91"><text:s text:c="6"/>{</text:p>
      <text:p text:style-name="P91"><text:s text:c="9"/>for (j = 0; j &lt; N; j++)</text:p>
      <text:p text:style-name="P91"><text:s text:c="9"/>{</text:p>
      <text:p text:style-name="P91"><text:s text:c="12"/>b[i][j] = i - j;</text:p>
      <text:p text:style-name="P91"><text:s text:c="9"/>}</text:p>
      <text:p text:style-name="P91"><text:s text:c="6"/>}</text:p>
      <text:p text:style-name="P91"><text:s text:c="6"/>t1 = MPI_Wtime();</text:p>
      <text:p text:style-name="P91"><text:s text:c="6"/>for (i = 1; i &lt; size; i++)</text:p>
      <text:p text:style-name="P91"><text:s text:c="6"/>{</text:p>
      <text:p text:style-name="P91"><text:s text:c="9"/>portion = (N / (size - 1));</text:p>
      <text:p text:style-name="P91"><text:s text:c="9"/>low_bound = (i - 1) * portion;</text:p>
      <text:p text:style-name="P91"><text:s text:c="9"/>if (((i + 1) == size) &amp;&amp; ((N % (size - 1)) != 0))</text:p>
      <text:p text:style-name="P91"><text:s text:c="9"/>{</text:p>
      <text:p text:style-name="P91"><text:s text:c="12"/>upper_bound = N;</text:p>
      <text:p text:style-name="P91"><text:s text:c="9"/>}</text:p>
      <text:p text:style-name="P91"><text:s text:c="9"/>else</text:p>
      <text:p text:style-name="P91"><text:s text:c="9"/>{</text:p>
      <text:p text:style-name="P91"><text:s text:c="12"/>upper_bound = low_bound + portion;</text:p>
      <text:p text:style-name="P91"><text:s text:c="9"/>}</text:p>
      <text:p text:style-name="P91"><text:s text:c="9"/>MPI_Isend(&amp;low_bound, 1, MPI_INT, i, FROM_MASTER, MPI_COMM_WORLD, &amp;request);</text:p>
      <text:p text:style-name="P91"><text:s text:c="9"/>MPI_Isend(&amp;upper_bound, 1, MPI_INT, i, FROM_MASTER + 1, MPI_COMM_WORLD, &amp;request);</text:p>
      <text:p text:style-name="P91"><text:s text:c="9"/>MPI_Isend(&amp;a[low_bound][0], (upper_bound - low_bound) * 32, MPI_DOUBLE, i, FROM_MASTER + 2, MPI_COMM_WORLD, &amp;request);</text:p>
      <text:p text:style-name="P91"><text:s text:c="6"/>}</text:p>
      <text:p text:style-name="P91"><text:s text:c="3"/>}</text:p>
      <text:p text:style-name="P91"><text:s text:c="3"/>MPI_Bcast(&amp;b, 32 * N, MPI_DOUBLE, 0, MPI_COMM_WORLD);</text:p>
      <text:p text:style-name="P91"/>
      <text:p text:style-name="P91"><text:s text:c="3"/>/* work done by slaves*/</text:p>
      <text:p text:style-name="P91"><text:s text:c="3"/>if (myrank &gt; 0)</text:p>
      <text:p text:style-name="P91"><text:soft-page-break/><text:s text:c="3"/>{</text:p>
      <text:p text:style-name="P91"><text:s text:c="6"/>MPI_Recv(&amp;low_bound, 1, MPI_INT, 0, FROM_MASTER, MPI_COMM_WORLD, &amp;status);</text:p>
      <text:p text:style-name="P91"><text:s text:c="6"/>MPI_Recv(&amp;upper_bound, 1, MPI_INT, 0, FROM_MASTER + 1, MPI_COMM_WORLD, &amp;status);</text:p>
      <text:p text:style-name="P91"><text:s text:c="6"/>MPI_Recv(&amp;a[low_bound][0], (upper_bound - low_bound) * 32, MPI_DOUBLE, 0, FROM_MASTER + 2, MPI_COMM_WORLD, &amp;status);</text:p>
      <text:p text:style-name="P91"><text:s text:c="6"/>for (i = low_bound; i &lt; upper_bound; i++)</text:p>
      <text:p text:style-name="P91"><text:s text:c="6"/>{</text:p>
      <text:p text:style-name="P91"><text:s text:c="9"/>for (j = 0; j &lt; N; j++)</text:p>
      <text:p text:style-name="P91"><text:s text:c="9"/>{</text:p>
      <text:p text:style-name="P91"><text:s text:c="12"/>for (k = 0; k &lt; 32; k++)</text:p>
      <text:p text:style-name="P91"><text:s text:c="12"/>{</text:p>
      <text:p text:style-name="P91"><text:s text:c="15"/>c[i][j] += (a[i][k] * b[k][j]);</text:p>
      <text:p text:style-name="P91"><text:s text:c="12"/>}</text:p>
      <text:p text:style-name="P91"><text:s text:c="9"/>}</text:p>
      <text:p text:style-name="P91"><text:s text:c="6"/>}</text:p>
      <text:p text:style-name="P91"/>
      <text:p text:style-name="P91"><text:s text:c="6"/>MPI_Isend(&amp;low_bound, 1, MPI_INT, 0, FROM_WORKER, MPI_COMM_WORLD, &amp;request);</text:p>
      <text:p text:style-name="P91"><text:s text:c="6"/>MPI_Isend(&amp;upper_bound, 1, MPI_INT, 0, FROM_WORKER + 1, MPI_COMM_WORLD, &amp;request);</text:p>
      <text:p text:style-name="P91"><text:s text:c="6"/>MPI_Isend(&amp;c[low_bound][0], (upper_bound - low_bound) * N, MPI_DOUBLE, 0, FROM_WORKER + 2, MPI_COMM_WORLD, &amp;request);</text:p>
      <text:p text:style-name="P91"><text:s text:c="3"/>}</text:p>
      <text:p text:style-name="P91"/>
      <text:p text:style-name="P91"><text:s text:c="3"/>/* master gathers processed work*/</text:p>
      <text:p text:style-name="P91"><text:s text:c="3"/>if (myrank == 0)</text:p>
      <text:p text:style-name="P91"><text:s text:c="3"/>{</text:p>
      <text:p text:style-name="P91"><text:s text:c="6"/>for (i = 1; i &lt; size; i++)</text:p>
      <text:p text:style-name="P91"><text:s text:c="6"/>{</text:p>
      <text:p text:style-name="P91"><text:s text:c="9"/>MPI_Recv(&amp;low_bound, 1, MPI_INT, i, FROM_WORKER, MPI_COMM_WORLD, &amp;status);</text:p>
      <text:p text:style-name="P91"><text:s text:c="9"/>MPI_Recv(&amp;upper_bound, 1, MPI_INT, i, FROM_WORKER + 1, MPI_COMM_WORLD, &amp;status);</text:p>
      <text:p text:style-name="P91"><text:s text:c="9"/>MPI_Recv(&amp;c[low_bound][0], (upper_bound - low_bound) * N, MPI_DOUBLE, i, FROM_WORKER + 2, MPI_COMM_WORLD, &amp;status);</text:p>
      <text:p text:style-name="P91"><text:s text:c="6"/>}</text:p>
      <text:p text:style-name="P91"><text:s text:c="6"/>t2 = MPI_Wtime();</text:p>
      <text:p text:style-name="P91"><text:s text:c="6"/>printf("\nTotal Run Time: %1.10f \n", myrank, (t2 - t1));</text:p>
      <text:p text:style-name="P91"><text:s text:c="6"/>/* Print results */</text:p>
      <text:p text:style-name="P91"><text:s text:c="6"/>printf("******************************************************\n");</text:p>
      <text:p text:style-name="P91"><text:s text:c="6"/>printf("Result Matrix:\n");</text:p>
      <text:p text:style-name="P91"><text:soft-page-break/><text:s text:c="6"/>for (i = 0; i &lt; N; i++)</text:p>
      <text:p text:style-name="P91"><text:s text:c="6"/>{</text:p>
      <text:p text:style-name="P91"><text:s text:c="9"/>printf("\n");</text:p>
      <text:p text:style-name="P91"><text:s text:c="9"/>for (j = 0; j &lt; N; j++)</text:p>
      <text:p text:style-name="P91"><text:s text:c="12"/>printf("%<text:span text:style-name="T80">8</text:span>.2f <text:s text:c="2"/>", c[i][j]);</text:p>
      <text:p text:style-name="P91"><text:s text:c="6"/>}</text:p>
      <text:p text:style-name="P91"><text:s text:c="6"/>printf("\n******************************************************\n");</text:p>
      <text:p text:style-name="P91"><text:s text:c="6"/>printf("Done.\n");</text:p>
      <text:p text:style-name="P91"><text:s text:c="3"/>}</text:p>
      <text:p text:style-name="P91"><text:s text:c="3"/>MPI_Finalize();</text:p>
      <text:p text:style-name="P91"><text:s text:c="3"/>return 0;</text:p>
      <text:p text:style-name="P91">}</text:p>
      <text:p text:style-name="P91"/>
      <text:p text:style-name="P22">Output:</text:p>
      <text:p text:style-name="P22"/>
      <text:p text:style-name="P72">Initializing arrays...</text:p>
      <text:p text:style-name="P72"/>
      <text:p text:style-name="P72">Total Run Time: 0.0000402780 </text:p>
      <text:p text:style-name="P72">******************************************************</text:p>
      <text:p text:style-name="P72">Result Matrix:</text:p>
      <text:p text:style-name="P72"/>
      <text:p text:style-name="P72">10416.00 <text:s text:c="3"/>9920.00 <text:s text:c="3"/>9424.00 <text:s text:c="3"/>8928.00 <text:s text:c="2"/></text:p>
      <text:p text:style-name="P72">10912.00 <text:s text:c="2"/>10384.00 <text:s text:c="3"/>9856.00 <text:s text:c="3"/>9328.00 <text:s text:c="2"/></text:p>
      <text:p text:style-name="P72">11408.00 <text:s text:c="2"/>10848.00 <text:s text:c="2"/>10288.00 <text:s text:c="3"/>9728.00 <text:s text:c="2"/></text:p>
      <text:p text:style-name="P72">11904.00 <text:s text:c="2"/>11312.00 <text:s text:c="2"/>10720.00 <text:s text:c="2"/>10128.00 <text:s text:c="2"/></text:p>
      <text:p text:style-name="P72">******************************************************</text:p>
      <text:p text:style-name="P72">Done.</text:p>
      <text:p text:style-name="P72"/>
      <text:p text:style-name="P72"/>
      <text:p text:style-name="P30"/>
      <text:p text:style-name="P157"><text:bookmark-start text:name="q6.3collectivecom"/><text:span text:style-name="T36">c</text:span><text:span text:style-name="T35">) </text:span><text:span text:style-name="T36">Collective</text:span><text:span text:style-name="T35"> communication</text:span><text:bookmark-end text:name="q6.3collectivecom"/></text:p>
      <text:p text:style-name="P20"/>
      <text:p text:style-name="P93"><text:span text:style-name="T35">P</text:span><text:span text:style-name="T20">rogram:</text:span></text:p>
      <text:p text:style-name="P24"/>
      <text:p text:style-name="P74">#include &lt;stdio.h&gt;</text:p>
      <text:p text:style-name="P74">#include &lt;math.h&gt;</text:p>
      <text:p text:style-name="P74">#include &lt;sys/time.h&gt;</text:p>
      <text:p text:style-name="P74">#include &lt;stdlib.h&gt;</text:p>
      <text:p text:style-name="P74">#include &lt;stddef.h&gt;</text:p>
      <text:p text:style-name="P74">#include "mpi.h"</text:p>
      <text:p text:style-name="P74">int main(int argc, char *argv[])</text:p>
      <text:p text:style-name="P74">{</text:p>
      <text:p text:style-name="P74"><text:s text:c="3"/>int i, j, k, rc, myrank, size, tag = 99;</text:p>
      <text:p text:style-name="P74"><text:s text:c="3"/>int sum = 0;</text:p>
      <text:p text:style-name="P74"><text:s text:c="3"/>int N=atoi(argv[1]); <text:s text:c="4"/>/* Taking input from command line*/</text:p>
      <text:p text:style-name="P74"><text:s text:c="3"/></text:p>
      <text:p text:style-name="P74"><text:s text:c="3"/>MPI_Init(&amp;argc, &amp;argv);</text:p>
      <text:p text:style-name="P74"><text:s text:c="3"/>MPI_Comm_size(MPI_COMM_WORLD, &amp;size);</text:p>
      <text:p text:style-name="P74"><text:s text:c="3"/>MPI_Comm_rank(MPI_COMM_WORLD, &amp;myrank);</text:p>
      <text:p text:style-name="P74"><text:s text:c="3"/>int from = myrank * (N*32)/size;</text:p>
      <text:p text:style-name="P74"><text:s text:c="3"/>int to = (myrank+1) * (N*32)/size;</text:p>
      <text:p text:style-name="P74"><text:s text:c="3"/>double aa[N * 32 / size], cc[N *N];</text:p>
      <text:p text:style-name="P74"><text:s text:c="3"/>double a[N][32],b[32][N];</text:p>
      <text:p text:style-name="P74"><text:s text:c="3"/>double c[N][N];</text:p>
      <text:p text:style-name="P74"><text:s text:c="3"/>if (size &lt; 2)</text:p>
      <text:p text:style-name="P74"><text:s text:c="3"/>{</text:p>
      <text:p text:style-name="P74"><text:s text:c="6"/>printf("Need at least two MPI processes. Quitting...\n");</text:p>
      <text:p text:style-name="P74"><text:s text:c="6"/>MPI_Abort(MPI_COMM_WORLD, rc);</text:p>
      <text:p text:style-name="P74"><text:s text:c="6"/>exit(1);</text:p>
      <text:p text:style-name="P74"><text:s text:c="3"/>}</text:p>
      <text:p text:style-name="P74"><text:s text:c="3"/>double t1 = MPI_Wtime();</text:p>
      <text:p text:style-name="P74"><text:s text:c="3"/>if(myrank==0)</text:p>
      <text:p text:style-name="P74"><text:s text:c="3"/>{</text:p>
      <text:p text:style-name="P74"><text:s text:c="5"/></text:p>
      <text:p text:style-name="P74"><text:s text:c="3"/>printf("Initializing arrays...\n");</text:p>
      <text:p text:style-name="P74"><text:s text:c="3"/>for (int i = 0; i &lt; N; i++)</text:p>
      <text:p text:style-name="P74"><text:s text:c="3"/>{</text:p>
      <text:p text:style-name="P74"><text:s text:c="6"/>for (int j = 0; j &lt; 32; j++)</text:p>
      <text:p text:style-name="P74"><text:s text:c="6"/>{</text:p>
      <text:p text:style-name="P74"><text:s text:c="9"/>a[i][j] = i + j;</text:p>
      <text:p text:style-name="P74"><text:s text:c="6"/>}</text:p>
      <text:p text:style-name="P74"><text:s text:c="3"/>}</text:p>
      <text:p text:style-name="P74"><text:s text:c="3"/>for (int i = 0; i &lt; 32; i++)</text:p>
      <text:p text:style-name="P74"><text:soft-page-break/><text:s text:c="3"/>{</text:p>
      <text:p text:style-name="P74"><text:s text:c="6"/>for (int j = 0; j &lt; N; j++)</text:p>
      <text:p text:style-name="P74"><text:s text:c="6"/>{</text:p>
      <text:p text:style-name="P74"><text:s text:c="9"/>b[i][j] = i - j;</text:p>
      <text:p text:style-name="P74"><text:s text:c="6"/>}</text:p>
      <text:p text:style-name="P74"><text:s text:c="3"/>}</text:p>
      <text:p text:style-name="P74"><text:s text:c="3"/>}</text:p>
      <text:p text:style-name="P74"><text:s text:c="3"/>//scatter rows of first matrix to different processes</text:p>
      <text:p text:style-name="P74"><text:s text:c="3"/>MPI_Scatter(&amp;a, N * 32/size, MPI_INT, &amp;aa, N * 32/size, MPI_INT, 0, MPI_COMM_WORLD);</text:p>
      <text:p text:style-name="P74"/>
      <text:p text:style-name="P74"><text:s text:c="3"/>//broadcast second matrix to all processes</text:p>
      <text:p text:style-name="P74"><text:s text:c="3"/>MPI_Bcast(&amp;b, 32 * N, MPI_INT, 0, MPI_COMM_WORLD);</text:p>
      <text:p text:style-name="P74"/>
      <text:p text:style-name="P74"><text:s text:c="3"/>MPI_Barrier(MPI_COMM_WORLD);</text:p>
      <text:p text:style-name="P74"/>
      <text:p text:style-name="P74"><text:s text:c="3"/>//performing vector multiplication by all processes</text:p>
      <text:p text:style-name="P74"><text:s text:c="3"/>for (i = 0; i &lt; N; i++)</text:p>
      <text:p text:style-name="P74"><text:s text:c="3"/>{</text:p>
      <text:p text:style-name="P74"><text:s text:c="6"/>for (j = 0; j &lt; 32; j++)</text:p>
      <text:p text:style-name="P74"><text:s text:c="6"/>{</text:p>
      <text:p text:style-name="P74"><text:s text:c="9"/>sum = sum + aa[j] * b[j][i]; </text:p>
      <text:p text:style-name="P74"><text:s text:c="6"/>}</text:p>
      <text:p text:style-name="P74"><text:s text:c="6"/>cc[i] = sum;</text:p>
      <text:p text:style-name="P74"><text:s text:c="6"/>sum = 0.00;</text:p>
      <text:p text:style-name="P74"><text:s text:c="3"/>}</text:p>
      <text:p text:style-name="P74"><text:s text:c="3"/>for (i = 0; i &lt; N; i++) <text:tab/>// for each row of A</text:p>
      <text:p text:style-name="P74"><text:tab/>{</text:p>
      <text:p text:style-name="P74"><text:s text:c="6"/>for (j = 0; j &lt; N; j++) <text:s/><text:tab/>// for each column of B</text:p>
      <text:p text:style-name="P74"><text:tab/><text:tab/>{</text:p>
      <text:p text:style-name="P74"><text:s text:c="9"/>c[i][j] = 0;</text:p>
      <text:p text:style-name="P74"><text:tab/><text:tab/><text:tab/>for (k = 0; k &lt; 32; k++)</text:p>
      <text:p text:style-name="P74"><text:tab/><text:tab/><text:tab/>{</text:p>
      <text:p text:style-name="P74"><text:s text:c="12"/>c[i][j] = c[i][j] + a[i][k] * b[k][j];</text:p>
      <text:p text:style-name="P74"><text:s text:c="9"/>}</text:p>
      <text:p text:style-name="P74"><text:s text:c="6"/>}</text:p>
      <text:p text:style-name="P74"><text:s text:c="3"/>}</text:p>
      <text:p text:style-name="P74"><text:s text:c="3"/>MPI_Gather(cc, N * N/size, MPI_INT, c, N * N, MPI_INT, 0, MPI_COMM_WORLD);</text:p>
      <text:p text:style-name="P74"><text:s text:c="3"/>double t2 = MPI_Wtime();</text:p>
      <text:p text:style-name="P74"><text:s text:c="3"/>printf("\nTotal Run Time of process %d : %1.10f \n", myrank, (t2 - t1));</text:p>
      <text:p text:style-name="P74"><text:s text:c="3"/>MPI_Barrier(MPI_COMM_WORLD);</text:p>
      <text:p text:style-name="P74"><text:s text:c="3"/>MPI_Finalize();</text:p>
      <text:p text:style-name="P74"><text:soft-page-break/><text:s text:c="3"/>if (myrank == 0)</text:p>
      <text:p text:style-name="P74"><text:s text:c="3"/>{</text:p>
      <text:p text:style-name="P74"><text:s text:c="6"/>printf("******************************************************\n");</text:p>
      <text:p text:style-name="P74"><text:s text:c="6"/>printf("Result Matrix:\n");</text:p>
      <text:p text:style-name="P74"><text:s text:c="6"/>for (i = 0; i &lt; N; i++)</text:p>
      <text:p text:style-name="P74"><text:s text:c="6"/>{</text:p>
      <text:p text:style-name="P74"><text:s text:c="9"/>printf("\n");</text:p>
      <text:p text:style-name="P74"><text:s text:c="9"/>for (j = 0; j &lt; N; j++)</text:p>
      <text:p text:style-name="P74"><text:s text:c="12"/>printf("%1.2f <text:s text:c="2"/>", c[i][j]);</text:p>
      <text:p text:style-name="P74"><text:s text:c="6"/>}</text:p>
      <text:p text:style-name="P74"><text:s text:c="6"/>printf("\n******************************************************\n");</text:p>
      <text:p text:style-name="P74"><text:s text:c="6"/>printf("Done.\n");</text:p>
      <text:p text:style-name="P74"><text:s text:c="3"/>}</text:p>
      <text:p text:style-name="P74"><text:s text:c="3"/>return 0;</text:p>
      <text:p text:style-name="P74">}</text:p>
      <text:p text:style-name="P74"/>
      <text:p text:style-name="P25">Output:</text:p>
      <text:p text:style-name="P25"/>
      <text:p text:style-name="P73">Initializing arrays...</text:p>
      <text:p text:style-name="P73"/>
      <text:p text:style-name="P73">Total Run Time of process 0 : 0.0000698900 </text:p>
      <text:p text:style-name="P73">Total Run Time of process 1 : 0.0001003040 </text:p>
      <text:p text:style-name="P73">******************************************************</text:p>
      <text:p text:style-name="P73">Result Matrix:</text:p>
      <text:p text:style-name="P73"/>
      <text:p text:style-name="P73">10416.00 <text:s text:c="3"/>9920.00 <text:s text:c="3"/>9424.00 <text:s text:c="3"/>8928.00 <text:s text:c="2"/></text:p>
      <text:p text:style-name="P73">10912.00 <text:s text:c="2"/>10384.00 <text:s text:c="3"/>9856.00 <text:s text:c="3"/>9328.00 <text:s text:c="2"/></text:p>
      <text:p text:style-name="P73">11408.00 <text:s text:c="2"/>10848.00 <text:s text:c="2"/>10288.00 <text:s text:c="3"/>9728.00 <text:s text:c="2"/></text:p>
      <text:p text:style-name="P73">11904.00 <text:s text:c="2"/>11312.00 <text:s text:c="2"/>10720.00 <text:s text:c="2"/>10128.00 <text:s text:c="2"/></text:p>
      <text:p text:style-name="P73">******************************************************</text:p>
      <text:p text:style-name="P73">Done.</text:p>
      <text:p text:style-name="P26"/>
      <text:p text:style-name="P26"/>
      <text:p text:style-name="P152"><text:bookmark-start text:name="q7"/>Q7. Write a MPI program to compute π <text:s/>MPI _Bcast and MPI _Reduce. Compare execution time <text:span text:style-name="T72">f</text:span>or Serial code and Parallel code.<text:bookmark-end text:name="q7"/></text:p>
      <text:p text:style-name="P7">Program:</text:p>
      <text:p text:style-name="P56">#include &lt;stdio.h&gt;</text:p>
      <text:p text:style-name="P56">#include &lt;stdlib.h&gt;</text:p>
      <text:p text:style-name="P56">#include &lt;mpi.h&gt;</text:p>
      <text:p text:style-name="P56"/>
      <text:p text:style-name="P84"><text:span text:style-name="T9">double f</text:span><text:span text:style-name="T10">X</text:span><text:span text:style-name="T9">(double x)</text:span></text:p>
      <text:p text:style-name="P56">{</text:p>
      <text:p text:style-name="P56"><text:s text:c="3"/>return (4 / (1 + (x * x)));</text:p>
      <text:p text:style-name="P56">}</text:p>
      <text:p text:style-name="P56"/>
      <text:p text:style-name="P84"><text:span text:style-name="T9">double f</text:span><text:span text:style-name="T10">Y</text:span><text:span text:style-name="T9">(double y1, double y2, double h)</text:span></text:p>
      <text:p text:style-name="P56">{</text:p>
      <text:p text:style-name="P56"><text:s text:c="3"/>return (0.5 * h * (y1 + y2));</text:p>
      <text:p text:style-name="P56">}</text:p>
      <text:p text:style-name="P56"/>
      <text:p text:style-name="P56">int main(int argc, char *argv[])</text:p>
      <text:p text:style-name="P56">{</text:p>
      <text:p text:style-name="P56"><text:s text:c="3"/>int myrank, size;</text:p>
      <text:p text:style-name="P56"><text:s text:c="3"/>MPI_Init(&amp;argc, &amp;argv);</text:p>
      <text:p text:style-name="P56"><text:s text:c="3"/>MPI_Comm_size(MPI_COMM_WORLD, &amp;size);</text:p>
      <text:p text:style-name="P56"><text:s text:c="3"/>MPI_Comm_rank(MPI_COMM_WORLD, &amp;myrank);</text:p>
      <text:p text:style-name="P56"><text:s text:c="3"/>int N=atoi(argv[1]); <text:s/>// tanking input from command line</text:p>
      <text:p text:style-name="P56"><text:s text:c="3"/>double lsum = 0;</text:p>
      <text:p text:style-name="P56"><text:s text:c="3"/>double I;</text:p>
      <text:p text:style-name="P56"><text:s text:c="3"/>MPI_Bcast(&amp;N, 1, MPI_INT, 0, MPI_COMM_WORLD);</text:p>
      <text:p text:style-name="P56"><text:s text:c="3"/>MPI_Barrier(MPI_COMM_WORLD);</text:p>
      <text:p text:style-name="P56"><text:s text:c="3"/>int scattersize = (N / size);</text:p>
      <text:p text:style-name="P56"><text:s text:c="3"/>double X[N], x[scattersize], y[scattersize];</text:p>
      <text:p text:style-name="P56"><text:s text:c="3"/>double h = (1.00 / N);</text:p>
      <text:p text:style-name="P56"/>
      <text:p text:style-name="P56"><text:s text:c="3"/>if (myrank == 0)</text:p>
      <text:p text:style-name="P56"><text:s text:c="3"/>{</text:p>
      <text:p text:style-name="P56"><text:s text:c="6"/>for (int i = 0; i &lt; N; i++)</text:p>
      <text:p text:style-name="P56"><text:s text:c="6"/>{</text:p>
      <text:p text:style-name="P56"><text:s text:c="9"/>X[i] = (i * h);</text:p>
      <text:p text:style-name="P56"><text:s text:c="6"/>}</text:p>
      <text:p text:style-name="P56"><text:s text:c="3"/>}</text:p>
      <text:p text:style-name="P56"><text:s text:c="3"/>MPI_Scatter(&amp;X, scattersize, MPI_DOUBLE, &amp;x, scattersize, MPI_DOUBLE, 0, MPI_COMM_WORLD);</text:p>
      <text:p text:style-name="P56"><text:s text:c="3"/>double t1=MPI_Wtime();</text:p>
      <text:p text:style-name="P56"><text:s text:c="3"/>for (int i = 0; i &lt; scattersize; i++)</text:p>
      <text:p text:style-name="P56"><text:soft-page-break/><text:s text:c="3"/>{</text:p>
      <text:p text:style-name="P84"><text:span text:style-name="T9"><text:s text:c="6"/>y[i] = f</text:span><text:span text:style-name="T10">X</text:span><text:span text:style-name="T9">(x[i]);</text:span></text:p>
      <text:p text:style-name="P56"><text:s text:c="3"/>}</text:p>
      <text:p text:style-name="P56"/>
      <text:p text:style-name="P56"><text:s text:c="3"/>for (int i = 1; i &lt; scattersize; i++)</text:p>
      <text:p text:style-name="P56"><text:s text:c="3"/>{</text:p>
      <text:p text:style-name="P84"><text:span text:style-name="T9"><text:s text:c="6"/>lsum += f</text:span><text:span text:style-name="T10">Y</text:span><text:span text:style-name="T9">(y[i - 1], y[i], h);</text:span></text:p>
      <text:p text:style-name="P56"><text:s text:c="3"/>}</text:p>
      <text:p text:style-name="P56"><text:s text:c="3"/>double t2 = MPI_Wtime();</text:p>
      <text:p text:style-name="P56"><text:s text:c="3"/>printf("\nProcess: %d --&gt; Time Required to find it's part of Pi : %1.10f \n", myrank, (t2 - t1));</text:p>
      <text:p text:style-name="P56"><text:s text:c="3"/>MPI_Reduce(&amp;lsum, &amp;I, 1, MPI_DOUBLE, MPI_SUM, 0, MPI_COMM_WORLD);</text:p>
      <text:p text:style-name="P56"><text:s text:c="3"/>double t3 = MPI_Wtime();</text:p>
      <text:p text:style-name="P56"><text:s text:c="3"/>MPI_Barrier(MPI_COMM_WORLD);</text:p>
      <text:p text:style-name="P56"><text:s text:c="3"/>if (myrank == 0 <text:span text:style-name="T86">&amp;&amp; size&gt;1</text:span>)</text:p>
      <text:p text:style-name="P56"><text:s text:c="3"/>{</text:p>
      <text:p text:style-name="P56"><text:s text:c="6"/>printf("\nProcess: %d --&gt; Time Required to Perform final Reduce : %1.10f \n", myrank, (t3 - t2));</text:p>
      <text:p text:style-name="P56"><text:s text:c="6"/>printf("Value of 'pi' for %d intervals is : \n%1.25f\n", N, I);</text:p>
      <text:p text:style-name="P56"><text:s text:c="3"/>}</text:p>
      <text:p text:style-name="P56"/>
      <text:p text:style-name="P56"><text:s text:c="3"/>MPI_Finalize();</text:p>
      <text:p text:style-name="P56"/>
      <text:p text:style-name="P56"><text:s text:c="3"/>return 0;</text:p>
      <text:p text:style-name="P56">}</text:p>
      <text:p text:style-name="P75"/>
      <text:p text:style-name="P5">Output:</text:p>
      <text:p text:style-name="P6"/>
      <text:p text:style-name="P83"><text:span text:style-name="T28">I) with n=</text:span><text:span text:style-name="T30">1</text:span><text:span text:style-name="T28"> (</text:span><text:span text:style-name="T29">Serial</text:span><text:span text:style-name="T28">) and steps = 50000</text:span></text:p>
      <text:p text:style-name="P53"/>
      <text:p text:style-name="P53">Process: 0 --&gt; Time Required to find it's part of Pi : 0.0009060140 </text:p>
      <text:p text:style-name="P53"/>
      <text:p text:style-name="P53">Value of 'pi' for 50000 intervals is : </text:p>
      <text:p text:style-name="P53">3.1415526531231274809385923</text:p>
      <text:p text:style-name="P5"/>
      <text:p text:style-name="P5">II) with n=2 (Parallel) and steps = 50000</text:p>
      <text:p text:style-name="P53"/>
      <text:p text:style-name="P53">Process: 0 --&gt; Time Required to find it's part of Pi : 0.0004047490 </text:p>
      <text:p text:style-name="P53"/>
      <text:p text:style-name="P53">Process: 0 --&gt; Time Required to Perform final Reduce : 0.0000293980 </text:p>
      <text:p text:style-name="P53">Value of 'pi' for 50000 intervals is : </text:p>
      <text:p text:style-name="P53"/>
      <text:p text:style-name="P53"><text:soft-page-break/>Process: 1 --&gt; Time Required to find it's part of Pi : 0.0004101780 </text:p>
      <text:p text:style-name="P53">3.1414886526111134301686434</text:p>
      <text:p text:style-name="P53"/>
      <text:p text:style-name="P5"><text:span text:style-name="T82">I</text:span>II) with n=4 (Parallel) and steps = 50000</text:p>
      <text:p text:style-name="P5"/>
      <text:p text:style-name="P54"/>
      <text:p text:style-name="P54">Process: 1 --&gt; Time Required to find it's part of Pi : 0.0003446080 </text:p>
      <text:p text:style-name="P54"/>
      <text:p text:style-name="P54">Process: 0 --&gt; Time Required to find it's part of Pi : 0.0004116410 </text:p>
      <text:p text:style-name="P54"/>
      <text:p text:style-name="P54">Process: 0 --&gt; Time Required to Perform final Reduce : 0.0000337610 </text:p>
      <text:p text:style-name="P54">Value of 'pi' for 50000 intervals is : </text:p>
      <text:p text:style-name="P54">3.1413621576476415953038668</text:p>
      <text:p text:style-name="P54"/>
      <text:p text:style-name="P54">Process: 2 --&gt; Time Required to find it's part of Pi : 0.0003332160 </text:p>
      <text:p text:style-name="P54"/>
      <text:p text:style-name="P54">Process: 3 --&gt; Time Required to find it's part of Pi : 0.0003373560 </text:p>
      <text:p text:style-name="P54"/>
      <text:p text:style-name="P55"><text:span text:style-name="T20">Conclusion</text:span>: </text:p>
      <text:p text:style-name="P55"><text:tab/>From outputs it can be seen that, as number of processes increases the execution time goes on decreasing <text:span text:style-name="T83">and also error in value goes on increasing</text:span>.</text:p>
      <text:p text:style-name="P55"/>
      <text:p text:style-name="P55"/>
      <text:p text:style-name="P156">Q8. Write a MPI program to compute Dot Product.</text:p>
      <text:p text:style-name="P8"/>
      <text:p text:style-name="P8"><text:bookmark-start text:name="q8.1scatter"/>a) Each process gets an equal sized chunk of both the arrays (using MPI _Scatter).<text:bookmark-end text:name="q8.1scatter"/></text:p>
      <text:p text:style-name="P10"/>
      <text:p text:style-name="P10">Program:</text:p>
      <text:p text:style-name="P59">#include&lt;stdio.h&gt;</text:p>
      <text:p text:style-name="P59">#include&lt;stdlib.h&gt;</text:p>
      <text:p text:style-name="P59">#include&lt;mpi.h&gt;</text:p>
      <text:p text:style-name="P59">int dotProduct(int a[],int b[],int size)</text:p>
      <text:p text:style-name="P59">{</text:p>
      <text:p text:style-name="P59"><text:s text:c="4"/>int result=0;</text:p>
      <text:p text:style-name="P59"><text:s text:c="4"/>for(int i=0;i&lt;size;i++)</text:p>
      <text:p text:style-name="P59"><text:s text:c="4"/>{</text:p>
      <text:p text:style-name="P59"><text:s text:c="8"/>result+=a[i]*b[i];</text:p>
      <text:p text:style-name="P59"><text:s text:c="4"/>}</text:p>
      <text:p text:style-name="P59"><text:s text:c="4"/>return result;</text:p>
      <text:p text:style-name="P59">}</text:p>
      <text:p text:style-name="P59">void printArray(int arr[], int r, int myrank)</text:p>
      <text:p text:style-name="P59">{</text:p>
      <text:p text:style-name="P59"><text:s text:c="4"/>printf("Vector at process %d is ",myrank);</text:p>
      <text:p text:style-name="P59"><text:s text:c="4"/>for (int i = 0; i &lt;r; i++)</text:p>
      <text:p text:style-name="P59"><text:s text:c="4"/>{</text:p>
      <text:p text:style-name="P59"><text:s text:c="8"/>printf("%d <text:s/>", arr[i]);</text:p>
      <text:p text:style-name="P59"><text:s text:c="4"/>}</text:p>
      <text:p text:style-name="P59"><text:s text:c="4"/>printf("\n");</text:p>
      <text:p text:style-name="P59">}</text:p>
      <text:p text:style-name="P59">int main(int argc,char* argv[])</text:p>
      <text:p text:style-name="P59">{</text:p>
      <text:p text:style-name="P59"><text:s text:c="4"/>int size,myrank,gresult;</text:p>
      <text:p text:style-name="P59"><text:s text:c="4"/>int N=atoi(argv[1]); <text:s/>// tanking input from command line</text:p>
      <text:p text:style-name="P59"><text:s text:c="4"/>MPI_Init(&amp;argc,&amp;argv);</text:p>
      <text:p text:style-name="P59"><text:s text:c="4"/>MPI_Comm_size(MPI_COMM_WORLD,&amp;size);</text:p>
      <text:p text:style-name="P59"><text:s text:c="4"/>MPI_Comm_rank(MPI_COMM_WORLD,&amp;myrank);</text:p>
      <text:p text:style-name="P59"><text:s text:c="4"/>int scattersize,newsize;</text:p>
      <text:p text:style-name="P59"><text:s text:c="4"/>if((N%size)==0)</text:p>
      <text:p text:style-name="P59"><text:s text:c="4"/>{</text:p>
      <text:p text:style-name="P59"><text:s text:c="8"/>scattersize=(N/size);</text:p>
      <text:p text:style-name="P59"><text:s text:c="4"/>}</text:p>
      <text:p text:style-name="P59"><text:s text:c="4"/>else</text:p>
      <text:p text:style-name="P59"><text:s text:c="4"/>{</text:p>
      <text:p text:style-name="P59"><text:s text:c="8"/>scattersize=(N/size)+1;</text:p>
      <text:p text:style-name="P59"><text:s text:c="4"/>}</text:p>
      <text:p text:style-name="P59"><text:soft-page-break/><text:s text:c="4"/>newsize=scattersize*size;</text:p>
      <text:p text:style-name="P59"><text:s text:c="4"/>int a[newsize];</text:p>
      <text:p text:style-name="P59"><text:s text:c="4"/>int b[newsize];</text:p>
      <text:p text:style-name="P59"><text:s text:c="4"/>if(myrank==0)</text:p>
      <text:p text:style-name="P59"><text:s text:c="4"/>{</text:p>
      <text:p text:style-name="P59"><text:s text:c="8"/>for(int i=0;i&lt;newsize;i++)</text:p>
      <text:p text:style-name="P59"><text:s text:c="8"/>{</text:p>
      <text:p text:style-name="P59"><text:s text:c="12"/>if(i&lt;N)</text:p>
      <text:p text:style-name="P59"><text:s text:c="12"/>{</text:p>
      <text:p text:style-name="P59"><text:s text:c="12"/>a[i]=rand()%(N*2);</text:p>
      <text:p text:style-name="P59"><text:s text:c="12"/>b[i]=rand()%(N*2);</text:p>
      <text:p text:style-name="P59"><text:s text:c="12"/>}</text:p>
      <text:p text:style-name="P59"><text:s text:c="12"/>else</text:p>
      <text:p text:style-name="P59"><text:s text:c="12"/>{</text:p>
      <text:p text:style-name="P59"><text:s text:c="16"/>a[i]=0;</text:p>
      <text:p text:style-name="P59"><text:s text:c="16"/>b[i]=0;</text:p>
      <text:p text:style-name="P59"><text:s text:c="12"/>}</text:p>
      <text:p text:style-name="P59"><text:s text:c="8"/>}</text:p>
      <text:p text:style-name="P59"><text:s text:c="4"/>}</text:p>
      <text:p text:style-name="P59"><text:s text:c="4"/>MPI_Barrier(MPI_COMM_WORLD);</text:p>
      <text:p text:style-name="P59"><text:s text:c="4"/>int c[scattersize];</text:p>
      <text:p text:style-name="P59"><text:s text:c="4"/>int d[scattersize];</text:p>
      <text:p text:style-name="P59"><text:s text:c="4"/>MPI_Scatter(&amp;a,scattersize,MPI_INT,&amp;c,scattersize,MPI_INT,0,MPI_COMM_WORLD);</text:p>
      <text:p text:style-name="P59"><text:s text:c="4"/>MPI_Scatter(&amp;b,scattersize,MPI_INT,&amp;d,scattersize,MPI_INT,0,MPI_COMM_WORLD);</text:p>
      <text:p text:style-name="P59"><text:s text:c="4"/>double t1 = MPI_Wtime();</text:p>
      <text:p text:style-name="P59"><text:s text:c="4"/>int result=dotProduct(c,d,scattersize);</text:p>
      <text:p text:style-name="P59"><text:s text:c="4"/>double t2 = MPI_Wtime();</text:p>
      <text:p text:style-name="P59"><text:s text:c="4"/>printArray(c,scattersize,myrank);</text:p>
      <text:p text:style-name="P59"><text:s text:c="4"/>printArray(d,scattersize,myrank);</text:p>
      <text:p text:style-name="P59"><text:s text:c="4"/>printf("At process %d, dot product is %d.\n",myrank,result);</text:p>
      <text:p text:style-name="P59"><text:s text:c="4"/>printf("\nProcess: %d --&gt; Time Required to find it's part of dot product : %1.10f \n", myrank, (t2 - t1));</text:p>
      <text:p text:style-name="P59"><text:s text:c="4"/>MPI_Reduce(&amp;result,&amp;gresult,1,MPI_INT,MPI_SUM,0,MPI_COMM_WORLD);</text:p>
      <text:p text:style-name="P59"><text:s text:c="4"/>double t3 = MPI_Wtime();</text:p>
      <text:p text:style-name="P59"><text:s text:c="4"/>if(myrank==0)</text:p>
      <text:p text:style-name="P59"><text:s text:c="4"/>{</text:p>
      <text:p text:style-name="P59"><text:s text:c="8"/>// printf("\nFirst vector is ");</text:p>
      <text:p text:style-name="P59"><text:s text:c="8"/>// printArray(a,N);</text:p>
      <text:p text:style-name="P59"><text:s text:c="8"/>// printf("\n");</text:p>
      <text:p text:style-name="P59"><text:soft-page-break/><text:s text:c="8"/>// printf("\nSecond vector is ");</text:p>
      <text:p text:style-name="P59"><text:s text:c="8"/>// printArray(b,N);</text:p>
      <text:p text:style-name="P59"><text:s text:c="8"/>// printf("\n");</text:p>
      <text:p text:style-name="P59"><text:s text:c="8"/>printf("\nFinal dot product is %d.\n\n",gresult);</text:p>
      <text:p text:style-name="P59"><text:s text:c="8"/>printf("\nProcess: %d --&gt; Time Required to Perform final reduce: %1.10f \n", myrank, (t3 - t2));</text:p>
      <text:p text:style-name="P59"><text:s text:c="4"/>}</text:p>
      <text:p text:style-name="P59"><text:s text:c="4"/>MPI_Finalize();</text:p>
      <text:p text:style-name="P59"><text:s text:c="4"/>return 0; <text:s text:c="3"/></text:p>
      <text:p text:style-name="P59">}</text:p>
      <text:p text:style-name="P57"/>
      <text:p text:style-name="P9">Output:</text:p>
      <text:p text:style-name="P58">Vector at process 0 is 3 <text:s/>17 <text:s/>13 <text:s/>6 <text:s/>9 <text:s/></text:p>
      <text:p text:style-name="P58">Vector at process 0 is 6 <text:s/>15 <text:s/>15 <text:s/>12 <text:s/>1 <text:s/></text:p>
      <text:p text:style-name="P58">At process 0, dot product is 549.</text:p>
      <text:p text:style-name="P58"/>
      <text:p text:style-name="P58">Process: 0 --&gt; Time Required to find it's part of dot product : 0.0000001720 </text:p>
      <text:p text:style-name="P58"/>
      <text:p text:style-name="P58">Vector at process 1 is 2 <text:s/>10 <text:s/>3 <text:s/>0 <text:s/>12 <text:s/></text:p>
      <text:p text:style-name="P58">Vector at process 1 is 7 <text:s/>19 <text:s/>6 <text:s/>6 <text:s/>16 <text:s/></text:p>
      <text:p text:style-name="P58">At process 1, dot product is 414.</text:p>
      <text:p text:style-name="P58"/>
      <text:p text:style-name="P58">Process: 1 --&gt; Time Required to find it's part of dot product : 0.0000002450 </text:p>
      <text:p text:style-name="P58">Final dot product is 963.</text:p>
      <text:p text:style-name="P58"/>
      <text:p text:style-name="P58"/>
      <text:p text:style-name="P58">Process: 0 --&gt; Time Required to Perform final reduce: 0.0000503530 </text:p>
      <text:p text:style-name="P58"/>
      <text:p text:style-name="P58"/>
      <text:p text:style-name="P28"><text:bookmark-start text:name="q8.2scatterv"/>b) <text:s/>Each process gets an unequal sized chunk of both the arrays (using MPI_Scatterv).<text:bookmark-end text:name="q8.2scatterv"/></text:p>
      <text:p text:style-name="P11"/>
      <text:p text:style-name="P11">Program:</text:p>
      <text:p text:style-name="P60">#include&lt;stdio.h&gt;</text:p>
      <text:p text:style-name="P60">#include&lt;stdlib.h&gt;</text:p>
      <text:p text:style-name="P60">#include&lt;mpi.h&gt;</text:p>
      <text:p text:style-name="P60">#define N 10</text:p>
      <text:p text:style-name="P60">int dotProduct(int a[],int b[],int size)</text:p>
      <text:p text:style-name="P60">{</text:p>
      <text:p text:style-name="P60"><text:s text:c="4"/>int result=0;</text:p>
      <text:p text:style-name="P60"><text:s text:c="4"/>for(int i=0;i&lt;size;i++)</text:p>
      <text:p text:style-name="P60"><text:s text:c="4"/>{</text:p>
      <text:p text:style-name="P60"><text:s text:c="8"/>result+=a[i]*b[i];</text:p>
      <text:p text:style-name="P60"><text:soft-page-break/><text:s text:c="4"/>}</text:p>
      <text:p text:style-name="P60"><text:s text:c="4"/>return result;</text:p>
      <text:p text:style-name="P60">}</text:p>
      <text:p text:style-name="P60">void printArray(int arr[], int r,int myrank)</text:p>
      <text:p text:style-name="P60">{</text:p>
      <text:p text:style-name="P60"><text:s text:c="4"/>printf("Vector at process %d is ",myrank);</text:p>
      <text:p text:style-name="P60"><text:s text:c="4"/>for (int i = 0; i &lt;r; i++)</text:p>
      <text:p text:style-name="P60"><text:s text:c="4"/>{</text:p>
      <text:p text:style-name="P60"><text:s text:c="8"/>printf("%d <text:s/>", arr[i]);</text:p>
      <text:p text:style-name="P60"><text:s text:c="4"/>}</text:p>
      <text:p text:style-name="P60"><text:s text:c="4"/>printf("\n");</text:p>
      <text:p text:style-name="P60">}</text:p>
      <text:p text:style-name="P60">int main(int argv,char* argc[])</text:p>
      <text:p text:style-name="P60">{</text:p>
      <text:p text:style-name="P60"><text:s text:c="4"/>int size,myrank,gresult;</text:p>
      <text:p text:style-name="P60"><text:s text:c="4"/>int a[N],b[N];</text:p>
      <text:p text:style-name="P60"><text:s text:c="4"/>int sum=0,result=0;</text:p>
      <text:p text:style-name="P60"><text:s text:c="4"/>MPI_Init(&amp;argv,&amp;argc);</text:p>
      <text:p text:style-name="P60"><text:s text:c="4"/>MPI_Comm_size(MPI_COMM_WORLD,&amp;size);</text:p>
      <text:p text:style-name="P60"><text:s text:c="4"/>MPI_Comm_rank(MPI_COMM_WORLD,&amp;myrank);</text:p>
      <text:p text:style-name="P60"><text:s text:c="4"/>int sendcounts[]={4,6}; // Number of elements to be send to each processor</text:p>
      <text:p text:style-name="P60"><text:s text:c="4"/>int displs[]={0,4}; <text:s text:c="4"/>// relative to sendbuf from which to take the outgoing data to process i</text:p>
      <text:p text:style-name="P60"><text:s text:c="4"/>if (myrank == 0)</text:p>
      <text:p text:style-name="P60"><text:s text:c="4"/>{</text:p>
      <text:p text:style-name="P60"><text:s text:c="8"/>for (int i = 0; i &lt; N; i++)</text:p>
      <text:p text:style-name="P60"><text:s text:c="8"/>{</text:p>
      <text:p text:style-name="P60"><text:s text:c="12"/>a[i] = rand() % (N * 2);</text:p>
      <text:p text:style-name="P60"><text:s text:c="12"/>b[i] = rand() % (N * 2);</text:p>
      <text:p text:style-name="P60"><text:s text:c="8"/>}</text:p>
      <text:p text:style-name="P60"><text:s text:c="4"/>}</text:p>
      <text:p text:style-name="P60"><text:s text:c="4"/>MPI_Barrier(MPI_COMM_WORLD);</text:p>
      <text:p text:style-name="P60"><text:s text:c="4"/>int c[sendcounts[myrank]],d[sendcounts[myrank]];</text:p>
      <text:p text:style-name="P60"><text:s text:c="4"/>MPI_Scatterv(&amp;a,sendcounts,displs,MPI_INT,&amp;c,sendcounts[myrank],MPI_INT,0,MPI_COMM_WORLD);</text:p>
      <text:p text:style-name="P60"><text:s text:c="4"/>MPI_Scatterv(&amp;b,sendcounts,displs,MPI_INT,&amp;d,sendcounts[myrank],MPI_INT,0,MPI_COMM_WORLD);</text:p>
      <text:p text:style-name="P60"><text:s text:c="4"/>double t1 = MPI_Wtime();</text:p>
      <text:p text:style-name="P60"><text:s text:c="4"/>for(int i=0;i&lt;sendcounts[myrank];i++)</text:p>
      <text:p text:style-name="P60"><text:s text:c="4"/>{</text:p>
      <text:p text:style-name="P60"><text:s text:c="8"/>result+=c[i]*d[i];</text:p>
      <text:p text:style-name="P60"><text:soft-page-break/><text:s text:c="4"/>}</text:p>
      <text:p text:style-name="P60"><text:s text:c="4"/>double t2 = MPI_Wtime();</text:p>
      <text:p text:style-name="P60"><text:s text:c="4"/>printArray(c,sendcounts[myrank],myrank);</text:p>
      <text:p text:style-name="P60"><text:s text:c="4"/>printArray(d,sendcounts[myrank],myrank);</text:p>
      <text:p text:style-name="P60"><text:s text:c="4"/>printf("At process %d, dot product is %d.\n",myrank,result);</text:p>
      <text:p text:style-name="P60"><text:s text:c="4"/>printf("\nProcess: %d --&gt; Time Required to find it's part of dot product : %1.10f \n", myrank, (t2 - t1));</text:p>
      <text:p text:style-name="P60"><text:s text:c="4"/>MPI_Reduce(&amp;result,&amp;gresult,1,MPI_INT,MPI_SUM,0,MPI_COMM_WORLD);</text:p>
      <text:p text:style-name="P60"><text:s text:c="4"/>double t3 = MPI_Wtime();</text:p>
      <text:p text:style-name="P60"><text:s text:c="4"/>if(myrank==0)</text:p>
      <text:p text:style-name="P60"><text:s text:c="4"/>{</text:p>
      <text:p text:style-name="P60"><text:s text:c="8"/>// printf("\nFirst vector is ");</text:p>
      <text:p text:style-name="P60"><text:s text:c="8"/>// printArray(a,N);</text:p>
      <text:p text:style-name="P60"><text:s text:c="8"/>// printf("\n");</text:p>
      <text:p text:style-name="P60"><text:s text:c="8"/>// printf("\nSecond vector is ");</text:p>
      <text:p text:style-name="P60"><text:s text:c="8"/>// printArray(b,N);</text:p>
      <text:p text:style-name="P60"><text:s text:c="8"/>// printf("\n");</text:p>
      <text:p text:style-name="P60"><text:s text:c="8"/>printf("\nFinal dot product is %d.\n",gresult);</text:p>
      <text:p text:style-name="P60"><text:s text:c="8"/>printf("\nProcess: %d --&gt; Time Required to find it's part of dot product : %1.10f \n", myrank, (t3 - t2));</text:p>
      <text:p text:style-name="P60"><text:s text:c="4"/>}</text:p>
      <text:p text:style-name="P60"><text:s text:c="4"/>MPI_Finalize();</text:p>
      <text:p text:style-name="P60"><text:s text:c="4"/>return 0; <text:s text:c="3"/></text:p>
      <text:p text:style-name="P60">}</text:p>
      <text:p text:style-name="P11">Output:</text:p>
      <text:p text:style-name="P60">Vector at process 0 is 3 <text:s/>17 <text:s/>13 <text:s/>6 <text:s/></text:p>
      <text:p text:style-name="P60">Vector at process 0 is 6 <text:s/>15 <text:s/>15 <text:s/>12 <text:s/></text:p>
      <text:p text:style-name="P60">At process 0, dot product is 540.</text:p>
      <text:p text:style-name="P60"/>
      <text:p text:style-name="P60">Process: 0 --&gt; Time Required to find it's part of dot product : 0.0000001400 </text:p>
      <text:p text:style-name="P60"/>
      <text:p text:style-name="P60">Final dot product is 963.</text:p>
      <text:p text:style-name="P60">Vector at process 1 is 9 <text:s/>2 <text:s/>10 <text:s/>3 <text:s/>0 <text:s/>12 <text:s/></text:p>
      <text:p text:style-name="P60">Vector at process 1 is 1 <text:s/>7 <text:s/>19 <text:s/>6 <text:s/>6 <text:s/>16 <text:s/></text:p>
      <text:p text:style-name="P60">At process 1, dot product is 423.</text:p>
      <text:p text:style-name="P60"/>
      <text:p text:style-name="P60">Process: 1 --&gt; Time Required to find it's part of dot product : 0.0000001430 </text:p>
      <text:p text:style-name="P60"/>
      <text:p text:style-name="P60">Process: 0 --&gt; Time Required to find it's part of dot product : 0.0000508800</text:p>
      <text:p text:style-name="P60"/>
      <text:p text:style-name="P76"><draw:frame text:anchor-type="paragraph" draw:z-index="0" draw:name="Shape1" draw:style-name="gr1" draw:text-style-name="P170" svg:width="2.842cm" svg:height="1.616cm" svg:x="5.957cm" svg:y="0.074cm"><draw:text-box><text:p text:style-name="P169"><text:span text:style-name="T87">THE END</text:span></text:p></draw:text-box></draw:frame></text:p>
      <text:p text:style-name="P76">========================== <text:s/>THE END <text:s/>==========================</text:p>
      <text:p text:style-name="P77">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0.45pt double #000000" style:border-line-width="0.005cm 0.005cm 0.005cm" fo:padding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9:10:58.731471636</meta:creation-date>
    <dc:date>2020-12-22T20:18:07.013051885</dc:date>
    <meta:editing-duration>PT7H49M51S</meta:editing-duration>
    <meta:editing-cycles>304</meta:editing-cycles>
    <meta:generator>LibreOffice/6.4.7.2$Linux_X86_64 LibreOffice_project/40$Build-2</meta:generator>
    <meta:document-statistic meta:table-count="12" meta:image-count="0" meta:object-count="0" meta:page-count="43" meta:paragraph-count="1527" meta:word-count="6777" meta:character-count="47776" meta:non-whitespace-character-count="35419"/>
  </office:meta>
</office:document-meta>
</file>